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597in"/>
    </style:style>
    <style:style style:name="TableColumn3" style:family="table-column">
      <style:table-column-properties style:column-width="0.0062in"/>
    </style:style>
    <style:style style:name="TableColumn4" style:family="table-column">
      <style:table-column-properties style:column-width="6.9819in"/>
    </style:style>
    <style:style style:name="Table1" style:family="table" style:master-page-name="MP0">
      <style:table-properties style:width="7.9479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olumn8" style:family="table-column">
      <style:table-column-properties style:column-width="0.3819in"/>
    </style:style>
    <style:style style:name="TableColumn9" style:family="table-column">
      <style:table-column-properties style:column-width="0.0041in"/>
    </style:style>
    <style:style style:name="TableColumn10" style:family="table-column">
      <style:table-column-properties style:column-width="0.2291in"/>
    </style:style>
    <style:style style:name="Table7" style:family="table">
      <style:table-properties style:width="0.6152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Normal" style:family="paragraph">
      <style:paragraph-properties fo:break-before="page"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P2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olumn26" style:family="table-column">
      <style:table-column-properties style:column-width="0.0041in"/>
    </style:style>
    <style:style style:name="TableColumn27" style:family="table-column">
      <style:table-column-properties style:column-width="0.0763in"/>
    </style:style>
    <style:style style:name="TableColumn28" style:family="table-column">
      <style:table-column-properties style:column-width="0.0041in"/>
    </style:style>
    <style:style style:name="TableColumn29" style:family="table-column">
      <style:table-column-properties style:column-width="0.3055in"/>
    </style:style>
    <style:style style:name="Table25" style:family="table">
      <style:table-properties style:width="0.3902in" fo:margin-left="0.25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3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olumn47" style:family="table-column">
      <style:table-column-properties style:column-width="0.0041in"/>
    </style:style>
    <style:style style:name="TableColumn48" style:family="table-column">
      <style:table-column-properties style:column-width="0.3055in"/>
    </style:style>
    <style:style style:name="TableColumn49" style:family="table-column">
      <style:table-column-properties style:column-width="0.0763in"/>
    </style:style>
    <style:style style:name="TableColumn50" style:family="table-column">
      <style:table-column-properties style:column-width="2.7493in"/>
    </style:style>
    <style:style style:name="Table46" style:family="table">
      <style:table-properties style:width="3.1354in" fo:margin-left="0.5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6" style:family="table-cell">
      <style:table-cell-properties fo:border="none" style:writing-mode="lr-tb" fo:padding-top="0.0312in" fo:padding-left="0in" fo:padding-bottom="0.0312in" fo:padding-right="0in"/>
    </style:style>
    <style:style style:name="P5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Column68" style:family="table-column">
      <style:table-column-properties style:column-width="0.0041in"/>
    </style:style>
    <style:style style:name="TableColumn69" style:family="table-column">
      <style:table-column-properties style:column-width="0.4583in"/>
    </style:style>
    <style:style style:name="TableColumn70" style:family="table-column">
      <style:table-column-properties style:column-width="0.0763in"/>
    </style:style>
    <style:style style:name="TableColumn71" style:family="table-column">
      <style:table-column-properties style:column-width="0.4583in"/>
    </style:style>
    <style:style style:name="Table67" style:family="table">
      <style:table-properties style:width="0.9972in" fo:margin-left="0.5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7" style:family="table-cell">
      <style:table-cell-properties fo:border="none" style:writing-mode="lr-tb" fo:padding-top="0.0312in" fo:padding-left="0in" fo:padding-bottom="0.0312in" fo:padding-right="0in"/>
    </style:style>
    <style:style style:name="P7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TableColumn89" style:family="table-column">
      <style:table-column-properties style:column-width="0.0041in"/>
    </style:style>
    <style:style style:name="TableColumn90" style:family="table-column">
      <style:table-column-properties style:column-width="0.3819in"/>
    </style:style>
    <style:style style:name="TableColumn91" style:family="table-column">
      <style:table-column-properties style:column-width="0.0763in"/>
    </style:style>
    <style:style style:name="TableColumn92" style:family="table-column">
      <style:table-column-properties style:column-width="0.9166in"/>
    </style:style>
    <style:style style:name="Table88" style:family="table">
      <style:table-properties style:width="1.3791in" fo:margin-left="0.5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8" style:family="table-cell">
      <style:table-cell-properties fo:border="none" style:writing-mode="lr-tb" fo:padding-top="0.0312in" fo:padding-left="0in" fo:padding-bottom="0.0312in" fo:padding-right="0in"/>
    </style:style>
    <style:style style:name="P9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TableColumn110" style:family="table-column">
      <style:table-column-properties style:column-width="0.0041in"/>
    </style:style>
    <style:style style:name="TableColumn111" style:family="table-column">
      <style:table-column-properties style:column-width="0.3055in"/>
    </style:style>
    <style:style style:name="TableColumn112" style:family="table-column">
      <style:table-column-properties style:column-width="0.0763in"/>
    </style:style>
    <style:style style:name="TableColumn113" style:family="table-column">
      <style:table-column-properties style:column-width="3.4368in"/>
    </style:style>
    <style:style style:name="Table109" style:family="table">
      <style:table-properties style:width="3.8229in" fo:margin-left="0.5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9" style:family="table-cell">
      <style:table-cell-properties fo:border="none" style:writing-mode="lr-tb" fo:padding-top="0.0312in" fo:padding-left="0in" fo:padding-bottom="0.0312in" fo:padding-right="0in"/>
    </style:style>
    <style:style style:name="P12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TableColumn131" style:family="table-column">
      <style:table-column-properties style:column-width="0.0041in"/>
    </style:style>
    <style:style style:name="TableColumn132" style:family="table-column">
      <style:table-column-properties style:column-width="0.3819in"/>
    </style:style>
    <style:style style:name="TableColumn133" style:family="table-column">
      <style:table-column-properties style:column-width="0.0763in"/>
    </style:style>
    <style:style style:name="TableColumn134" style:family="table-column">
      <style:table-column-properties style:column-width="0.2291in"/>
    </style:style>
    <style:style style:name="Table130" style:family="table">
      <style:table-properties style:width="0.6916in" fo:margin-left="0.5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0" style:family="table-cell">
      <style:table-cell-properties fo:border="none" style:writing-mode="lr-tb" fo:padding-top="0.0312in" fo:padding-left="0in" fo:padding-bottom="0.0312in" fo:padding-right="0in"/>
    </style:style>
    <style:style style:name="P14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TableColumn152" style:family="table-column">
      <style:table-column-properties style:column-width="0.0041in"/>
    </style:style>
    <style:style style:name="TableColumn153" style:family="table-column">
      <style:table-column-properties style:column-width="0.4583in"/>
    </style:style>
    <style:style style:name="TableColumn154" style:family="table-column">
      <style:table-column-properties style:column-width="0.0763in"/>
    </style:style>
    <style:style style:name="TableColumn155" style:family="table-column">
      <style:table-column-properties style:column-width="0.2291in"/>
    </style:style>
    <style:style style:name="Table151" style:family="table">
      <style:table-properties style:width="0.768in" fo:margin-left="0.5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P1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1" style:family="table-cell">
      <style:table-cell-properties fo:border="none" style:writing-mode="lr-tb" fo:padding-top="0.0312in" fo:padding-left="0in" fo:padding-bottom="0.0312in" fo:padding-right="0in"/>
    </style:style>
    <style:style style:name="P16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TableColumn173" style:family="table-column">
      <style:table-column-properties style:column-width="0.0041in"/>
    </style:style>
    <style:style style:name="TableColumn174" style:family="table-column">
      <style:table-column-properties style:column-width="1.1458in"/>
    </style:style>
    <style:style style:name="TableColumn175" style:family="table-column">
      <style:table-column-properties style:column-width="0.0763in"/>
    </style:style>
    <style:style style:name="TableColumn176" style:family="table-column">
      <style:table-column-properties style:column-width="1.5277in"/>
    </style:style>
    <style:style style:name="Table172" style:family="table">
      <style:table-properties style:width="2.7541in" fo:margin-left="0.5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2" style:family="table-cell">
      <style:table-cell-properties fo:border="none" style:writing-mode="lr-tb" fo:padding-top="0.0312in" fo:padding-left="0in" fo:padding-bottom="0.0312in" fo:padding-right="0in"/>
    </style:style>
    <style:style style:name="P18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P1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2" style:family="table-cell">
      <style:table-cell-properties fo:border="none" style:writing-mode="lr-tb" fo:padding-top="0in" fo:padding-left="0in" fo:padding-bottom="0in" fo:padding-right="0in"/>
    </style:style>
    <style:style style:name="TableColumn194" style:family="table-column">
      <style:table-column-properties style:column-width="0.0041in"/>
    </style:style>
    <style:style style:name="TableColumn195" style:family="table-column">
      <style:table-column-properties style:column-width="1.2222in"/>
    </style:style>
    <style:style style:name="TableColumn196" style:family="table-column">
      <style:table-column-properties style:column-width="0.0763in"/>
    </style:style>
    <style:style style:name="TableColumn197" style:family="table-column">
      <style:table-column-properties style:column-width="0.0763in"/>
    </style:style>
    <style:style style:name="Table193" style:family="table">
      <style:table-properties style:width="1.3791in" fo:margin-left="0.5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P20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3" style:family="table-cell">
      <style:table-cell-properties fo:border="none" style:writing-mode="lr-tb" fo:padding-top="0.0312in" fo:padding-left="0in" fo:padding-bottom="0.0312in" fo:padding-right="0in"/>
    </style:style>
    <style:style style:name="P20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P2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P2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3" style:family="table-cell">
      <style:table-cell-properties fo:border="none" style:writing-mode="lr-tb" fo:padding-top="0in" fo:padding-left="0in" fo:padding-bottom="0in" fo:padding-right="0in"/>
    </style:style>
    <style:style style:name="TableColumn215" style:family="table-column">
      <style:table-column-properties style:column-width="0.0041in"/>
    </style:style>
    <style:style style:name="TableColumn216" style:family="table-column">
      <style:table-column-properties style:column-width="1.2986in"/>
    </style:style>
    <style:style style:name="TableColumn217" style:family="table-column">
      <style:table-column-properties style:column-width="0.0763in"/>
    </style:style>
    <style:style style:name="TableColumn218" style:family="table-column">
      <style:table-column-properties style:column-width="0.3819in"/>
    </style:style>
    <style:style style:name="Table214" style:family="table">
      <style:table-properties style:width="1.7611in" fo:margin-left="0.5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fo:padding-top="0in" fo:padding-left="0in" fo:padding-bottom="0in" fo:padding-right="0in"/>
    </style:style>
    <style:style style:name="P22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P22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24" style:family="table-cell">
      <style:table-cell-properties fo:border="none" style:writing-mode="lr-tb" fo:padding-top="0.0312in" fo:padding-left="0in" fo:padding-bottom="0.0312in" fo:padding-right="0in"/>
    </style:style>
    <style:style style:name="P22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26" style:family="table-cell">
      <style:table-cell-properties fo:border="none" style:writing-mode="lr-tb" fo:padding-top="0in" fo:padding-left="0in" fo:padding-bottom="0in" fo:padding-right="0in"/>
    </style:style>
    <style:style style:name="P22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2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2" style:family="table-cell">
      <style:table-cell-properties fo:border="none" style:writing-mode="lr-tb" fo:padding-top="0in" fo:padding-left="0in" fo:padding-bottom="0in" fo:padding-right="0in"/>
    </style:style>
    <style:style style:name="P2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TableColumn236" style:family="table-column">
      <style:table-column-properties style:column-width="0.0041in"/>
    </style:style>
    <style:style style:name="TableColumn237" style:family="table-column">
      <style:table-column-properties style:column-width="1.0694in"/>
    </style:style>
    <style:style style:name="TableColumn238" style:family="table-column">
      <style:table-column-properties style:column-width="0.0763in"/>
    </style:style>
    <style:style style:name="TableColumn239" style:family="table-column">
      <style:table-column-properties style:column-width="0.3055in"/>
    </style:style>
    <style:style style:name="Table235" style:family="table">
      <style:table-properties style:width="1.4555in" fo:margin-left="0.5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P24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45" style:family="table-cell">
      <style:table-cell-properties fo:border="none" style:writing-mode="lr-tb" fo:padding-top="0.0312in" fo:padding-left="0in" fo:padding-bottom="0.0312in" fo:padding-right="0in"/>
    </style:style>
    <style:style style:name="P24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P24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4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P2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TableColumn257" style:family="table-column">
      <style:table-column-properties style:column-width="0.0041in"/>
    </style:style>
    <style:style style:name="TableColumn258" style:family="table-column">
      <style:table-column-properties style:column-width="0.993in"/>
    </style:style>
    <style:style style:name="TableColumn259" style:family="table-column">
      <style:table-column-properties style:column-width="0.0763in"/>
    </style:style>
    <style:style style:name="TableColumn260" style:family="table-column">
      <style:table-column-properties style:column-width="0.3819in"/>
    </style:style>
    <style:style style:name="Table256" style:family="table">
      <style:table-properties style:width="1.4555in" fo:margin-left="0.5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P26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66" style:family="table-cell">
      <style:table-cell-properties fo:border="none" style:writing-mode="lr-tb" fo:padding-top="0.0312in" fo:padding-left="0in" fo:padding-bottom="0.0312in" fo:padding-right="0in"/>
    </style:style>
    <style:style style:name="P26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68" style:family="table-cell">
      <style:table-cell-properties fo:border="none" style:writing-mode="lr-tb" fo:padding-top="0in" fo:padding-left="0in" fo:padding-bottom="0in" fo:padding-right="0in"/>
    </style:style>
    <style:style style:name="P26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7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fo:padding-top="0in" fo:padding-left="0in" fo:padding-bottom="0in" fo:padding-right="0in"/>
    </style:style>
    <style:style style:name="P2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4" style:family="table-cell">
      <style:table-cell-properties fo:border="none" style:writing-mode="lr-tb" fo:padding-top="0in" fo:padding-left="0in" fo:padding-bottom="0in" fo:padding-right="0in"/>
    </style:style>
    <style:style style:name="P2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TableColumn278" style:family="table-column">
      <style:table-column-properties style:column-width="0.0041in"/>
    </style:style>
    <style:style style:name="TableColumn279" style:family="table-column">
      <style:table-column-properties style:column-width="0.9166in"/>
    </style:style>
    <style:style style:name="TableColumn280" style:family="table-column">
      <style:table-column-properties style:column-width="0.0763in"/>
    </style:style>
    <style:style style:name="TableColumn281" style:family="table-column">
      <style:table-column-properties style:column-width="2.0618in"/>
    </style:style>
    <style:style style:name="Table277" style:family="table">
      <style:table-properties style:width="3.059in" fo:margin-left="0.5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P28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name="P28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87" style:family="table-cell">
      <style:table-cell-properties fo:border="none" style:writing-mode="lr-tb" fo:padding-top="0.0312in" fo:padding-left="0in" fo:padding-bottom="0.0312in" fo:padding-right="0in"/>
    </style:style>
    <style:style style:name="P28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9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P2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5" style:family="table-cell">
      <style:table-cell-properties fo:border="none" style:writing-mode="lr-tb" fo:padding-top="0in" fo:padding-left="0in" fo:padding-bottom="0in" fo:padding-right="0in"/>
    </style:style>
    <style:style style:name="P2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7" style:family="table-cell">
      <style:table-cell-properties fo:border="none" style:writing-mode="lr-tb" fo:padding-top="0in" fo:padding-left="0in" fo:padding-bottom="0in" fo:padding-right="0in"/>
    </style:style>
    <style:style style:name="TableColumn299" style:family="table-column">
      <style:table-column-properties style:column-width="0.0041in"/>
    </style:style>
    <style:style style:name="TableColumn300" style:family="table-column">
      <style:table-column-properties style:column-width="1.0694in"/>
    </style:style>
    <style:style style:name="TableColumn301" style:family="table-column">
      <style:table-column-properties style:column-width="0.0763in"/>
    </style:style>
    <style:style style:name="TableColumn302" style:family="table-column">
      <style:table-column-properties style:column-width="0.1527in"/>
    </style:style>
    <style:style style:name="Table298" style:family="table">
      <style:table-properties style:width="1.3027in" fo:margin-left="0.5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fo:padding-top="0in" fo:padding-left="0in" fo:padding-bottom="0in" fo:padding-right="0in"/>
    </style:style>
    <style:style style:name="P3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06" style:family="table-cell">
      <style:table-cell-properties fo:border="none" style:writing-mode="lr-tb" fo:padding-top="0in" fo:padding-left="0in" fo:padding-bottom="0in" fo:padding-right="0in"/>
    </style:style>
    <style:style style:name="P30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08" style:family="table-cell">
      <style:table-cell-properties fo:border="none" style:writing-mode="lr-tb" fo:padding-top="0.0312in" fo:padding-left="0in" fo:padding-bottom="0.0312in" fo:padding-right="0in"/>
    </style:style>
    <style:style style:name="P30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10" style:family="table-cell">
      <style:table-cell-properties fo:border="none" style:writing-mode="lr-tb" fo:padding-top="0in" fo:padding-left="0in" fo:padding-bottom="0in" fo:padding-right="0in"/>
    </style:style>
    <style:style style:name="P31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31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P3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8" style:family="table-cell">
      <style:table-cell-properties fo:border="none" style:writing-mode="lr-tb" fo:padding-top="0in" fo:padding-left="0in" fo:padding-bottom="0in" fo:padding-right="0in"/>
    </style:style>
    <style:style style:name="TableColumn320" style:family="table-column">
      <style:table-column-properties style:column-width="0.0041in"/>
    </style:style>
    <style:style style:name="TableColumn321" style:family="table-column">
      <style:table-column-properties style:column-width="1.2222in"/>
    </style:style>
    <style:style style:name="TableColumn322" style:family="table-column">
      <style:table-column-properties style:column-width="0.0041in"/>
    </style:style>
    <style:style style:name="TableColumn323" style:family="table-column">
      <style:table-column-properties style:column-width="0.2291in"/>
    </style:style>
    <style:style style:name="Table319" style:family="table">
      <style:table-properties style:width="1.4597in" fo:margin-left="0.5in" table:align="left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fo:padding-top="0in" fo:padding-left="0in" fo:padding-bottom="0in" fo:padding-right="0in"/>
    </style:style>
    <style:style style:name="P3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27" style:family="table-cell">
      <style:table-cell-properties fo:border="none" style:writing-mode="lr-tb" fo:padding-top="0in" fo:padding-left="0in" fo:padding-bottom="0in" fo:padding-right="0in"/>
    </style:style>
    <style:style style:name="P32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29" style:family="table-cell">
      <style:table-cell-properties fo:border="none" style:writing-mode="lr-tb" fo:padding-top="0in" fo:padding-left="0in" fo:padding-bottom="0in" fo:padding-right="0in"/>
    </style:style>
    <style:style style:name="P33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31" style:family="table-cell">
      <style:table-cell-properties fo:border="none" style:writing-mode="lr-tb" fo:padding-top="0in" fo:padding-left="0in" fo:padding-bottom="0in" fo:padding-right="0in"/>
    </style:style>
    <style:style style:name="P33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33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P3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7" style:family="table-cell">
      <style:table-cell-properties fo:border="none" style:writing-mode="lr-tb" fo:padding-top="0in" fo:padding-left="0in" fo:padding-bottom="0in" fo:padding-right="0in"/>
    </style:style>
    <style:style style:name="P3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9" style:family="table-cell">
      <style:table-cell-properties fo:border="none" style:writing-mode="lr-tb" fo:padding-top="0in" fo:padding-left="1.0208in" fo:padding-bottom="0in" fo:padding-right="0in"/>
    </style:style>
    <style:style style:name="P340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fo:padding-top="0in" fo:padding-left="0in" fo:padding-bottom="0in" fo:padding-right="0in"/>
    </style:style>
    <style:style style:name="P34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44" style:family="table-cell">
      <style:table-cell-properties fo:border="none" style:writing-mode="lr-tb" fo:padding-top="0in" fo:padding-left="0in" fo:padding-bottom="0in" fo:padding-right="0in"/>
    </style:style>
    <style:style style:name="P3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46" style:family="table-cell">
      <style:table-cell-properties fo:border="none" style:writing-mode="lr-tb" fo:padding-top="0in" fo:padding-left="0in" fo:padding-bottom="0in" fo:padding-right="0in"/>
    </style:style>
    <style:style style:name="TableColumn348" style:family="table-column">
      <style:table-column-properties style:column-width="0.0041in"/>
    </style:style>
    <style:style style:name="TableColumn349" style:family="table-column">
      <style:table-column-properties style:column-width="0.5347in"/>
    </style:style>
    <style:style style:name="TableColumn350" style:family="table-column">
      <style:table-column-properties style:column-width="0.0041in"/>
    </style:style>
    <style:style style:name="TableColumn351" style:family="table-column">
      <style:table-column-properties style:column-width="0.2291in"/>
    </style:style>
    <style:style style:name="Table347" style:family="table">
      <style:table-properties style:width="0.7722in" fo:margin-left="0.5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none" style:writing-mode="lr-tb" fo:padding-top="0in" fo:padding-left="0in" fo:padding-bottom="0in" fo:padding-right="0in"/>
    </style:style>
    <style:style style:name="P3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55" style:family="table-cell">
      <style:table-cell-properties fo:border="none" style:writing-mode="lr-tb" fo:padding-top="0in" fo:padding-left="0in" fo:padding-bottom="0in" fo:padding-right="0in"/>
    </style:style>
    <style:style style:name="P35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57" style:family="table-cell">
      <style:table-cell-properties fo:border="none" style:writing-mode="lr-tb" fo:padding-top="0in" fo:padding-left="0in" fo:padding-bottom="0in" fo:padding-right="0in"/>
    </style:style>
    <style:style style:name="P35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59" style:family="table-cell">
      <style:table-cell-properties fo:border="none" style:writing-mode="lr-tb" fo:padding-top="0in" fo:padding-left="0in" fo:padding-bottom="0in" fo:padding-right="0in"/>
    </style:style>
    <style:style style:name="P3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36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62" style:family="table-row">
      <style:table-row-properties/>
    </style:style>
    <style:style style:name="TableCell363" style:family="table-cell">
      <style:table-cell-properties fo:border="none" style:writing-mode="lr-tb" fo:padding-top="0in" fo:padding-left="0in" fo:padding-bottom="0in" fo:padding-right="0in"/>
    </style:style>
    <style:style style:name="P3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5" style:family="table-cell">
      <style:table-cell-properties fo:border="none" style:writing-mode="lr-tb" fo:padding-top="0in" fo:padding-left="0in" fo:padding-bottom="0in" fo:padding-right="0in"/>
    </style:style>
    <style:style style:name="P3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7" style:family="table-cell">
      <style:table-cell-properties fo:border="none" style:writing-mode="lr-tb" fo:padding-top="0in" fo:padding-left="0in" fo:padding-bottom="0in" fo:padding-right="0in"/>
    </style:style>
    <style:style style:name="TableColumn369" style:family="table-column">
      <style:table-column-properties style:column-width="0.0041in"/>
    </style:style>
    <style:style style:name="TableColumn370" style:family="table-column">
      <style:table-column-properties style:column-width="1.2986in"/>
    </style:style>
    <style:style style:name="TableColumn371" style:family="table-column">
      <style:table-column-properties style:column-width="0.0763in"/>
    </style:style>
    <style:style style:name="TableColumn372" style:family="table-column">
      <style:table-column-properties style:column-width="0.3819in"/>
    </style:style>
    <style:style style:name="Table368" style:family="table">
      <style:table-properties style:width="1.7611in" fo:margin-left="0.75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in" fo:padding-bottom="0in" fo:padding-right="0in"/>
    </style:style>
    <style:style style:name="P3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P37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78" style:family="table-cell">
      <style:table-cell-properties fo:border="none" style:writing-mode="lr-tb" fo:padding-top="0.0312in" fo:padding-left="0in" fo:padding-bottom="0.0312in" fo:padding-right="0in"/>
    </style:style>
    <style:style style:name="P37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P3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38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383" style:family="table-row">
      <style:table-row-properties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P3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6" style:family="table-cell">
      <style:table-cell-properties fo:border="none" style:writing-mode="lr-tb" fo:padding-top="0in" fo:padding-left="0in" fo:padding-bottom="0in" fo:padding-right="0in"/>
    </style:style>
    <style:style style:name="P3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8" style:family="table-cell">
      <style:table-cell-properties fo:border="none" style:writing-mode="lr-tb" fo:padding-top="0in" fo:padding-left="0in" fo:padding-bottom="0in" fo:padding-right="0in"/>
    </style:style>
    <style:style style:name="TableColumn390" style:family="table-column">
      <style:table-column-properties style:column-width="0.0041in"/>
    </style:style>
    <style:style style:name="TableColumn391" style:family="table-column">
      <style:table-column-properties style:column-width="0.993in"/>
    </style:style>
    <style:style style:name="TableColumn392" style:family="table-column">
      <style:table-column-properties style:column-width="0.0763in"/>
    </style:style>
    <style:style style:name="TableColumn393" style:family="table-column">
      <style:table-column-properties style:column-width="0.3819in"/>
    </style:style>
    <style:style style:name="Table389" style:family="table">
      <style:table-properties style:width="1.4555in" fo:margin-left="0.75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none" style:writing-mode="lr-tb" fo:padding-top="0in" fo:padding-left="0in" fo:padding-bottom="0in" fo:padding-right="0in"/>
    </style:style>
    <style:style style:name="P3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97" style:family="table-cell">
      <style:table-cell-properties fo:border="none" style:writing-mode="lr-tb" fo:padding-top="0in" fo:padding-left="0in" fo:padding-bottom="0in" fo:padding-right="0in"/>
    </style:style>
    <style:style style:name="P39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399" style:family="table-cell">
      <style:table-cell-properties fo:border="none" style:writing-mode="lr-tb" fo:padding-top="0.0312in" fo:padding-left="0in" fo:padding-bottom="0.0312in" fo:padding-right="0in"/>
    </style:style>
    <style:style style:name="P40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01" style:family="table-cell">
      <style:table-cell-properties fo:border="none" style:writing-mode="lr-tb" fo:padding-top="0in" fo:padding-left="0in" fo:padding-bottom="0in" fo:padding-right="0in"/>
    </style:style>
    <style:style style:name="P40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0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fo:padding-top="0in" fo:padding-left="0in" fo:padding-bottom="0in" fo:padding-right="0in"/>
    </style:style>
    <style:style style:name="P4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7" style:family="table-cell">
      <style:table-cell-properties fo:border="none" style:writing-mode="lr-tb" fo:padding-top="0in" fo:padding-left="0in" fo:padding-bottom="0in" fo:padding-right="0in"/>
    </style:style>
    <style:style style:name="P4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9" style:family="table-cell">
      <style:table-cell-properties fo:border="none" style:writing-mode="lr-tb" fo:padding-top="0in" fo:padding-left="0in" fo:padding-bottom="0in" fo:padding-right="0in"/>
    </style:style>
    <style:style style:name="TableColumn411" style:family="table-column">
      <style:table-column-properties style:column-width="0.0041in"/>
    </style:style>
    <style:style style:name="TableColumn412" style:family="table-column">
      <style:table-column-properties style:column-width="1.0694in"/>
    </style:style>
    <style:style style:name="TableColumn413" style:family="table-column">
      <style:table-column-properties style:column-width="0.0763in"/>
    </style:style>
    <style:style style:name="TableColumn414" style:family="table-column">
      <style:table-column-properties style:column-width="0.3055in"/>
    </style:style>
    <style:style style:name="Table410" style:family="table">
      <style:table-properties style:width="1.4555in" fo:margin-left="0.75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none" style:writing-mode="lr-tb" fo:padding-top="0in" fo:padding-left="0in" fo:padding-bottom="0in" fo:padding-right="0in"/>
    </style:style>
    <style:style style:name="P4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8" style:family="table-cell">
      <style:table-cell-properties fo:border="none" style:writing-mode="lr-tb" fo:padding-top="0in" fo:padding-left="0in" fo:padding-bottom="0in" fo:padding-right="0in"/>
    </style:style>
    <style:style style:name="P41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20" style:family="table-cell">
      <style:table-cell-properties fo:border="none" style:writing-mode="lr-tb" fo:padding-top="0.0312in" fo:padding-left="0in" fo:padding-bottom="0.0312in" fo:padding-right="0in"/>
    </style:style>
    <style:style style:name="P42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22" style:family="table-cell">
      <style:table-cell-properties fo:border="none" style:writing-mode="lr-tb" fo:padding-top="0in" fo:padding-left="0in" fo:padding-bottom="0in" fo:padding-right="0in"/>
    </style:style>
    <style:style style:name="P42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2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fo:padding-top="0in" fo:padding-left="0in" fo:padding-bottom="0in" fo:padding-right="0in"/>
    </style:style>
    <style:style style:name="P4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28" style:family="table-cell">
      <style:table-cell-properties fo:border="none" style:writing-mode="lr-tb" fo:padding-top="0in" fo:padding-left="0in" fo:padding-bottom="0in" fo:padding-right="0in"/>
    </style:style>
    <style:style style:name="P4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0" style:family="table-cell">
      <style:table-cell-properties fo:border="none" style:writing-mode="lr-tb" fo:padding-top="0in" fo:padding-left="0in" fo:padding-bottom="0in" fo:padding-right="0in"/>
    </style:style>
    <style:style style:name="TableColumn432" style:family="table-column">
      <style:table-column-properties style:column-width="0.0041in"/>
    </style:style>
    <style:style style:name="TableColumn433" style:family="table-column">
      <style:table-column-properties style:column-width="1.6805in"/>
    </style:style>
    <style:style style:name="TableColumn434" style:family="table-column">
      <style:table-column-properties style:column-width="0.0763in"/>
    </style:style>
    <style:style style:name="TableColumn435" style:family="table-column">
      <style:table-column-properties style:column-width="0.3055in"/>
    </style:style>
    <style:style style:name="Table431" style:family="table">
      <style:table-properties style:width="2.0666in" fo:margin-left="0.75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none" style:writing-mode="lr-tb" fo:padding-top="0in" fo:padding-left="0in" fo:padding-bottom="0in" fo:padding-right="0in"/>
    </style:style>
    <style:style style:name="P4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9" style:family="table-cell">
      <style:table-cell-properties fo:border="none" style:writing-mode="lr-tb" fo:padding-top="0in" fo:padding-left="0in" fo:padding-bottom="0in" fo:padding-right="0in"/>
    </style:style>
    <style:style style:name="P44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41" style:family="table-cell">
      <style:table-cell-properties fo:border="none" style:writing-mode="lr-tb" fo:padding-top="0.0312in" fo:padding-left="0in" fo:padding-bottom="0.0312in" fo:padding-right="0in"/>
    </style:style>
    <style:style style:name="P44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43" style:family="table-cell">
      <style:table-cell-properties fo:border="none" style:writing-mode="lr-tb" fo:padding-top="0in" fo:padding-left="0in" fo:padding-bottom="0in" fo:padding-right="0in"/>
    </style:style>
    <style:style style:name="P44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44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46" style:family="table-row">
      <style:table-row-properties/>
    </style:style>
    <style:style style:name="TableCell4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60" style:family="table-row">
      <style:table-row-properties/>
    </style:style>
    <style:style style:name="TableCell461" style:family="table-cell">
      <style:table-cell-properties fo:border="none" style:writing-mode="lr-tb" fo:padding-top="0in" fo:padding-left="0in" fo:padding-bottom="0in" fo:padding-right="0in"/>
    </style:style>
    <style:style style:name="P4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63" style:family="table-cell">
      <style:table-cell-properties fo:border="none" style:writing-mode="lr-tb" fo:padding-top="0in" fo:padding-left="0in" fo:padding-bottom="0in" fo:padding-right="0in"/>
    </style:style>
    <style:style style:name="P4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TableColumn467" style:family="table-column">
      <style:table-column-properties style:column-width="0.0041in"/>
    </style:style>
    <style:style style:name="TableColumn468" style:family="table-column">
      <style:table-column-properties style:column-width="0.0763in"/>
    </style:style>
    <style:style style:name="TableColumn469" style:family="table-column">
      <style:table-column-properties style:column-width="0.0041in"/>
    </style:style>
    <style:style style:name="TableColumn470" style:family="table-column">
      <style:table-column-properties style:column-width="0.3055in"/>
    </style:style>
    <style:style style:name="Table466" style:family="table">
      <style:table-properties style:width="0.3902in" fo:margin-left="0.25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none" style:writing-mode="lr-tb" fo:padding-top="0in" fo:padding-left="0in" fo:padding-bottom="0in" fo:padding-right="0in"/>
    </style:style>
    <style:style style:name="P4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4" style:family="table-cell">
      <style:table-cell-properties fo:border="none" style:writing-mode="lr-tb" fo:padding-top="0in" fo:padding-left="0in" fo:padding-bottom="0in" fo:padding-right="0in"/>
    </style:style>
    <style:style style:name="P47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76" style:family="table-cell">
      <style:table-cell-properties fo:border="none" style:writing-mode="lr-tb" fo:padding-top="0in" fo:padding-left="0in" fo:padding-bottom="0in" fo:padding-right="0in"/>
    </style:style>
    <style:style style:name="P47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78" style:family="table-cell">
      <style:table-cell-properties fo:border="none" style:writing-mode="lr-tb" fo:padding-top="0in" fo:padding-left="0in" fo:padding-bottom="0in" fo:padding-right="0in"/>
    </style:style>
    <style:style style:name="P47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48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481" style:family="table-row">
      <style:table-row-properties/>
    </style:style>
    <style:style style:name="TableCell482" style:family="table-cell">
      <style:table-cell-properties fo:border="none" style:writing-mode="lr-tb" fo:padding-top="0in" fo:padding-left="0in" fo:padding-bottom="0in" fo:padding-right="0in"/>
    </style:style>
    <style:style style:name="P48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84" style:family="table-cell">
      <style:table-cell-properties fo:border="none" style:writing-mode="lr-tb" fo:padding-top="0in" fo:padding-left="0in" fo:padding-bottom="0in" fo:padding-right="0in"/>
    </style:style>
    <style:style style:name="P4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86" style:family="table-cell">
      <style:table-cell-properties fo:border="none" style:writing-mode="lr-tb" fo:padding-top="0in" fo:padding-left="0in" fo:padding-bottom="0in" fo:padding-right="0in"/>
    </style:style>
    <style:style style:name="TableColumn488" style:family="table-column">
      <style:table-column-properties style:column-width="0.0041in"/>
    </style:style>
    <style:style style:name="TableColumn489" style:family="table-column">
      <style:table-column-properties style:column-width="0.3055in"/>
    </style:style>
    <style:style style:name="TableColumn490" style:family="table-column">
      <style:table-column-properties style:column-width="0.0763in"/>
    </style:style>
    <style:style style:name="TableColumn491" style:family="table-column">
      <style:table-column-properties style:column-width="2.7493in"/>
    </style:style>
    <style:style style:name="Table487" style:family="table">
      <style:table-properties style:width="3.1354in" fo:margin-left="0.5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none" style:writing-mode="lr-tb" fo:padding-top="0in" fo:padding-left="0in" fo:padding-bottom="0in" fo:padding-right="0in"/>
    </style:style>
    <style:style style:name="P4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95" style:family="table-cell">
      <style:table-cell-properties fo:border="none" style:writing-mode="lr-tb" fo:padding-top="0in" fo:padding-left="0in" fo:padding-bottom="0in" fo:padding-right="0in"/>
    </style:style>
    <style:style style:name="P49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497" style:family="table-cell">
      <style:table-cell-properties fo:border="none" style:writing-mode="lr-tb" fo:padding-top="0.0312in" fo:padding-left="0in" fo:padding-bottom="0.0312in" fo:padding-right="0in"/>
    </style:style>
    <style:style style:name="P49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499" style:family="table-cell">
      <style:table-cell-properties fo:border="none" style:writing-mode="lr-tb" fo:padding-top="0in" fo:padding-left="0in" fo:padding-bottom="0in" fo:padding-right="0in"/>
    </style:style>
    <style:style style:name="P50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0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fo:padding-top="0in" fo:padding-left="0in" fo:padding-bottom="0in" fo:padding-right="0in"/>
    </style:style>
    <style:style style:name="P5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05" style:family="table-cell">
      <style:table-cell-properties fo:border="none" style:writing-mode="lr-tb" fo:padding-top="0in" fo:padding-left="0in" fo:padding-bottom="0in" fo:padding-right="0in"/>
    </style:style>
    <style:style style:name="P5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07" style:family="table-cell">
      <style:table-cell-properties fo:border="none" style:writing-mode="lr-tb" fo:padding-top="0in" fo:padding-left="0in" fo:padding-bottom="0in" fo:padding-right="0in"/>
    </style:style>
    <style:style style:name="TableColumn509" style:family="table-column">
      <style:table-column-properties style:column-width="0.0041in"/>
    </style:style>
    <style:style style:name="TableColumn510" style:family="table-column">
      <style:table-column-properties style:column-width="0.4583in"/>
    </style:style>
    <style:style style:name="TableColumn511" style:family="table-column">
      <style:table-column-properties style:column-width="0.0763in"/>
    </style:style>
    <style:style style:name="TableColumn512" style:family="table-column">
      <style:table-column-properties style:column-width="0.4583in"/>
    </style:style>
    <style:style style:name="Table508" style:family="table">
      <style:table-properties style:width="0.9972in" fo:margin-left="0.5in" table:align="left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fo:padding-top="0in" fo:padding-left="0in" fo:padding-bottom="0in" fo:padding-right="0in"/>
    </style:style>
    <style:style style:name="P5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16" style:family="table-cell">
      <style:table-cell-properties fo:border="none" style:writing-mode="lr-tb" fo:padding-top="0in" fo:padding-left="0in" fo:padding-bottom="0in" fo:padding-right="0in"/>
    </style:style>
    <style:style style:name="P51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18" style:family="table-cell">
      <style:table-cell-properties fo:border="none" style:writing-mode="lr-tb" fo:padding-top="0.0312in" fo:padding-left="0in" fo:padding-bottom="0.0312in" fo:padding-right="0in"/>
    </style:style>
    <style:style style:name="P51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20" style:family="table-cell">
      <style:table-cell-properties fo:border="none" style:writing-mode="lr-tb" fo:padding-top="0in" fo:padding-left="0in" fo:padding-bottom="0in" fo:padding-right="0in"/>
    </style:style>
    <style:style style:name="P52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2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23" style:family="table-row">
      <style:table-row-properties/>
    </style:style>
    <style:style style:name="TableCell524" style:family="table-cell">
      <style:table-cell-properties fo:border="none" style:writing-mode="lr-tb" fo:padding-top="0in" fo:padding-left="0in" fo:padding-bottom="0in" fo:padding-right="0in"/>
    </style:style>
    <style:style style:name="P5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26" style:family="table-cell">
      <style:table-cell-properties fo:border="none" style:writing-mode="lr-tb" fo:padding-top="0in" fo:padding-left="0in" fo:padding-bottom="0in" fo:padding-right="0in"/>
    </style:style>
    <style:style style:name="P5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28" style:family="table-cell">
      <style:table-cell-properties fo:border="none" style:writing-mode="lr-tb" fo:padding-top="0in" fo:padding-left="0in" fo:padding-bottom="0in" fo:padding-right="0in"/>
    </style:style>
    <style:style style:name="TableColumn530" style:family="table-column">
      <style:table-column-properties style:column-width="0.0041in"/>
    </style:style>
    <style:style style:name="TableColumn531" style:family="table-column">
      <style:table-column-properties style:column-width="0.3819in"/>
    </style:style>
    <style:style style:name="TableColumn532" style:family="table-column">
      <style:table-column-properties style:column-width="0.0763in"/>
    </style:style>
    <style:style style:name="TableColumn533" style:family="table-column">
      <style:table-column-properties style:column-width="1.7569in"/>
    </style:style>
    <style:style style:name="Table529" style:family="table">
      <style:table-properties style:width="2.2194in" fo:margin-left="0.5in" table:align="left"/>
    </style:style>
    <style:style style:name="TableRow534" style:family="table-row">
      <style:table-row-properties/>
    </style:style>
    <style:style style:name="TableCell535" style:family="table-cell">
      <style:table-cell-properties fo:border="none" style:writing-mode="lr-tb" fo:padding-top="0in" fo:padding-left="0in" fo:padding-bottom="0in" fo:padding-right="0in"/>
    </style:style>
    <style:style style:name="P5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37" style:family="table-cell">
      <style:table-cell-properties fo:border="none" style:writing-mode="lr-tb" fo:padding-top="0in" fo:padding-left="0in" fo:padding-bottom="0in" fo:padding-right="0in"/>
    </style:style>
    <style:style style:name="P53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39" style:family="table-cell">
      <style:table-cell-properties fo:border="none" style:writing-mode="lr-tb" fo:padding-top="0.0312in" fo:padding-left="0in" fo:padding-bottom="0.0312in" fo:padding-right="0in"/>
    </style:style>
    <style:style style:name="P54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41" style:family="table-cell">
      <style:table-cell-properties fo:border="none" style:writing-mode="lr-tb" fo:padding-top="0in" fo:padding-left="0in" fo:padding-bottom="0in" fo:padding-right="0in"/>
    </style:style>
    <style:style style:name="P5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4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fo:padding-top="0in" fo:padding-left="0in" fo:padding-bottom="0in" fo:padding-right="0in"/>
    </style:style>
    <style:style style:name="P5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7" style:family="table-cell">
      <style:table-cell-properties fo:border="none" style:writing-mode="lr-tb" fo:padding-top="0in" fo:padding-left="0in" fo:padding-bottom="0in" fo:padding-right="0in"/>
    </style:style>
    <style:style style:name="P5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49" style:family="table-cell">
      <style:table-cell-properties fo:border="none" style:writing-mode="lr-tb" fo:padding-top="0in" fo:padding-left="0in" fo:padding-bottom="0in" fo:padding-right="0in"/>
    </style:style>
    <style:style style:name="TableColumn551" style:family="table-column">
      <style:table-column-properties style:column-width="0.0041in"/>
    </style:style>
    <style:style style:name="TableColumn552" style:family="table-column">
      <style:table-column-properties style:column-width="0.3055in"/>
    </style:style>
    <style:style style:name="TableColumn553" style:family="table-column">
      <style:table-column-properties style:column-width="0.0763in"/>
    </style:style>
    <style:style style:name="TableColumn554" style:family="table-column">
      <style:table-column-properties style:column-width="3.4368in"/>
    </style:style>
    <style:style style:name="Table550" style:family="table">
      <style:table-properties style:width="3.8229in" fo:margin-left="0.5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in" fo:padding-bottom="0in" fo:padding-right="0in"/>
    </style:style>
    <style:style style:name="P5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58" style:family="table-cell">
      <style:table-cell-properties fo:border="none" style:writing-mode="lr-tb" fo:padding-top="0in" fo:padding-left="0in" fo:padding-bottom="0in" fo:padding-right="0in"/>
    </style:style>
    <style:style style:name="P55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60" style:family="table-cell">
      <style:table-cell-properties fo:border="none" style:writing-mode="lr-tb" fo:padding-top="0.0312in" fo:padding-left="0in" fo:padding-bottom="0.0312in" fo:padding-right="0in"/>
    </style:style>
    <style:style style:name="P56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62" style:family="table-cell">
      <style:table-cell-properties fo:border="none" style:writing-mode="lr-tb" fo:padding-top="0in" fo:padding-left="0in" fo:padding-bottom="0in" fo:padding-right="0in"/>
    </style:style>
    <style:style style:name="P56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6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65" style:family="table-row">
      <style:table-row-properties/>
    </style:style>
    <style:style style:name="TableCell566" style:family="table-cell">
      <style:table-cell-properties fo:border="none" style:writing-mode="lr-tb" fo:padding-top="0in" fo:padding-left="0in" fo:padding-bottom="0in" fo:padding-right="0in"/>
    </style:style>
    <style:style style:name="P5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68" style:family="table-cell">
      <style:table-cell-properties fo:border="none" style:writing-mode="lr-tb" fo:padding-top="0in" fo:padding-left="0in" fo:padding-bottom="0in" fo:padding-right="0in"/>
    </style:style>
    <style:style style:name="P5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70" style:family="table-cell">
      <style:table-cell-properties fo:border="none" style:writing-mode="lr-tb" fo:padding-top="0in" fo:padding-left="0in" fo:padding-bottom="0in" fo:padding-right="0in"/>
    </style:style>
    <style:style style:name="TableColumn572" style:family="table-column">
      <style:table-column-properties style:column-width="0.0041in"/>
    </style:style>
    <style:style style:name="TableColumn573" style:family="table-column">
      <style:table-column-properties style:column-width="0.3819in"/>
    </style:style>
    <style:style style:name="TableColumn574" style:family="table-column">
      <style:table-column-properties style:column-width="0.0763in"/>
    </style:style>
    <style:style style:name="TableColumn575" style:family="table-column">
      <style:table-column-properties style:column-width="0.2291in"/>
    </style:style>
    <style:style style:name="Table571" style:family="table">
      <style:table-properties style:width="0.6916in" fo:margin-left="0.5in" table:align="left"/>
    </style:style>
    <style:style style:name="TableRow576" style:family="table-row">
      <style:table-row-properties/>
    </style:style>
    <style:style style:name="TableCell577" style:family="table-cell">
      <style:table-cell-properties fo:border="none" style:writing-mode="lr-tb" fo:padding-top="0in" fo:padding-left="0in" fo:padding-bottom="0in" fo:padding-right="0in"/>
    </style:style>
    <style:style style:name="P5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P5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581" style:family="table-cell">
      <style:table-cell-properties fo:border="none" style:writing-mode="lr-tb" fo:padding-top="0.0312in" fo:padding-left="0in" fo:padding-bottom="0.0312in" fo:padding-right="0in"/>
    </style:style>
    <style:style style:name="P58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583" style:family="table-cell">
      <style:table-cell-properties fo:border="none" style:writing-mode="lr-tb" fo:padding-top="0in" fo:padding-left="0in" fo:padding-bottom="0in" fo:padding-right="0in"/>
    </style:style>
    <style:style style:name="P5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58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fo:padding-top="0in" fo:padding-left="0in" fo:padding-bottom="0in" fo:padding-right="0in"/>
    </style:style>
    <style:style style:name="P5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89" style:family="table-cell">
      <style:table-cell-properties fo:border="none" style:writing-mode="lr-tb" fo:padding-top="0in" fo:padding-left="0in" fo:padding-bottom="0in" fo:padding-right="0in"/>
    </style:style>
    <style:style style:name="P5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91" style:family="table-cell">
      <style:table-cell-properties fo:border="none" style:writing-mode="lr-tb" fo:padding-top="0in" fo:padding-left="0in" fo:padding-bottom="0in" fo:padding-right="0in"/>
    </style:style>
    <style:style style:name="TableColumn593" style:family="table-column">
      <style:table-column-properties style:column-width="0.0041in"/>
    </style:style>
    <style:style style:name="TableColumn594" style:family="table-column">
      <style:table-column-properties style:column-width="0.4583in"/>
    </style:style>
    <style:style style:name="TableColumn595" style:family="table-column">
      <style:table-column-properties style:column-width="0.0763in"/>
    </style:style>
    <style:style style:name="TableColumn596" style:family="table-column">
      <style:table-column-properties style:column-width="0.2291in"/>
    </style:style>
    <style:style style:name="Table592" style:family="table">
      <style:table-properties style:width="0.768in" fo:margin-left="0.5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="none" style:writing-mode="lr-tb" fo:padding-top="0in" fo:padding-left="0in" fo:padding-bottom="0in" fo:padding-right="0in"/>
    </style:style>
    <style:style style:name="P5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00" style:family="table-cell">
      <style:table-cell-properties fo:border="none" style:writing-mode="lr-tb" fo:padding-top="0in" fo:padding-left="0in" fo:padding-bottom="0in" fo:padding-right="0in"/>
    </style:style>
    <style:style style:name="P6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02" style:family="table-cell">
      <style:table-cell-properties fo:border="none" style:writing-mode="lr-tb" fo:padding-top="0.0312in" fo:padding-left="0in" fo:padding-bottom="0.0312in" fo:padding-right="0in"/>
    </style:style>
    <style:style style:name="P60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04" style:family="table-cell">
      <style:table-cell-properties fo:border="none" style:writing-mode="lr-tb" fo:padding-top="0in" fo:padding-left="0in" fo:padding-bottom="0in" fo:padding-right="0in"/>
    </style:style>
    <style:style style:name="P60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0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07" style:family="table-row">
      <style:table-row-properties/>
    </style:style>
    <style:style style:name="TableCell608" style:family="table-cell">
      <style:table-cell-properties fo:border="none" style:writing-mode="lr-tb" fo:padding-top="0in" fo:padding-left="0in" fo:padding-bottom="0in" fo:padding-right="0in"/>
    </style:style>
    <style:style style:name="P6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0" style:family="table-cell">
      <style:table-cell-properties fo:border="none" style:writing-mode="lr-tb" fo:padding-top="0in" fo:padding-left="0in" fo:padding-bottom="0in" fo:padding-right="0in"/>
    </style:style>
    <style:style style:name="P6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2" style:family="table-cell">
      <style:table-cell-properties fo:border="none" style:writing-mode="lr-tb" fo:padding-top="0in" fo:padding-left="0in" fo:padding-bottom="0in" fo:padding-right="0in"/>
    </style:style>
    <style:style style:name="TableColumn614" style:family="table-column">
      <style:table-column-properties style:column-width="0.0041in"/>
    </style:style>
    <style:style style:name="TableColumn615" style:family="table-column">
      <style:table-column-properties style:column-width="1.1458in"/>
    </style:style>
    <style:style style:name="TableColumn616" style:family="table-column">
      <style:table-column-properties style:column-width="0.0763in"/>
    </style:style>
    <style:style style:name="TableColumn617" style:family="table-column">
      <style:table-column-properties style:column-width="1.5277in"/>
    </style:style>
    <style:style style:name="Table613" style:family="table">
      <style:table-properties style:width="2.7541in" fo:margin-left="0.5in" table:align="left"/>
    </style:style>
    <style:style style:name="TableRow618" style:family="table-row">
      <style:table-row-properties/>
    </style:style>
    <style:style style:name="TableCell619" style:family="table-cell">
      <style:table-cell-properties fo:border="none" style:writing-mode="lr-tb" fo:padding-top="0in" fo:padding-left="0in" fo:padding-bottom="0in" fo:padding-right="0in"/>
    </style:style>
    <style:style style:name="P6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21" style:family="table-cell">
      <style:table-cell-properties fo:border="none" style:writing-mode="lr-tb" fo:padding-top="0in" fo:padding-left="0in" fo:padding-bottom="0in" fo:padding-right="0in"/>
    </style:style>
    <style:style style:name="P6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23" style:family="table-cell">
      <style:table-cell-properties fo:border="none" style:writing-mode="lr-tb" fo:padding-top="0.0312in" fo:padding-left="0in" fo:padding-bottom="0.0312in" fo:padding-right="0in"/>
    </style:style>
    <style:style style:name="P62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25" style:family="table-cell">
      <style:table-cell-properties fo:border="none" style:writing-mode="lr-tb" fo:padding-top="0in" fo:padding-left="0in" fo:padding-bottom="0in" fo:padding-right="0in"/>
    </style:style>
    <style:style style:name="P62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2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28" style:family="table-row">
      <style:table-row-properties/>
    </style:style>
    <style:style style:name="TableCell629" style:family="table-cell">
      <style:table-cell-properties fo:border="none" style:writing-mode="lr-tb" fo:padding-top="0in" fo:padding-left="0in" fo:padding-bottom="0in" fo:padding-right="0in"/>
    </style:style>
    <style:style style:name="P6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31" style:family="table-cell">
      <style:table-cell-properties fo:border="none" style:writing-mode="lr-tb" fo:padding-top="0in" fo:padding-left="0in" fo:padding-bottom="0in" fo:padding-right="0in"/>
    </style:style>
    <style:style style:name="P6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33" style:family="table-cell">
      <style:table-cell-properties fo:border="none" style:writing-mode="lr-tb" fo:padding-top="0in" fo:padding-left="0in" fo:padding-bottom="0in" fo:padding-right="0in"/>
    </style:style>
    <style:style style:name="TableColumn635" style:family="table-column">
      <style:table-column-properties style:column-width="0.0041in"/>
    </style:style>
    <style:style style:name="TableColumn636" style:family="table-column">
      <style:table-column-properties style:column-width="1.2222in"/>
    </style:style>
    <style:style style:name="TableColumn637" style:family="table-column">
      <style:table-column-properties style:column-width="0.0763in"/>
    </style:style>
    <style:style style:name="TableColumn638" style:family="table-column">
      <style:table-column-properties style:column-width="0.0763in"/>
    </style:style>
    <style:style style:name="Table634" style:family="table">
      <style:table-properties style:width="1.3791in" fo:margin-left="0.5in" table:align="left"/>
    </style:style>
    <style:style style:name="TableRow639" style:family="table-row">
      <style:table-row-properties/>
    </style:style>
    <style:style style:name="TableCell640" style:family="table-cell">
      <style:table-cell-properties fo:border="none" style:writing-mode="lr-tb" fo:padding-top="0in" fo:padding-left="0in" fo:padding-bottom="0in" fo:padding-right="0in"/>
    </style:style>
    <style:style style:name="P6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42" style:family="table-cell">
      <style:table-cell-properties fo:border="none" style:writing-mode="lr-tb" fo:padding-top="0in" fo:padding-left="0in" fo:padding-bottom="0in" fo:padding-right="0in"/>
    </style:style>
    <style:style style:name="P64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44" style:family="table-cell">
      <style:table-cell-properties fo:border="none" style:writing-mode="lr-tb" fo:padding-top="0.0312in" fo:padding-left="0in" fo:padding-bottom="0.0312in" fo:padding-right="0in"/>
    </style:style>
    <style:style style:name="P64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46" style:family="table-cell">
      <style:table-cell-properties fo:border="none" style:writing-mode="lr-tb" fo:padding-top="0in" fo:padding-left="0in" fo:padding-bottom="0in" fo:padding-right="0in"/>
    </style:style>
    <style:style style:name="P64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4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49" style:family="table-row">
      <style:table-row-properties/>
    </style:style>
    <style:style style:name="TableCell650" style:family="table-cell">
      <style:table-cell-properties fo:border="none" style:writing-mode="lr-tb" fo:padding-top="0in" fo:padding-left="0in" fo:padding-bottom="0in" fo:padding-right="0in"/>
    </style:style>
    <style:style style:name="P6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52" style:family="table-cell">
      <style:table-cell-properties fo:border="none" style:writing-mode="lr-tb" fo:padding-top="0in" fo:padding-left="0in" fo:padding-bottom="0in" fo:padding-right="0in"/>
    </style:style>
    <style:style style:name="P6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54" style:family="table-cell">
      <style:table-cell-properties fo:border="none" style:writing-mode="lr-tb" fo:padding-top="0in" fo:padding-left="0in" fo:padding-bottom="0in" fo:padding-right="0in"/>
    </style:style>
    <style:style style:name="TableColumn656" style:family="table-column">
      <style:table-column-properties style:column-width="0.0041in"/>
    </style:style>
    <style:style style:name="TableColumn657" style:family="table-column">
      <style:table-column-properties style:column-width="1.2986in"/>
    </style:style>
    <style:style style:name="TableColumn658" style:family="table-column">
      <style:table-column-properties style:column-width="0.0763in"/>
    </style:style>
    <style:style style:name="TableColumn659" style:family="table-column">
      <style:table-column-properties style:column-width="0.3819in"/>
    </style:style>
    <style:style style:name="Table655" style:family="table">
      <style:table-properties style:width="1.7611in" fo:margin-left="0.5in" table:align="left"/>
    </style:style>
    <style:style style:name="TableRow660" style:family="table-row">
      <style:table-row-properties/>
    </style:style>
    <style:style style:name="TableCell661" style:family="table-cell">
      <style:table-cell-properties fo:border="none" style:writing-mode="lr-tb" fo:padding-top="0in" fo:padding-left="0in" fo:padding-bottom="0in" fo:padding-right="0in"/>
    </style:style>
    <style:style style:name="P66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63" style:family="table-cell">
      <style:table-cell-properties fo:border="none" style:writing-mode="lr-tb" fo:padding-top="0in" fo:padding-left="0in" fo:padding-bottom="0in" fo:padding-right="0in"/>
    </style:style>
    <style:style style:name="P66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65" style:family="table-cell">
      <style:table-cell-properties fo:border="none" style:writing-mode="lr-tb" fo:padding-top="0.0312in" fo:padding-left="0in" fo:padding-bottom="0.0312in" fo:padding-right="0in"/>
    </style:style>
    <style:style style:name="P66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67" style:family="table-cell">
      <style:table-cell-properties fo:border="none" style:writing-mode="lr-tb" fo:padding-top="0in" fo:padding-left="0in" fo:padding-bottom="0in" fo:padding-right="0in"/>
    </style:style>
    <style:style style:name="P66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6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fo:padding-top="0in" fo:padding-left="0in" fo:padding-bottom="0in" fo:padding-right="0in"/>
    </style:style>
    <style:style style:name="P6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73" style:family="table-cell">
      <style:table-cell-properties fo:border="none" style:writing-mode="lr-tb" fo:padding-top="0in" fo:padding-left="0in" fo:padding-bottom="0in" fo:padding-right="0in"/>
    </style:style>
    <style:style style:name="P6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75" style:family="table-cell">
      <style:table-cell-properties fo:border="none" style:writing-mode="lr-tb" fo:padding-top="0in" fo:padding-left="0in" fo:padding-bottom="0in" fo:padding-right="0in"/>
    </style:style>
    <style:style style:name="TableColumn677" style:family="table-column">
      <style:table-column-properties style:column-width="0.0041in"/>
    </style:style>
    <style:style style:name="TableColumn678" style:family="table-column">
      <style:table-column-properties style:column-width="1.0694in"/>
    </style:style>
    <style:style style:name="TableColumn679" style:family="table-column">
      <style:table-column-properties style:column-width="0.0763in"/>
    </style:style>
    <style:style style:name="TableColumn680" style:family="table-column">
      <style:table-column-properties style:column-width="0.3055in"/>
    </style:style>
    <style:style style:name="Table676" style:family="table">
      <style:table-properties style:width="1.4555in" fo:margin-left="0.5in" table:align="left"/>
    </style:style>
    <style:style style:name="TableRow681" style:family="table-row">
      <style:table-row-properties/>
    </style:style>
    <style:style style:name="TableCell682" style:family="table-cell">
      <style:table-cell-properties fo:border="none" style:writing-mode="lr-tb" fo:padding-top="0in" fo:padding-left="0in" fo:padding-bottom="0in" fo:padding-right="0in"/>
    </style:style>
    <style:style style:name="P68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84" style:family="table-cell">
      <style:table-cell-properties fo:border="none" style:writing-mode="lr-tb" fo:padding-top="0in" fo:padding-left="0in" fo:padding-bottom="0in" fo:padding-right="0in"/>
    </style:style>
    <style:style style:name="P68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686" style:family="table-cell">
      <style:table-cell-properties fo:border="none" style:writing-mode="lr-tb" fo:padding-top="0.0312in" fo:padding-left="0in" fo:padding-bottom="0.0312in" fo:padding-right="0in"/>
    </style:style>
    <style:style style:name="P68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688" style:family="table-cell">
      <style:table-cell-properties fo:border="none" style:writing-mode="lr-tb" fo:padding-top="0in" fo:padding-left="0in" fo:padding-bottom="0in" fo:padding-right="0in"/>
    </style:style>
    <style:style style:name="P68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69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691" style:family="table-row">
      <style:table-row-properties/>
    </style:style>
    <style:style style:name="TableCell692" style:family="table-cell">
      <style:table-cell-properties fo:border="none" style:writing-mode="lr-tb" fo:padding-top="0in" fo:padding-left="0in" fo:padding-bottom="0in" fo:padding-right="0in"/>
    </style:style>
    <style:style style:name="P6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94" style:family="table-cell">
      <style:table-cell-properties fo:border="none" style:writing-mode="lr-tb" fo:padding-top="0in" fo:padding-left="0in" fo:padding-bottom="0in" fo:padding-right="0in"/>
    </style:style>
    <style:style style:name="P6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96" style:family="table-cell">
      <style:table-cell-properties fo:border="none" style:writing-mode="lr-tb" fo:padding-top="0in" fo:padding-left="0in" fo:padding-bottom="0in" fo:padding-right="0in"/>
    </style:style>
    <style:style style:name="TableColumn698" style:family="table-column">
      <style:table-column-properties style:column-width="0.0041in"/>
    </style:style>
    <style:style style:name="TableColumn699" style:family="table-column">
      <style:table-column-properties style:column-width="0.993in"/>
    </style:style>
    <style:style style:name="TableColumn700" style:family="table-column">
      <style:table-column-properties style:column-width="0.0763in"/>
    </style:style>
    <style:style style:name="TableColumn701" style:family="table-column">
      <style:table-column-properties style:column-width="0.3819in"/>
    </style:style>
    <style:style style:name="Table697" style:family="table">
      <style:table-properties style:width="1.4555in" fo:margin-left="0.5in" table:align="left"/>
    </style:style>
    <style:style style:name="TableRow702" style:family="table-row">
      <style:table-row-properties/>
    </style:style>
    <style:style style:name="TableCell703" style:family="table-cell">
      <style:table-cell-properties fo:border="none" style:writing-mode="lr-tb" fo:padding-top="0in" fo:padding-left="0in" fo:padding-bottom="0in" fo:padding-right="0in"/>
    </style:style>
    <style:style style:name="P70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5" style:family="table-cell">
      <style:table-cell-properties fo:border="none" style:writing-mode="lr-tb" fo:padding-top="0in" fo:padding-left="0in" fo:padding-bottom="0in" fo:padding-right="0in"/>
    </style:style>
    <style:style style:name="P70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07" style:family="table-cell">
      <style:table-cell-properties fo:border="none" style:writing-mode="lr-tb" fo:padding-top="0.0312in" fo:padding-left="0in" fo:padding-bottom="0.0312in" fo:padding-right="0in"/>
    </style:style>
    <style:style style:name="P70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09" style:family="table-cell">
      <style:table-cell-properties fo:border="none" style:writing-mode="lr-tb" fo:padding-top="0in" fo:padding-left="0in" fo:padding-bottom="0in" fo:padding-right="0in"/>
    </style:style>
    <style:style style:name="P71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71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12" style:family="table-row">
      <style:table-row-properties/>
    </style:style>
    <style:style style:name="TableCell713" style:family="table-cell">
      <style:table-cell-properties fo:border="none" style:writing-mode="lr-tb" fo:padding-top="0in" fo:padding-left="0in" fo:padding-bottom="0in" fo:padding-right="0in"/>
    </style:style>
    <style:style style:name="P7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5" style:family="table-cell">
      <style:table-cell-properties fo:border="none" style:writing-mode="lr-tb" fo:padding-top="0in" fo:padding-left="0in" fo:padding-bottom="0in" fo:padding-right="0in"/>
    </style:style>
    <style:style style:name="P7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17" style:family="table-cell">
      <style:table-cell-properties fo:border="none" style:writing-mode="lr-tb" fo:padding-top="0in" fo:padding-left="0in" fo:padding-bottom="0in" fo:padding-right="0in"/>
    </style:style>
    <style:style style:name="TableColumn719" style:family="table-column">
      <style:table-column-properties style:column-width="0.0041in"/>
    </style:style>
    <style:style style:name="TableColumn720" style:family="table-column">
      <style:table-column-properties style:column-width="0.9166in"/>
    </style:style>
    <style:style style:name="TableColumn721" style:family="table-column">
      <style:table-column-properties style:column-width="0.0763in"/>
    </style:style>
    <style:style style:name="TableColumn722" style:family="table-column">
      <style:table-column-properties style:column-width="2.0618in"/>
    </style:style>
    <style:style style:name="Table718" style:family="table">
      <style:table-properties style:width="3.059in" fo:margin-left="0.5in" table:align="left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fo:padding-top="0in" fo:padding-left="0in" fo:padding-bottom="0in" fo:padding-right="0in"/>
    </style:style>
    <style:style style:name="P72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26" style:family="table-cell">
      <style:table-cell-properties fo:border="none" style:writing-mode="lr-tb" fo:padding-top="0in" fo:padding-left="0in" fo:padding-bottom="0in" fo:padding-right="0in"/>
    </style:style>
    <style:style style:name="P72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28" style:family="table-cell">
      <style:table-cell-properties fo:border="none" style:writing-mode="lr-tb" fo:padding-top="0.0312in" fo:padding-left="0in" fo:padding-bottom="0.0312in" fo:padding-right="0in"/>
    </style:style>
    <style:style style:name="P72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73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in" fo:padding-bottom="0in" fo:padding-right="0in"/>
    </style:style>
    <style:style style:name="P7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36" style:family="table-cell">
      <style:table-cell-properties fo:border="none" style:writing-mode="lr-tb" fo:padding-top="0in" fo:padding-left="0in" fo:padding-bottom="0in" fo:padding-right="0in"/>
    </style:style>
    <style:style style:name="P7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38" style:family="table-cell">
      <style:table-cell-properties fo:border="none" style:writing-mode="lr-tb" fo:padding-top="0in" fo:padding-left="0in" fo:padding-bottom="0in" fo:padding-right="0in"/>
    </style:style>
    <style:style style:name="TableColumn740" style:family="table-column">
      <style:table-column-properties style:column-width="0.0041in"/>
    </style:style>
    <style:style style:name="TableColumn741" style:family="table-column">
      <style:table-column-properties style:column-width="1.0694in"/>
    </style:style>
    <style:style style:name="TableColumn742" style:family="table-column">
      <style:table-column-properties style:column-width="0.0763in"/>
    </style:style>
    <style:style style:name="TableColumn743" style:family="table-column">
      <style:table-column-properties style:column-width="0.1527in"/>
    </style:style>
    <style:style style:name="Table739" style:family="table">
      <style:table-properties style:width="1.3027in" fo:margin-left="0.5in" table:align="left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in" fo:padding-bottom="0in" fo:padding-right="0in"/>
    </style:style>
    <style:style style:name="P7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7" style:family="table-cell">
      <style:table-cell-properties fo:border="none" style:writing-mode="lr-tb" fo:padding-top="0in" fo:padding-left="0in" fo:padding-bottom="0in" fo:padding-right="0in"/>
    </style:style>
    <style:style style:name="P74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49" style:family="table-cell">
      <style:table-cell-properties fo:border="none" style:writing-mode="lr-tb" fo:padding-top="0.0312in" fo:padding-left="0in" fo:padding-bottom="0.0312in" fo:padding-right="0in"/>
    </style:style>
    <style:style style:name="P75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51" style:family="table-cell">
      <style:table-cell-properties fo:border="none" style:writing-mode="lr-tb" fo:padding-top="0in" fo:padding-left="0in" fo:padding-bottom="0in" fo:padding-right="0in"/>
    </style:style>
    <style:style style:name="P75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75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in" fo:padding-bottom="0in" fo:padding-right="0in"/>
    </style:style>
    <style:style style:name="P7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7" style:family="table-cell">
      <style:table-cell-properties fo:border="none" style:writing-mode="lr-tb" fo:padding-top="0in" fo:padding-left="0in" fo:padding-bottom="0in" fo:padding-right="0in"/>
    </style:style>
    <style:style style:name="P7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59" style:family="table-cell">
      <style:table-cell-properties fo:border="none" style:writing-mode="lr-tb" fo:padding-top="0in" fo:padding-left="0in" fo:padding-bottom="0in" fo:padding-right="0in"/>
    </style:style>
    <style:style style:name="TableColumn761" style:family="table-column">
      <style:table-column-properties style:column-width="0.0041in"/>
    </style:style>
    <style:style style:name="TableColumn762" style:family="table-column">
      <style:table-column-properties style:column-width="1.2222in"/>
    </style:style>
    <style:style style:name="TableColumn763" style:family="table-column">
      <style:table-column-properties style:column-width="0.0041in"/>
    </style:style>
    <style:style style:name="TableColumn764" style:family="table-column">
      <style:table-column-properties style:column-width="0.2291in"/>
    </style:style>
    <style:style style:name="Table760" style:family="table">
      <style:table-properties style:width="1.4597in" fo:margin-left="0.5in" table:align="left"/>
    </style:style>
    <style:style style:name="TableRow765" style:family="table-row">
      <style:table-row-properties/>
    </style:style>
    <style:style style:name="TableCell766" style:family="table-cell">
      <style:table-cell-properties fo:border="none" style:writing-mode="lr-tb" fo:padding-top="0in" fo:padding-left="0in" fo:padding-bottom="0in" fo:padding-right="0in"/>
    </style:style>
    <style:style style:name="P7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68" style:family="table-cell">
      <style:table-cell-properties fo:border="none" style:writing-mode="lr-tb" fo:padding-top="0in" fo:padding-left="0in" fo:padding-bottom="0in" fo:padding-right="0in"/>
    </style:style>
    <style:style style:name="P76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70" style:family="table-cell">
      <style:table-cell-properties fo:border="none" style:writing-mode="lr-tb" fo:padding-top="0in" fo:padding-left="0in" fo:padding-bottom="0in" fo:padding-right="0in"/>
    </style:style>
    <style:style style:name="P77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72" style:family="table-cell">
      <style:table-cell-properties fo:border="none" style:writing-mode="lr-tb" fo:padding-top="0in" fo:padding-left="0in" fo:padding-bottom="0in" fo:padding-right="0in"/>
    </style:style>
    <style:style style:name="P77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77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775" style:family="table-row">
      <style:table-row-properties/>
    </style:style>
    <style:style style:name="TableCell776" style:family="table-cell">
      <style:table-cell-properties fo:border="none" style:writing-mode="lr-tb" fo:padding-top="0in" fo:padding-left="0in" fo:padding-bottom="0in" fo:padding-right="0in"/>
    </style:style>
    <style:style style:name="P7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78" style:family="table-cell">
      <style:table-cell-properties fo:border="none" style:writing-mode="lr-tb" fo:padding-top="0in" fo:padding-left="0in" fo:padding-bottom="0in" fo:padding-right="0in"/>
    </style:style>
    <style:style style:name="P7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80" style:family="table-cell">
      <style:table-cell-properties fo:border="none" style:writing-mode="lr-tb" fo:padding-top="0in" fo:padding-left="1.0208in" fo:padding-bottom="0in" fo:padding-right="0in"/>
    </style:style>
    <style:style style:name="P781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782" style:family="table-row">
      <style:table-row-properties/>
    </style:style>
    <style:style style:name="TableCell783" style:family="table-cell">
      <style:table-cell-properties fo:border="none" style:writing-mode="lr-tb" fo:padding-top="0in" fo:padding-left="0in" fo:padding-bottom="0in" fo:padding-right="0in"/>
    </style:style>
    <style:style style:name="P78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785" style:family="table-cell">
      <style:table-cell-properties fo:border="none" style:writing-mode="lr-tb" fo:padding-top="0in" fo:padding-left="0in" fo:padding-bottom="0in" fo:padding-right="0in"/>
    </style:style>
    <style:style style:name="P7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87" style:family="table-cell">
      <style:table-cell-properties fo:border="none" style:writing-mode="lr-tb" fo:padding-top="0in" fo:padding-left="0in" fo:padding-bottom="0in" fo:padding-right="0in"/>
    </style:style>
    <style:style style:name="TableColumn789" style:family="table-column">
      <style:table-column-properties style:column-width="0.0041in"/>
    </style:style>
    <style:style style:name="TableColumn790" style:family="table-column">
      <style:table-column-properties style:column-width="0.5347in"/>
    </style:style>
    <style:style style:name="TableColumn791" style:family="table-column">
      <style:table-column-properties style:column-width="0.0041in"/>
    </style:style>
    <style:style style:name="TableColumn792" style:family="table-column">
      <style:table-column-properties style:column-width="0.2291in"/>
    </style:style>
    <style:style style:name="Table788" style:family="table">
      <style:table-properties style:width="0.7722in" fo:margin-left="0.5in" table:align="left"/>
    </style:style>
    <style:style style:name="TableRow793" style:family="table-row">
      <style:table-row-properties/>
    </style:style>
    <style:style style:name="TableCell794" style:family="table-cell">
      <style:table-cell-properties fo:border="none" style:writing-mode="lr-tb" fo:padding-top="0in" fo:padding-left="0in" fo:padding-bottom="0in" fo:padding-right="0in"/>
    </style:style>
    <style:style style:name="P7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96" style:family="table-cell">
      <style:table-cell-properties fo:border="none" style:writing-mode="lr-tb" fo:padding-top="0in" fo:padding-left="0in" fo:padding-bottom="0in" fo:padding-right="0in"/>
    </style:style>
    <style:style style:name="P79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798" style:family="table-cell">
      <style:table-cell-properties fo:border="none" style:writing-mode="lr-tb" fo:padding-top="0in" fo:padding-left="0in" fo:padding-bottom="0in" fo:padding-right="0in"/>
    </style:style>
    <style:style style:name="P79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00" style:family="table-cell">
      <style:table-cell-properties fo:border="none" style:writing-mode="lr-tb" fo:padding-top="0in" fo:padding-left="0in" fo:padding-bottom="0in" fo:padding-right="0in"/>
    </style:style>
    <style:style style:name="P8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80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03" style:family="table-row">
      <style:table-row-properties/>
    </style:style>
    <style:style style:name="TableCell804" style:family="table-cell">
      <style:table-cell-properties fo:border="none" style:writing-mode="lr-tb" fo:padding-top="0in" fo:padding-left="0in" fo:padding-bottom="0in" fo:padding-right="0in"/>
    </style:style>
    <style:style style:name="P8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06" style:family="table-cell">
      <style:table-cell-properties fo:border="none" style:writing-mode="lr-tb" fo:padding-top="0in" fo:padding-left="0in" fo:padding-bottom="0in" fo:padding-right="0in"/>
    </style:style>
    <style:style style:name="P8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08" style:family="table-cell">
      <style:table-cell-properties fo:border="none" style:writing-mode="lr-tb" fo:padding-top="0in" fo:padding-left="0in" fo:padding-bottom="0in" fo:padding-right="0in"/>
    </style:style>
    <style:style style:name="TableColumn810" style:family="table-column">
      <style:table-column-properties style:column-width="0.0041in"/>
    </style:style>
    <style:style style:name="TableColumn811" style:family="table-column">
      <style:table-column-properties style:column-width="1.2986in"/>
    </style:style>
    <style:style style:name="TableColumn812" style:family="table-column">
      <style:table-column-properties style:column-width="0.0763in"/>
    </style:style>
    <style:style style:name="TableColumn813" style:family="table-column">
      <style:table-column-properties style:column-width="0.3819in"/>
    </style:style>
    <style:style style:name="Table809" style:family="table">
      <style:table-properties style:width="1.7611in" fo:margin-left="0.75in" table:align="left"/>
    </style:style>
    <style:style style:name="TableRow814" style:family="table-row">
      <style:table-row-properties/>
    </style:style>
    <style:style style:name="TableCell815" style:family="table-cell">
      <style:table-cell-properties fo:border="none" style:writing-mode="lr-tb" fo:padding-top="0in" fo:padding-left="0in" fo:padding-bottom="0in" fo:padding-right="0in"/>
    </style:style>
    <style:style style:name="P8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17" style:family="table-cell">
      <style:table-cell-properties fo:border="none" style:writing-mode="lr-tb" fo:padding-top="0in" fo:padding-left="0in" fo:padding-bottom="0in" fo:padding-right="0in"/>
    </style:style>
    <style:style style:name="P81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19" style:family="table-cell">
      <style:table-cell-properties fo:border="none" style:writing-mode="lr-tb" fo:padding-top="0.0312in" fo:padding-left="0in" fo:padding-bottom="0.0312in" fo:padding-right="0in"/>
    </style:style>
    <style:style style:name="P82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21" style:family="table-cell">
      <style:table-cell-properties fo:border="none" style:writing-mode="lr-tb" fo:padding-top="0in" fo:padding-left="0in" fo:padding-bottom="0in" fo:padding-right="0in"/>
    </style:style>
    <style:style style:name="P8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2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24" style:family="table-row">
      <style:table-row-properties/>
    </style:style>
    <style:style style:name="TableCell825" style:family="table-cell">
      <style:table-cell-properties fo:border="none" style:writing-mode="lr-tb" fo:padding-top="0in" fo:padding-left="0in" fo:padding-bottom="0in" fo:padding-right="0in"/>
    </style:style>
    <style:style style:name="P8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27" style:family="table-cell">
      <style:table-cell-properties fo:border="none" style:writing-mode="lr-tb" fo:padding-top="0in" fo:padding-left="0in" fo:padding-bottom="0in" fo:padding-right="0in"/>
    </style:style>
    <style:style style:name="P8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29" style:family="table-cell">
      <style:table-cell-properties fo:border="none" style:writing-mode="lr-tb" fo:padding-top="0in" fo:padding-left="0in" fo:padding-bottom="0in" fo:padding-right="0in"/>
    </style:style>
    <style:style style:name="TableColumn831" style:family="table-column">
      <style:table-column-properties style:column-width="0.0041in"/>
    </style:style>
    <style:style style:name="TableColumn832" style:family="table-column">
      <style:table-column-properties style:column-width="0.993in"/>
    </style:style>
    <style:style style:name="TableColumn833" style:family="table-column">
      <style:table-column-properties style:column-width="0.0763in"/>
    </style:style>
    <style:style style:name="TableColumn834" style:family="table-column">
      <style:table-column-properties style:column-width="0.3819in"/>
    </style:style>
    <style:style style:name="Table830" style:family="table">
      <style:table-properties style:width="1.4555in" fo:margin-left="0.75in" table:align="left"/>
    </style:style>
    <style:style style:name="TableRow835" style:family="table-row">
      <style:table-row-properties/>
    </style:style>
    <style:style style:name="TableCell836" style:family="table-cell">
      <style:table-cell-properties fo:border="none" style:writing-mode="lr-tb" fo:padding-top="0in" fo:padding-left="0in" fo:padding-bottom="0in" fo:padding-right="0in"/>
    </style:style>
    <style:style style:name="P8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38" style:family="table-cell">
      <style:table-cell-properties fo:border="none" style:writing-mode="lr-tb" fo:padding-top="0in" fo:padding-left="0in" fo:padding-bottom="0in" fo:padding-right="0in"/>
    </style:style>
    <style:style style:name="P83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40" style:family="table-cell">
      <style:table-cell-properties fo:border="none" style:writing-mode="lr-tb" fo:padding-top="0.0312in" fo:padding-left="0in" fo:padding-bottom="0.0312in" fo:padding-right="0in"/>
    </style:style>
    <style:style style:name="P84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42" style:family="table-cell">
      <style:table-cell-properties fo:border="none" style:writing-mode="lr-tb" fo:padding-top="0in" fo:padding-left="0in" fo:padding-bottom="0in" fo:padding-right="0in"/>
    </style:style>
    <style:style style:name="P84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4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in" fo:padding-bottom="0in" fo:padding-right="0in"/>
    </style:style>
    <style:style style:name="P8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48" style:family="table-cell">
      <style:table-cell-properties fo:border="none" style:writing-mode="lr-tb" fo:padding-top="0in" fo:padding-left="0in" fo:padding-bottom="0in" fo:padding-right="0in"/>
    </style:style>
    <style:style style:name="P8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0" style:family="table-cell">
      <style:table-cell-properties fo:border="none" style:writing-mode="lr-tb" fo:padding-top="0in" fo:padding-left="0in" fo:padding-bottom="0in" fo:padding-right="0in"/>
    </style:style>
    <style:style style:name="TableColumn852" style:family="table-column">
      <style:table-column-properties style:column-width="0.0041in"/>
    </style:style>
    <style:style style:name="TableColumn853" style:family="table-column">
      <style:table-column-properties style:column-width="1.0694in"/>
    </style:style>
    <style:style style:name="TableColumn854" style:family="table-column">
      <style:table-column-properties style:column-width="0.0763in"/>
    </style:style>
    <style:style style:name="TableColumn855" style:family="table-column">
      <style:table-column-properties style:column-width="0.3055in"/>
    </style:style>
    <style:style style:name="Table851" style:family="table">
      <style:table-properties style:width="1.4555in" fo:margin-left="0.75in" table:align="left"/>
    </style:style>
    <style:style style:name="TableRow856" style:family="table-row">
      <style:table-row-properties/>
    </style:style>
    <style:style style:name="TableCell857" style:family="table-cell">
      <style:table-cell-properties fo:border="none" style:writing-mode="lr-tb" fo:padding-top="0in" fo:padding-left="0in" fo:padding-bottom="0in" fo:padding-right="0in"/>
    </style:style>
    <style:style style:name="P8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9" style:family="table-cell">
      <style:table-cell-properties fo:border="none" style:writing-mode="lr-tb" fo:padding-top="0in" fo:padding-left="0in" fo:padding-bottom="0in" fo:padding-right="0in"/>
    </style:style>
    <style:style style:name="P86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61" style:family="table-cell">
      <style:table-cell-properties fo:border="none" style:writing-mode="lr-tb" fo:padding-top="0.0312in" fo:padding-left="0in" fo:padding-bottom="0.0312in" fo:padding-right="0in"/>
    </style:style>
    <style:style style:name="P86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63" style:family="table-cell">
      <style:table-cell-properties fo:border="none" style:writing-mode="lr-tb" fo:padding-top="0in" fo:padding-left="0in" fo:padding-bottom="0in" fo:padding-right="0in"/>
    </style:style>
    <style:style style:name="P86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6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66" style:family="table-row">
      <style:table-row-properties/>
    </style:style>
    <style:style style:name="TableCell867" style:family="table-cell">
      <style:table-cell-properties fo:border="none" style:writing-mode="lr-tb" fo:padding-top="0in" fo:padding-left="0in" fo:padding-bottom="0in" fo:padding-right="0in"/>
    </style:style>
    <style:style style:name="P8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69" style:family="table-cell">
      <style:table-cell-properties fo:border="none" style:writing-mode="lr-tb" fo:padding-top="0in" fo:padding-left="0in" fo:padding-bottom="0in" fo:padding-right="0in"/>
    </style:style>
    <style:style style:name="P8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71" style:family="table-cell">
      <style:table-cell-properties fo:border="none" style:writing-mode="lr-tb" fo:padding-top="0in" fo:padding-left="0in" fo:padding-bottom="0in" fo:padding-right="0in"/>
    </style:style>
    <style:style style:name="TableColumn873" style:family="table-column">
      <style:table-column-properties style:column-width="0.0041in"/>
    </style:style>
    <style:style style:name="TableColumn874" style:family="table-column">
      <style:table-column-properties style:column-width="1.6805in"/>
    </style:style>
    <style:style style:name="TableColumn875" style:family="table-column">
      <style:table-column-properties style:column-width="0.0763in"/>
    </style:style>
    <style:style style:name="TableColumn876" style:family="table-column">
      <style:table-column-properties style:column-width="0.3055in"/>
    </style:style>
    <style:style style:name="Table872" style:family="table">
      <style:table-properties style:width="2.0666in" fo:margin-left="0.75in" table:align="left"/>
    </style:style>
    <style:style style:name="TableRow877" style:family="table-row">
      <style:table-row-properties/>
    </style:style>
    <style:style style:name="TableCell878" style:family="table-cell">
      <style:table-cell-properties fo:border="none" style:writing-mode="lr-tb" fo:padding-top="0in" fo:padding-left="0in" fo:padding-bottom="0in" fo:padding-right="0in"/>
    </style:style>
    <style:style style:name="P8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80" style:family="table-cell">
      <style:table-cell-properties fo:border="none" style:writing-mode="lr-tb" fo:padding-top="0in" fo:padding-left="0in" fo:padding-bottom="0in" fo:padding-right="0in"/>
    </style:style>
    <style:style style:name="P88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882" style:family="table-cell">
      <style:table-cell-properties fo:border="none" style:writing-mode="lr-tb" fo:padding-top="0.0312in" fo:padding-left="0in" fo:padding-bottom="0.0312in" fo:padding-right="0in"/>
    </style:style>
    <style:style style:name="P88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884" style:family="table-cell">
      <style:table-cell-properties fo:border="none" style:writing-mode="lr-tb" fo:padding-top="0in" fo:padding-left="0in" fo:padding-bottom="0in" fo:padding-right="0in"/>
    </style:style>
    <style:style style:name="P88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88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887" style:family="table-row">
      <style:table-row-properties/>
    </style:style>
    <style:style style:name="TableCell8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894" style:family="table-row">
      <style:table-row-properties/>
    </style:style>
    <style:style style:name="TableCell8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901" style:family="table-row">
      <style:table-row-properties/>
    </style:style>
    <style:style style:name="TableCell902" style:family="table-cell">
      <style:table-cell-properties fo:border="none" style:writing-mode="lr-tb" fo:padding-top="0in" fo:padding-left="0in" fo:padding-bottom="0in" fo:padding-right="0in"/>
    </style:style>
    <style:style style:name="P90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4" style:family="table-cell">
      <style:table-cell-properties fo:border="none" style:writing-mode="lr-tb" fo:padding-top="0in" fo:padding-left="0in" fo:padding-bottom="0in" fo:padding-right="0in"/>
    </style:style>
    <style:style style:name="P90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6" style:family="table-cell">
      <style:table-cell-properties fo:border="none" style:writing-mode="lr-tb" fo:padding-top="0in" fo:padding-left="0in" fo:padding-bottom="0in" fo:padding-right="0in"/>
    </style:style>
    <style:style style:name="TableColumn908" style:family="table-column">
      <style:table-column-properties style:column-width="0.0041in"/>
    </style:style>
    <style:style style:name="TableColumn909" style:family="table-column">
      <style:table-column-properties style:column-width="0.0763in"/>
    </style:style>
    <style:style style:name="TableColumn910" style:family="table-column">
      <style:table-column-properties style:column-width="0.0041in"/>
    </style:style>
    <style:style style:name="TableColumn911" style:family="table-column">
      <style:table-column-properties style:column-width="0.3055in"/>
    </style:style>
    <style:style style:name="Table907" style:family="table">
      <style:table-properties style:width="0.3902in" fo:margin-left="0.25in" table:align="left"/>
    </style:style>
    <style:style style:name="TableRow912" style:family="table-row">
      <style:table-row-properties/>
    </style:style>
    <style:style style:name="TableCell913" style:family="table-cell">
      <style:table-cell-properties fo:border="none" style:writing-mode="lr-tb" fo:padding-top="0in" fo:padding-left="0in" fo:padding-bottom="0in" fo:padding-right="0in"/>
    </style:style>
    <style:style style:name="P9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15" style:family="table-cell">
      <style:table-cell-properties fo:border="none" style:writing-mode="lr-tb" fo:padding-top="0in" fo:padding-left="0in" fo:padding-bottom="0in" fo:padding-right="0in"/>
    </style:style>
    <style:style style:name="P91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17" style:family="table-cell">
      <style:table-cell-properties fo:border="none" style:writing-mode="lr-tb" fo:padding-top="0in" fo:padding-left="0in" fo:padding-bottom="0in" fo:padding-right="0in"/>
    </style:style>
    <style:style style:name="P91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19" style:family="table-cell">
      <style:table-cell-properties fo:border="none" style:writing-mode="lr-tb" fo:padding-top="0in" fo:padding-left="0in" fo:padding-bottom="0in" fo:padding-right="0in"/>
    </style:style>
    <style:style style:name="P92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92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22" style:family="table-row">
      <style:table-row-properties/>
    </style:style>
    <style:style style:name="TableCell923" style:family="table-cell">
      <style:table-cell-properties fo:border="none" style:writing-mode="lr-tb" fo:padding-top="0in" fo:padding-left="0in" fo:padding-bottom="0in" fo:padding-right="0in"/>
    </style:style>
    <style:style style:name="P9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5" style:family="table-cell">
      <style:table-cell-properties fo:border="none" style:writing-mode="lr-tb" fo:padding-top="0in" fo:padding-left="0in" fo:padding-bottom="0in" fo:padding-right="0in"/>
    </style:style>
    <style:style style:name="P92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7" style:family="table-cell">
      <style:table-cell-properties fo:border="none" style:writing-mode="lr-tb" fo:padding-top="0in" fo:padding-left="0in" fo:padding-bottom="0in" fo:padding-right="0in"/>
    </style:style>
    <style:style style:name="TableColumn929" style:family="table-column">
      <style:table-column-properties style:column-width="0.0041in"/>
    </style:style>
    <style:style style:name="TableColumn930" style:family="table-column">
      <style:table-column-properties style:column-width="0.3055in"/>
    </style:style>
    <style:style style:name="TableColumn931" style:family="table-column">
      <style:table-column-properties style:column-width="0.0763in"/>
    </style:style>
    <style:style style:name="TableColumn932" style:family="table-column">
      <style:table-column-properties style:column-width="2.7493in"/>
    </style:style>
    <style:style style:name="Table928" style:family="table">
      <style:table-properties style:width="3.1354in" fo:margin-left="0.5in" table:align="left"/>
    </style:style>
    <style:style style:name="TableRow933" style:family="table-row">
      <style:table-row-properties/>
    </style:style>
    <style:style style:name="TableCell934" style:family="table-cell">
      <style:table-cell-properties fo:border="none" style:writing-mode="lr-tb" fo:padding-top="0in" fo:padding-left="0in" fo:padding-bottom="0in" fo:padding-right="0in"/>
    </style:style>
    <style:style style:name="P9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36" style:family="table-cell">
      <style:table-cell-properties fo:border="none" style:writing-mode="lr-tb" fo:padding-top="0in" fo:padding-left="0in" fo:padding-bottom="0in" fo:padding-right="0in"/>
    </style:style>
    <style:style style:name="P93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38" style:family="table-cell">
      <style:table-cell-properties fo:border="none" style:writing-mode="lr-tb" fo:padding-top="0.0312in" fo:padding-left="0in" fo:padding-bottom="0.0312in" fo:padding-right="0in"/>
    </style:style>
    <style:style style:name="P93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40" style:family="table-cell">
      <style:table-cell-properties fo:border="none" style:writing-mode="lr-tb" fo:padding-top="0in" fo:padding-left="0in" fo:padding-bottom="0in" fo:padding-right="0in"/>
    </style:style>
    <style:style style:name="P94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4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43" style:family="table-row">
      <style:table-row-properties/>
    </style:style>
    <style:style style:name="TableCell944" style:family="table-cell">
      <style:table-cell-properties fo:border="none" style:writing-mode="lr-tb" fo:padding-top="0in" fo:padding-left="0in" fo:padding-bottom="0in" fo:padding-right="0in"/>
    </style:style>
    <style:style style:name="P9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46" style:family="table-cell">
      <style:table-cell-properties fo:border="none" style:writing-mode="lr-tb" fo:padding-top="0in" fo:padding-left="0in" fo:padding-bottom="0in" fo:padding-right="0in"/>
    </style:style>
    <style:style style:name="P94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48" style:family="table-cell">
      <style:table-cell-properties fo:border="none" style:writing-mode="lr-tb" fo:padding-top="0in" fo:padding-left="0in" fo:padding-bottom="0in" fo:padding-right="0in"/>
    </style:style>
    <style:style style:name="TableColumn950" style:family="table-column">
      <style:table-column-properties style:column-width="0.0041in"/>
    </style:style>
    <style:style style:name="TableColumn951" style:family="table-column">
      <style:table-column-properties style:column-width="0.4583in"/>
    </style:style>
    <style:style style:name="TableColumn952" style:family="table-column">
      <style:table-column-properties style:column-width="0.0763in"/>
    </style:style>
    <style:style style:name="TableColumn953" style:family="table-column">
      <style:table-column-properties style:column-width="0.4583in"/>
    </style:style>
    <style:style style:name="Table949" style:family="table">
      <style:table-properties style:width="0.9972in" fo:margin-left="0.5in" table:align="left"/>
    </style:style>
    <style:style style:name="TableRow954" style:family="table-row">
      <style:table-row-properties/>
    </style:style>
    <style:style style:name="TableCell955" style:family="table-cell">
      <style:table-cell-properties fo:border="none" style:writing-mode="lr-tb" fo:padding-top="0in" fo:padding-left="0in" fo:padding-bottom="0in" fo:padding-right="0in"/>
    </style:style>
    <style:style style:name="P9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57" style:family="table-cell">
      <style:table-cell-properties fo:border="none" style:writing-mode="lr-tb" fo:padding-top="0in" fo:padding-left="0in" fo:padding-bottom="0in" fo:padding-right="0in"/>
    </style:style>
    <style:style style:name="P95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59" style:family="table-cell">
      <style:table-cell-properties fo:border="none" style:writing-mode="lr-tb" fo:padding-top="0.0312in" fo:padding-left="0in" fo:padding-bottom="0.0312in" fo:padding-right="0in"/>
    </style:style>
    <style:style style:name="P96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61" style:family="table-cell">
      <style:table-cell-properties fo:border="none" style:writing-mode="lr-tb" fo:padding-top="0in" fo:padding-left="0in" fo:padding-bottom="0in" fo:padding-right="0in"/>
    </style:style>
    <style:style style:name="P96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6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64" style:family="table-row">
      <style:table-row-properties/>
    </style:style>
    <style:style style:name="TableCell965" style:family="table-cell">
      <style:table-cell-properties fo:border="none" style:writing-mode="lr-tb" fo:padding-top="0in" fo:padding-left="0in" fo:padding-bottom="0in" fo:padding-right="0in"/>
    </style:style>
    <style:style style:name="P9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67" style:family="table-cell">
      <style:table-cell-properties fo:border="none" style:writing-mode="lr-tb" fo:padding-top="0in" fo:padding-left="0in" fo:padding-bottom="0in" fo:padding-right="0in"/>
    </style:style>
    <style:style style:name="P9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69" style:family="table-cell">
      <style:table-cell-properties fo:border="none" style:writing-mode="lr-tb" fo:padding-top="0in" fo:padding-left="0in" fo:padding-bottom="0in" fo:padding-right="0in"/>
    </style:style>
    <style:style style:name="TableColumn971" style:family="table-column">
      <style:table-column-properties style:column-width="0.0041in"/>
    </style:style>
    <style:style style:name="TableColumn972" style:family="table-column">
      <style:table-column-properties style:column-width="0.3819in"/>
    </style:style>
    <style:style style:name="TableColumn973" style:family="table-column">
      <style:table-column-properties style:column-width="0.0763in"/>
    </style:style>
    <style:style style:name="TableColumn974" style:family="table-column">
      <style:table-column-properties style:column-width="0.9166in"/>
    </style:style>
    <style:style style:name="Table970" style:family="table">
      <style:table-properties style:width="1.3791in" fo:margin-left="0.5in" table:align="left"/>
    </style:style>
    <style:style style:name="TableRow975" style:family="table-row">
      <style:table-row-properties/>
    </style:style>
    <style:style style:name="TableCell976" style:family="table-cell">
      <style:table-cell-properties fo:border="none" style:writing-mode="lr-tb" fo:padding-top="0in" fo:padding-left="0in" fo:padding-bottom="0in" fo:padding-right="0in"/>
    </style:style>
    <style:style style:name="P9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78" style:family="table-cell">
      <style:table-cell-properties fo:border="none" style:writing-mode="lr-tb" fo:padding-top="0in" fo:padding-left="0in" fo:padding-bottom="0in" fo:padding-right="0in"/>
    </style:style>
    <style:style style:name="P97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980" style:family="table-cell">
      <style:table-cell-properties fo:border="none" style:writing-mode="lr-tb" fo:padding-top="0.0312in" fo:padding-left="0in" fo:padding-bottom="0.0312in" fo:padding-right="0in"/>
    </style:style>
    <style:style style:name="P98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982" style:family="table-cell">
      <style:table-cell-properties fo:border="none" style:writing-mode="lr-tb" fo:padding-top="0in" fo:padding-left="0in" fo:padding-bottom="0in" fo:padding-right="0in"/>
    </style:style>
    <style:style style:name="P9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98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985" style:family="table-row">
      <style:table-row-properties/>
    </style:style>
    <style:style style:name="TableCell986" style:family="table-cell">
      <style:table-cell-properties fo:border="none" style:writing-mode="lr-tb" fo:padding-top="0in" fo:padding-left="0in" fo:padding-bottom="0in" fo:padding-right="0in"/>
    </style:style>
    <style:style style:name="P9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88" style:family="table-cell">
      <style:table-cell-properties fo:border="none" style:writing-mode="lr-tb" fo:padding-top="0in" fo:padding-left="0in" fo:padding-bottom="0in" fo:padding-right="0in"/>
    </style:style>
    <style:style style:name="P9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0" style:family="table-cell">
      <style:table-cell-properties fo:border="none" style:writing-mode="lr-tb" fo:padding-top="0in" fo:padding-left="0in" fo:padding-bottom="0in" fo:padding-right="0in"/>
    </style:style>
    <style:style style:name="TableColumn992" style:family="table-column">
      <style:table-column-properties style:column-width="0.0041in"/>
    </style:style>
    <style:style style:name="TableColumn993" style:family="table-column">
      <style:table-column-properties style:column-width="0.3055in"/>
    </style:style>
    <style:style style:name="TableColumn994" style:family="table-column">
      <style:table-column-properties style:column-width="0.0763in"/>
    </style:style>
    <style:style style:name="TableColumn995" style:family="table-column">
      <style:table-column-properties style:column-width="3.2076in"/>
    </style:style>
    <style:style style:name="Table991" style:family="table">
      <style:table-properties style:width="3.5937in" fo:margin-left="0.5in" table:align="left"/>
    </style:style>
    <style:style style:name="TableRow996" style:family="table-row">
      <style:table-row-properties/>
    </style:style>
    <style:style style:name="TableCell997" style:family="table-cell">
      <style:table-cell-properties fo:border="none" style:writing-mode="lr-tb" fo:padding-top="0in" fo:padding-left="0in" fo:padding-bottom="0in" fo:padding-right="0in"/>
    </style:style>
    <style:style style:name="P9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9" style:family="table-cell">
      <style:table-cell-properties fo:border="none" style:writing-mode="lr-tb" fo:padding-top="0in" fo:padding-left="0in" fo:padding-bottom="0in" fo:padding-right="0in"/>
    </style:style>
    <style:style style:name="P100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01" style:family="table-cell">
      <style:table-cell-properties fo:border="none" style:writing-mode="lr-tb" fo:padding-top="0.0312in" fo:padding-left="0in" fo:padding-bottom="0.0312in" fo:padding-right="0in"/>
    </style:style>
    <style:style style:name="P100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03" style:family="table-cell">
      <style:table-cell-properties fo:border="none" style:writing-mode="lr-tb" fo:padding-top="0in" fo:padding-left="0in" fo:padding-bottom="0in" fo:padding-right="0in"/>
    </style:style>
    <style:style style:name="P10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0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06" style:family="table-row">
      <style:table-row-properties/>
    </style:style>
    <style:style style:name="TableCell1007" style:family="table-cell">
      <style:table-cell-properties fo:border="none" style:writing-mode="lr-tb" fo:padding-top="0in" fo:padding-left="0in" fo:padding-bottom="0in" fo:padding-right="0in"/>
    </style:style>
    <style:style style:name="P10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09" style:family="table-cell">
      <style:table-cell-properties fo:border="none" style:writing-mode="lr-tb" fo:padding-top="0in" fo:padding-left="0in" fo:padding-bottom="0in" fo:padding-right="0in"/>
    </style:style>
    <style:style style:name="P10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11" style:family="table-cell">
      <style:table-cell-properties fo:border="none" style:writing-mode="lr-tb" fo:padding-top="0in" fo:padding-left="0in" fo:padding-bottom="0in" fo:padding-right="0in"/>
    </style:style>
    <style:style style:name="TableColumn1013" style:family="table-column">
      <style:table-column-properties style:column-width="0.0041in"/>
    </style:style>
    <style:style style:name="TableColumn1014" style:family="table-column">
      <style:table-column-properties style:column-width="0.3819in"/>
    </style:style>
    <style:style style:name="TableColumn1015" style:family="table-column">
      <style:table-column-properties style:column-width="0.0763in"/>
    </style:style>
    <style:style style:name="TableColumn1016" style:family="table-column">
      <style:table-column-properties style:column-width="0.2291in"/>
    </style:style>
    <style:style style:name="Table1012" style:family="table">
      <style:table-properties style:width="0.6916in" fo:margin-left="0.5in" table:align="left"/>
    </style:style>
    <style:style style:name="TableRow1017" style:family="table-row">
      <style:table-row-properties/>
    </style:style>
    <style:style style:name="TableCell1018" style:family="table-cell">
      <style:table-cell-properties fo:border="none" style:writing-mode="lr-tb" fo:padding-top="0in" fo:padding-left="0in" fo:padding-bottom="0in" fo:padding-right="0in"/>
    </style:style>
    <style:style style:name="P10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20" style:family="table-cell">
      <style:table-cell-properties fo:border="none" style:writing-mode="lr-tb" fo:padding-top="0in" fo:padding-left="0in" fo:padding-bottom="0in" fo:padding-right="0in"/>
    </style:style>
    <style:style style:name="P102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22" style:family="table-cell">
      <style:table-cell-properties fo:border="none" style:writing-mode="lr-tb" fo:padding-top="0.0312in" fo:padding-left="0in" fo:padding-bottom="0.0312in" fo:padding-right="0in"/>
    </style:style>
    <style:style style:name="P102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24" style:family="table-cell">
      <style:table-cell-properties fo:border="none" style:writing-mode="lr-tb" fo:padding-top="0in" fo:padding-left="0in" fo:padding-bottom="0in" fo:padding-right="0in"/>
    </style:style>
    <style:style style:name="P102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2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in" fo:padding-bottom="0in" fo:padding-right="0in"/>
    </style:style>
    <style:style style:name="P10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30" style:family="table-cell">
      <style:table-cell-properties fo:border="none" style:writing-mode="lr-tb" fo:padding-top="0in" fo:padding-left="0in" fo:padding-bottom="0in" fo:padding-right="0in"/>
    </style:style>
    <style:style style:name="P10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32" style:family="table-cell">
      <style:table-cell-properties fo:border="none" style:writing-mode="lr-tb" fo:padding-top="0in" fo:padding-left="0in" fo:padding-bottom="0in" fo:padding-right="0in"/>
    </style:style>
    <style:style style:name="TableColumn1034" style:family="table-column">
      <style:table-column-properties style:column-width="0.0041in"/>
    </style:style>
    <style:style style:name="TableColumn1035" style:family="table-column">
      <style:table-column-properties style:column-width="0.4583in"/>
    </style:style>
    <style:style style:name="TableColumn1036" style:family="table-column">
      <style:table-column-properties style:column-width="0.0763in"/>
    </style:style>
    <style:style style:name="TableColumn1037" style:family="table-column">
      <style:table-column-properties style:column-width="0.2291in"/>
    </style:style>
    <style:style style:name="Table1033" style:family="table">
      <style:table-properties style:width="0.768in" fo:margin-left="0.5in" table:align="left"/>
    </style:style>
    <style:style style:name="TableRow1038" style:family="table-row">
      <style:table-row-properties/>
    </style:style>
    <style:style style:name="TableCell1039" style:family="table-cell">
      <style:table-cell-properties fo:border="none" style:writing-mode="lr-tb" fo:padding-top="0in" fo:padding-left="0in" fo:padding-bottom="0in" fo:padding-right="0in"/>
    </style:style>
    <style:style style:name="P10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41" style:family="table-cell">
      <style:table-cell-properties fo:border="none" style:writing-mode="lr-tb" fo:padding-top="0in" fo:padding-left="0in" fo:padding-bottom="0in" fo:padding-right="0in"/>
    </style:style>
    <style:style style:name="P10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43" style:family="table-cell">
      <style:table-cell-properties fo:border="none" style:writing-mode="lr-tb" fo:padding-top="0.0312in" fo:padding-left="0in" fo:padding-bottom="0.0312in" fo:padding-right="0in"/>
    </style:style>
    <style:style style:name="P104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45" style:family="table-cell">
      <style:table-cell-properties fo:border="none" style:writing-mode="lr-tb" fo:padding-top="0in" fo:padding-left="0in" fo:padding-bottom="0in" fo:padding-right="0in"/>
    </style:style>
    <style:style style:name="P104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4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48" style:family="table-row">
      <style:table-row-properties/>
    </style:style>
    <style:style style:name="TableCell1049" style:family="table-cell">
      <style:table-cell-properties fo:border="none" style:writing-mode="lr-tb" fo:padding-top="0in" fo:padding-left="0in" fo:padding-bottom="0in" fo:padding-right="0in"/>
    </style:style>
    <style:style style:name="P10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51" style:family="table-cell">
      <style:table-cell-properties fo:border="none" style:writing-mode="lr-tb" fo:padding-top="0in" fo:padding-left="0in" fo:padding-bottom="0in" fo:padding-right="0in"/>
    </style:style>
    <style:style style:name="P10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53" style:family="table-cell">
      <style:table-cell-properties fo:border="none" style:writing-mode="lr-tb" fo:padding-top="0in" fo:padding-left="0in" fo:padding-bottom="0in" fo:padding-right="0in"/>
    </style:style>
    <style:style style:name="TableColumn1055" style:family="table-column">
      <style:table-column-properties style:column-width="0.0041in"/>
    </style:style>
    <style:style style:name="TableColumn1056" style:family="table-column">
      <style:table-column-properties style:column-width="1.1458in"/>
    </style:style>
    <style:style style:name="TableColumn1057" style:family="table-column">
      <style:table-column-properties style:column-width="0.0763in"/>
    </style:style>
    <style:style style:name="TableColumn1058" style:family="table-column">
      <style:table-column-properties style:column-width="1.5277in"/>
    </style:style>
    <style:style style:name="Table1054" style:family="table">
      <style:table-properties style:width="2.7541in" fo:margin-left="0.5in" table:align="left"/>
    </style:style>
    <style:style style:name="TableRow1059" style:family="table-row">
      <style:table-row-properties/>
    </style:style>
    <style:style style:name="TableCell1060" style:family="table-cell">
      <style:table-cell-properties fo:border="none" style:writing-mode="lr-tb" fo:padding-top="0in" fo:padding-left="0in" fo:padding-bottom="0in" fo:padding-right="0in"/>
    </style:style>
    <style:style style:name="P10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62" style:family="table-cell">
      <style:table-cell-properties fo:border="none" style:writing-mode="lr-tb" fo:padding-top="0in" fo:padding-left="0in" fo:padding-bottom="0in" fo:padding-right="0in"/>
    </style:style>
    <style:style style:name="P106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64" style:family="table-cell">
      <style:table-cell-properties fo:border="none" style:writing-mode="lr-tb" fo:padding-top="0.0312in" fo:padding-left="0in" fo:padding-bottom="0.0312in" fo:padding-right="0in"/>
    </style:style>
    <style:style style:name="P106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66" style:family="table-cell">
      <style:table-cell-properties fo:border="none" style:writing-mode="lr-tb" fo:padding-top="0in" fo:padding-left="0in" fo:padding-bottom="0in" fo:padding-right="0in"/>
    </style:style>
    <style:style style:name="P106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6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69" style:family="table-row">
      <style:table-row-properties/>
    </style:style>
    <style:style style:name="TableCell1070" style:family="table-cell">
      <style:table-cell-properties fo:border="none" style:writing-mode="lr-tb" fo:padding-top="0in" fo:padding-left="0in" fo:padding-bottom="0in" fo:padding-right="0in"/>
    </style:style>
    <style:style style:name="P10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72" style:family="table-cell">
      <style:table-cell-properties fo:border="none" style:writing-mode="lr-tb" fo:padding-top="0in" fo:padding-left="0in" fo:padding-bottom="0in" fo:padding-right="0in"/>
    </style:style>
    <style:style style:name="P10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74" style:family="table-cell">
      <style:table-cell-properties fo:border="none" style:writing-mode="lr-tb" fo:padding-top="0in" fo:padding-left="0in" fo:padding-bottom="0in" fo:padding-right="0in"/>
    </style:style>
    <style:style style:name="TableColumn1076" style:family="table-column">
      <style:table-column-properties style:column-width="0.0041in"/>
    </style:style>
    <style:style style:name="TableColumn1077" style:family="table-column">
      <style:table-column-properties style:column-width="1.2222in"/>
    </style:style>
    <style:style style:name="TableColumn1078" style:family="table-column">
      <style:table-column-properties style:column-width="0.0763in"/>
    </style:style>
    <style:style style:name="TableColumn1079" style:family="table-column">
      <style:table-column-properties style:column-width="0.0763in"/>
    </style:style>
    <style:style style:name="Table1075" style:family="table">
      <style:table-properties style:width="1.3791in" fo:margin-left="0.5in" table:align="left"/>
    </style:style>
    <style:style style:name="TableRow1080" style:family="table-row">
      <style:table-row-properties/>
    </style:style>
    <style:style style:name="TableCell1081" style:family="table-cell">
      <style:table-cell-properties fo:border="none" style:writing-mode="lr-tb" fo:padding-top="0in" fo:padding-left="0in" fo:padding-bottom="0in" fo:padding-right="0in"/>
    </style:style>
    <style:style style:name="P10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83" style:family="table-cell">
      <style:table-cell-properties fo:border="none" style:writing-mode="lr-tb" fo:padding-top="0in" fo:padding-left="0in" fo:padding-bottom="0in" fo:padding-right="0in"/>
    </style:style>
    <style:style style:name="P10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085" style:family="table-cell">
      <style:table-cell-properties fo:border="none" style:writing-mode="lr-tb" fo:padding-top="0.0312in" fo:padding-left="0in" fo:padding-bottom="0.0312in" fo:padding-right="0in"/>
    </style:style>
    <style:style style:name="P108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087" style:family="table-cell">
      <style:table-cell-properties fo:border="none" style:writing-mode="lr-tb" fo:padding-top="0in" fo:padding-left="0in" fo:padding-bottom="0in" fo:padding-right="0in"/>
    </style:style>
    <style:style style:name="P108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08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090" style:family="table-row">
      <style:table-row-properties/>
    </style:style>
    <style:style style:name="TableCell1091" style:family="table-cell">
      <style:table-cell-properties fo:border="none" style:writing-mode="lr-tb" fo:padding-top="0in" fo:padding-left="0in" fo:padding-bottom="0in" fo:padding-right="0in"/>
    </style:style>
    <style:style style:name="P10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93" style:family="table-cell">
      <style:table-cell-properties fo:border="none" style:writing-mode="lr-tb" fo:padding-top="0in" fo:padding-left="0in" fo:padding-bottom="0in" fo:padding-right="0in"/>
    </style:style>
    <style:style style:name="P109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95" style:family="table-cell">
      <style:table-cell-properties fo:border="none" style:writing-mode="lr-tb" fo:padding-top="0in" fo:padding-left="0in" fo:padding-bottom="0in" fo:padding-right="0in"/>
    </style:style>
    <style:style style:name="TableColumn1097" style:family="table-column">
      <style:table-column-properties style:column-width="0.0041in"/>
    </style:style>
    <style:style style:name="TableColumn1098" style:family="table-column">
      <style:table-column-properties style:column-width="1.2986in"/>
    </style:style>
    <style:style style:name="TableColumn1099" style:family="table-column">
      <style:table-column-properties style:column-width="0.0763in"/>
    </style:style>
    <style:style style:name="TableColumn1100" style:family="table-column">
      <style:table-column-properties style:column-width="0.3819in"/>
    </style:style>
    <style:style style:name="Table1096" style:family="table">
      <style:table-properties style:width="1.7611in" fo:margin-left="0.5in" table:align="left"/>
    </style:style>
    <style:style style:name="TableRow1101" style:family="table-row">
      <style:table-row-properties/>
    </style:style>
    <style:style style:name="TableCell1102" style:family="table-cell">
      <style:table-cell-properties fo:border="none" style:writing-mode="lr-tb" fo:padding-top="0in" fo:padding-left="0in" fo:padding-bottom="0in" fo:padding-right="0in"/>
    </style:style>
    <style:style style:name="P110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04" style:family="table-cell">
      <style:table-cell-properties fo:border="none" style:writing-mode="lr-tb" fo:padding-top="0in" fo:padding-left="0in" fo:padding-bottom="0in" fo:padding-right="0in"/>
    </style:style>
    <style:style style:name="P110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06" style:family="table-cell">
      <style:table-cell-properties fo:border="none" style:writing-mode="lr-tb" fo:padding-top="0.0312in" fo:padding-left="0in" fo:padding-bottom="0.0312in" fo:padding-right="0in"/>
    </style:style>
    <style:style style:name="P110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08" style:family="table-cell">
      <style:table-cell-properties fo:border="none" style:writing-mode="lr-tb" fo:padding-top="0in" fo:padding-left="0in" fo:padding-bottom="0in" fo:padding-right="0in"/>
    </style:style>
    <style:style style:name="P110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1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11" style:family="table-row">
      <style:table-row-properties/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14" style:family="table-cell">
      <style:table-cell-properties fo:border="none" style:writing-mode="lr-tb" fo:padding-top="0in" fo:padding-left="0in" fo:padding-bottom="0in" fo:padding-right="0in"/>
    </style:style>
    <style:style style:name="P111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TableColumn1118" style:family="table-column">
      <style:table-column-properties style:column-width="0.0041in"/>
    </style:style>
    <style:style style:name="TableColumn1119" style:family="table-column">
      <style:table-column-properties style:column-width="1.0694in"/>
    </style:style>
    <style:style style:name="TableColumn1120" style:family="table-column">
      <style:table-column-properties style:column-width="0.0763in"/>
    </style:style>
    <style:style style:name="TableColumn1121" style:family="table-column">
      <style:table-column-properties style:column-width="0.3055in"/>
    </style:style>
    <style:style style:name="Table1117" style:family="table">
      <style:table-properties style:width="1.4555in" fo:margin-left="0.5in" table:align="left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in" fo:padding-bottom="0in" fo:padding-right="0in"/>
    </style:style>
    <style:style style:name="P112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25" style:family="table-cell">
      <style:table-cell-properties fo:border="none" style:writing-mode="lr-tb" fo:padding-top="0in" fo:padding-left="0in" fo:padding-bottom="0in" fo:padding-right="0in"/>
    </style:style>
    <style:style style:name="P112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27" style:family="table-cell">
      <style:table-cell-properties fo:border="none" style:writing-mode="lr-tb" fo:padding-top="0.0312in" fo:padding-left="0in" fo:padding-bottom="0.0312in" fo:padding-right="0in"/>
    </style:style>
    <style:style style:name="P112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29" style:family="table-cell">
      <style:table-cell-properties fo:border="none" style:writing-mode="lr-tb" fo:padding-top="0in" fo:padding-left="0in" fo:padding-bottom="0in" fo:padding-right="0in"/>
    </style:style>
    <style:style style:name="P113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3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32" style:family="table-row">
      <style:table-row-properties/>
    </style:style>
    <style:style style:name="TableCell1133" style:family="table-cell">
      <style:table-cell-properties fo:border="none" style:writing-mode="lr-tb" fo:padding-top="0in" fo:padding-left="0in" fo:padding-bottom="0in" fo:padding-right="0in"/>
    </style:style>
    <style:style style:name="P113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5" style:family="table-cell">
      <style:table-cell-properties fo:border="none" style:writing-mode="lr-tb" fo:padding-top="0in" fo:padding-left="0in" fo:padding-bottom="0in" fo:padding-right="0in"/>
    </style:style>
    <style:style style:name="P11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7" style:family="table-cell">
      <style:table-cell-properties fo:border="none" style:writing-mode="lr-tb" fo:padding-top="0in" fo:padding-left="0in" fo:padding-bottom="0in" fo:padding-right="0in"/>
    </style:style>
    <style:style style:name="TableColumn1139" style:family="table-column">
      <style:table-column-properties style:column-width="0.0041in"/>
    </style:style>
    <style:style style:name="TableColumn1140" style:family="table-column">
      <style:table-column-properties style:column-width="0.993in"/>
    </style:style>
    <style:style style:name="TableColumn1141" style:family="table-column">
      <style:table-column-properties style:column-width="0.0763in"/>
    </style:style>
    <style:style style:name="TableColumn1142" style:family="table-column">
      <style:table-column-properties style:column-width="0.3819in"/>
    </style:style>
    <style:style style:name="Table1138" style:family="table">
      <style:table-properties style:width="1.4555in" fo:margin-left="0.5in" table:align="left"/>
    </style:style>
    <style:style style:name="TableRow1143" style:family="table-row">
      <style:table-row-properties/>
    </style:style>
    <style:style style:name="TableCell1144" style:family="table-cell">
      <style:table-cell-properties fo:border="none" style:writing-mode="lr-tb" fo:padding-top="0in" fo:padding-left="0in" fo:padding-bottom="0in" fo:padding-right="0in"/>
    </style:style>
    <style:style style:name="P114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46" style:family="table-cell">
      <style:table-cell-properties fo:border="none" style:writing-mode="lr-tb" fo:padding-top="0in" fo:padding-left="0in" fo:padding-bottom="0in" fo:padding-right="0in"/>
    </style:style>
    <style:style style:name="P114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48" style:family="table-cell">
      <style:table-cell-properties fo:border="none" style:writing-mode="lr-tb" fo:padding-top="0.0312in" fo:padding-left="0in" fo:padding-bottom="0.0312in" fo:padding-right="0in"/>
    </style:style>
    <style:style style:name="P114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50" style:family="table-cell">
      <style:table-cell-properties fo:border="none" style:writing-mode="lr-tb" fo:padding-top="0in" fo:padding-left="0in" fo:padding-bottom="0in" fo:padding-right="0in"/>
    </style:style>
    <style:style style:name="P115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5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53" style:family="table-row">
      <style:table-row-properties/>
    </style:style>
    <style:style style:name="TableCell1154" style:family="table-cell">
      <style:table-cell-properties fo:border="none" style:writing-mode="lr-tb" fo:padding-top="0in" fo:padding-left="0in" fo:padding-bottom="0in" fo:padding-right="0in"/>
    </style:style>
    <style:style style:name="P11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6" style:family="table-cell">
      <style:table-cell-properties fo:border="none" style:writing-mode="lr-tb" fo:padding-top="0in" fo:padding-left="0in" fo:padding-bottom="0in" fo:padding-right="0in"/>
    </style:style>
    <style:style style:name="P11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TableColumn1160" style:family="table-column">
      <style:table-column-properties style:column-width="0.0041in"/>
    </style:style>
    <style:style style:name="TableColumn1161" style:family="table-column">
      <style:table-column-properties style:column-width="0.9166in"/>
    </style:style>
    <style:style style:name="TableColumn1162" style:family="table-column">
      <style:table-column-properties style:column-width="0.0763in"/>
    </style:style>
    <style:style style:name="TableColumn1163" style:family="table-column">
      <style:table-column-properties style:column-width="2.0618in"/>
    </style:style>
    <style:style style:name="Table1159" style:family="table">
      <style:table-properties style:width="3.059in" fo:margin-left="0.5in" table:align="left"/>
    </style:style>
    <style:style style:name="TableRow1164" style:family="table-row">
      <style:table-row-properties/>
    </style:style>
    <style:style style:name="TableCell1165" style:family="table-cell">
      <style:table-cell-properties fo:border="none" style:writing-mode="lr-tb" fo:padding-top="0in" fo:padding-left="0in" fo:padding-bottom="0in" fo:padding-right="0in"/>
    </style:style>
    <style:style style:name="P116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67" style:family="table-cell">
      <style:table-cell-properties fo:border="none" style:writing-mode="lr-tb" fo:padding-top="0in" fo:padding-left="0in" fo:padding-bottom="0in" fo:padding-right="0in"/>
    </style:style>
    <style:style style:name="P116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69" style:family="table-cell">
      <style:table-cell-properties fo:border="none" style:writing-mode="lr-tb" fo:padding-top="0.0312in" fo:padding-left="0in" fo:padding-bottom="0.0312in" fo:padding-right="0in"/>
    </style:style>
    <style:style style:name="P117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71" style:family="table-cell">
      <style:table-cell-properties fo:border="none" style:writing-mode="lr-tb" fo:padding-top="0in" fo:padding-left="0in" fo:padding-bottom="0in" fo:padding-right="0in"/>
    </style:style>
    <style:style style:name="P117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17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fo:padding-top="0in" fo:padding-left="0in" fo:padding-bottom="0in" fo:padding-right="0in"/>
    </style:style>
    <style:style style:name="P11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77" style:family="table-cell">
      <style:table-cell-properties fo:border="none" style:writing-mode="lr-tb" fo:padding-top="0in" fo:padding-left="0in" fo:padding-bottom="0in" fo:padding-right="0in"/>
    </style:style>
    <style:style style:name="P11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79" style:family="table-cell">
      <style:table-cell-properties fo:border="none" style:writing-mode="lr-tb" fo:padding-top="0in" fo:padding-left="0in" fo:padding-bottom="0in" fo:padding-right="0in"/>
    </style:style>
    <style:style style:name="TableColumn1181" style:family="table-column">
      <style:table-column-properties style:column-width="0.0041in"/>
    </style:style>
    <style:style style:name="TableColumn1182" style:family="table-column">
      <style:table-column-properties style:column-width="1.0694in"/>
    </style:style>
    <style:style style:name="TableColumn1183" style:family="table-column">
      <style:table-column-properties style:column-width="0.0763in"/>
    </style:style>
    <style:style style:name="TableColumn1184" style:family="table-column">
      <style:table-column-properties style:column-width="0.1527in"/>
    </style:style>
    <style:style style:name="Table1180" style:family="table">
      <style:table-properties style:width="1.3027in" fo:margin-left="0.5in" table:align="left"/>
    </style:style>
    <style:style style:name="TableRow1185" style:family="table-row">
      <style:table-row-properties/>
    </style:style>
    <style:style style:name="TableCell1186" style:family="table-cell">
      <style:table-cell-properties fo:border="none" style:writing-mode="lr-tb" fo:padding-top="0in" fo:padding-left="0in" fo:padding-bottom="0in" fo:padding-right="0in"/>
    </style:style>
    <style:style style:name="P11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88" style:family="table-cell">
      <style:table-cell-properties fo:border="none" style:writing-mode="lr-tb" fo:padding-top="0in" fo:padding-left="0in" fo:padding-bottom="0in" fo:padding-right="0in"/>
    </style:style>
    <style:style style:name="P118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190" style:family="table-cell">
      <style:table-cell-properties fo:border="none" style:writing-mode="lr-tb" fo:padding-top="0.0312in" fo:padding-left="0in" fo:padding-bottom="0.0312in" fo:padding-right="0in"/>
    </style:style>
    <style:style style:name="P119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192" style:family="table-cell">
      <style:table-cell-properties fo:border="none" style:writing-mode="lr-tb" fo:padding-top="0in" fo:padding-left="0in" fo:padding-bottom="0in" fo:padding-right="0in"/>
    </style:style>
    <style:style style:name="P119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119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195" style:family="table-row">
      <style:table-row-properties/>
    </style:style>
    <style:style style:name="TableCell1196" style:family="table-cell">
      <style:table-cell-properties fo:border="none" style:writing-mode="lr-tb" fo:padding-top="0in" fo:padding-left="0in" fo:padding-bottom="0in" fo:padding-right="0in"/>
    </style:style>
    <style:style style:name="P11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98" style:family="table-cell">
      <style:table-cell-properties fo:border="none" style:writing-mode="lr-tb" fo:padding-top="0in" fo:padding-left="0in" fo:padding-bottom="0in" fo:padding-right="0in"/>
    </style:style>
    <style:style style:name="P11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00" style:family="table-cell">
      <style:table-cell-properties fo:border="none" style:writing-mode="lr-tb" fo:padding-top="0in" fo:padding-left="0in" fo:padding-bottom="0in" fo:padding-right="0in"/>
    </style:style>
    <style:style style:name="TableColumn1202" style:family="table-column">
      <style:table-column-properties style:column-width="0.0041in"/>
    </style:style>
    <style:style style:name="TableColumn1203" style:family="table-column">
      <style:table-column-properties style:column-width="1.2222in"/>
    </style:style>
    <style:style style:name="TableColumn1204" style:family="table-column">
      <style:table-column-properties style:column-width="0.0041in"/>
    </style:style>
    <style:style style:name="TableColumn1205" style:family="table-column">
      <style:table-column-properties style:column-width="0.2291in"/>
    </style:style>
    <style:style style:name="Table1201" style:family="table">
      <style:table-properties style:width="1.4597in" fo:margin-left="0.5in" table:align="left"/>
    </style:style>
    <style:style style:name="TableRow1206" style:family="table-row">
      <style:table-row-properties/>
    </style:style>
    <style:style style:name="TableCell1207" style:family="table-cell">
      <style:table-cell-properties fo:border="none" style:writing-mode="lr-tb" fo:padding-top="0in" fo:padding-left="0in" fo:padding-bottom="0in" fo:padding-right="0in"/>
    </style:style>
    <style:style style:name="P12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09" style:family="table-cell">
      <style:table-cell-properties fo:border="none" style:writing-mode="lr-tb" fo:padding-top="0in" fo:padding-left="0in" fo:padding-bottom="0in" fo:padding-right="0in"/>
    </style:style>
    <style:style style:name="P121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11" style:family="table-cell">
      <style:table-cell-properties fo:border="none" style:writing-mode="lr-tb" fo:padding-top="0in" fo:padding-left="0in" fo:padding-bottom="0in" fo:padding-right="0in"/>
    </style:style>
    <style:style style:name="P121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13" style:family="table-cell">
      <style:table-cell-properties fo:border="none" style:writing-mode="lr-tb" fo:padding-top="0in" fo:padding-left="0in" fo:padding-bottom="0in" fo:padding-right="0in"/>
    </style:style>
    <style:style style:name="P121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21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16" style:family="table-row">
      <style:table-row-properties/>
    </style:style>
    <style:style style:name="TableCell1217" style:family="table-cell">
      <style:table-cell-properties fo:border="none" style:writing-mode="lr-tb" fo:padding-top="0in" fo:padding-left="0in" fo:padding-bottom="0in" fo:padding-right="0in"/>
    </style:style>
    <style:style style:name="P12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19" style:family="table-cell">
      <style:table-cell-properties fo:border="none" style:writing-mode="lr-tb" fo:padding-top="0in" fo:padding-left="0in" fo:padding-bottom="0in" fo:padding-right="0in"/>
    </style:style>
    <style:style style:name="P12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1" style:family="table-cell">
      <style:table-cell-properties fo:border="none" style:writing-mode="lr-tb" fo:padding-top="0in" fo:padding-left="1.0208in" fo:padding-bottom="0in" fo:padding-right="0in"/>
    </style:style>
    <style:style style:name="P1222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1223" style:family="table-row">
      <style:table-row-properties/>
    </style:style>
    <style:style style:name="TableCell1224" style:family="table-cell">
      <style:table-cell-properties fo:border="none" style:writing-mode="lr-tb" fo:padding-top="0in" fo:padding-left="0in" fo:padding-bottom="0in" fo:padding-right="0in"/>
    </style:style>
    <style:style style:name="P122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26" style:family="table-cell">
      <style:table-cell-properties fo:border="none" style:writing-mode="lr-tb" fo:padding-top="0in" fo:padding-left="0in" fo:padding-bottom="0in" fo:padding-right="0in"/>
    </style:style>
    <style:style style:name="P12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8" style:family="table-cell">
      <style:table-cell-properties fo:border="none" style:writing-mode="lr-tb" fo:padding-top="0in" fo:padding-left="0in" fo:padding-bottom="0in" fo:padding-right="0in"/>
    </style:style>
    <style:style style:name="TableColumn1230" style:family="table-column">
      <style:table-column-properties style:column-width="0.0041in"/>
    </style:style>
    <style:style style:name="TableColumn1231" style:family="table-column">
      <style:table-column-properties style:column-width="0.5347in"/>
    </style:style>
    <style:style style:name="TableColumn1232" style:family="table-column">
      <style:table-column-properties style:column-width="0.0041in"/>
    </style:style>
    <style:style style:name="TableColumn1233" style:family="table-column">
      <style:table-column-properties style:column-width="0.2291in"/>
    </style:style>
    <style:style style:name="Table1229" style:family="table">
      <style:table-properties style:width="0.7722in" fo:margin-left="0.5in" table:align="left"/>
    </style:style>
    <style:style style:name="TableRow1234" style:family="table-row">
      <style:table-row-properties/>
    </style:style>
    <style:style style:name="TableCell1235" style:family="table-cell">
      <style:table-cell-properties fo:border="none" style:writing-mode="lr-tb" fo:padding-top="0in" fo:padding-left="0in" fo:padding-bottom="0in" fo:padding-right="0in"/>
    </style:style>
    <style:style style:name="P123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37" style:family="table-cell">
      <style:table-cell-properties fo:border="none" style:writing-mode="lr-tb" fo:padding-top="0in" fo:padding-left="0in" fo:padding-bottom="0in" fo:padding-right="0in"/>
    </style:style>
    <style:style style:name="P123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39" style:family="table-cell">
      <style:table-cell-properties fo:border="none" style:writing-mode="lr-tb" fo:padding-top="0in" fo:padding-left="0in" fo:padding-bottom="0in" fo:padding-right="0in"/>
    </style:style>
    <style:style style:name="P124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41" style:family="table-cell">
      <style:table-cell-properties fo:border="none" style:writing-mode="lr-tb" fo:padding-top="0in" fo:padding-left="0in" fo:padding-bottom="0in" fo:padding-right="0in"/>
    </style:style>
    <style:style style:name="P12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24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44" style:family="table-row">
      <style:table-row-properties/>
    </style:style>
    <style:style style:name="TableCell1245" style:family="table-cell">
      <style:table-cell-properties fo:border="none" style:writing-mode="lr-tb" fo:padding-top="0in" fo:padding-left="0in" fo:padding-bottom="0in" fo:padding-right="0in"/>
    </style:style>
    <style:style style:name="P12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47" style:family="table-cell">
      <style:table-cell-properties fo:border="none" style:writing-mode="lr-tb" fo:padding-top="0in" fo:padding-left="0in" fo:padding-bottom="0in" fo:padding-right="0in"/>
    </style:style>
    <style:style style:name="P12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49" style:family="table-cell">
      <style:table-cell-properties fo:border="none" style:writing-mode="lr-tb" fo:padding-top="0in" fo:padding-left="0in" fo:padding-bottom="0in" fo:padding-right="0in"/>
    </style:style>
    <style:style style:name="TableColumn1251" style:family="table-column">
      <style:table-column-properties style:column-width="0.0041in"/>
    </style:style>
    <style:style style:name="TableColumn1252" style:family="table-column">
      <style:table-column-properties style:column-width="1.2986in"/>
    </style:style>
    <style:style style:name="TableColumn1253" style:family="table-column">
      <style:table-column-properties style:column-width="0.0763in"/>
    </style:style>
    <style:style style:name="TableColumn1254" style:family="table-column">
      <style:table-column-properties style:column-width="0.3819in"/>
    </style:style>
    <style:style style:name="Table1250" style:family="table">
      <style:table-properties style:width="1.7611in" fo:margin-left="0.75in" table:align="left"/>
    </style:style>
    <style:style style:name="TableRow1255" style:family="table-row">
      <style:table-row-properties/>
    </style:style>
    <style:style style:name="TableCell1256" style:family="table-cell">
      <style:table-cell-properties fo:border="none" style:writing-mode="lr-tb" fo:padding-top="0in" fo:padding-left="0in" fo:padding-bottom="0in" fo:padding-right="0in"/>
    </style:style>
    <style:style style:name="P125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58" style:family="table-cell">
      <style:table-cell-properties fo:border="none" style:writing-mode="lr-tb" fo:padding-top="0in" fo:padding-left="0in" fo:padding-bottom="0in" fo:padding-right="0in"/>
    </style:style>
    <style:style style:name="P125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60" style:family="table-cell">
      <style:table-cell-properties fo:border="none" style:writing-mode="lr-tb" fo:padding-top="0.0312in" fo:padding-left="0in" fo:padding-bottom="0.0312in" fo:padding-right="0in"/>
    </style:style>
    <style:style style:name="P126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62" style:family="table-cell">
      <style:table-cell-properties fo:border="none" style:writing-mode="lr-tb" fo:padding-top="0in" fo:padding-left="0in" fo:padding-bottom="0in" fo:padding-right="0in"/>
    </style:style>
    <style:style style:name="P126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6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65" style:family="table-row">
      <style:table-row-properties/>
    </style:style>
    <style:style style:name="TableCell1266" style:family="table-cell">
      <style:table-cell-properties fo:border="none" style:writing-mode="lr-tb" fo:padding-top="0in" fo:padding-left="0in" fo:padding-bottom="0in" fo:padding-right="0in"/>
    </style:style>
    <style:style style:name="P12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68" style:family="table-cell">
      <style:table-cell-properties fo:border="none" style:writing-mode="lr-tb" fo:padding-top="0in" fo:padding-left="0in" fo:padding-bottom="0in" fo:padding-right="0in"/>
    </style:style>
    <style:style style:name="P12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70" style:family="table-cell">
      <style:table-cell-properties fo:border="none" style:writing-mode="lr-tb" fo:padding-top="0in" fo:padding-left="0in" fo:padding-bottom="0in" fo:padding-right="0in"/>
    </style:style>
    <style:style style:name="TableColumn1272" style:family="table-column">
      <style:table-column-properties style:column-width="0.0041in"/>
    </style:style>
    <style:style style:name="TableColumn1273" style:family="table-column">
      <style:table-column-properties style:column-width="0.993in"/>
    </style:style>
    <style:style style:name="TableColumn1274" style:family="table-column">
      <style:table-column-properties style:column-width="0.0763in"/>
    </style:style>
    <style:style style:name="TableColumn1275" style:family="table-column">
      <style:table-column-properties style:column-width="0.3819in"/>
    </style:style>
    <style:style style:name="Table1271" style:family="table">
      <style:table-properties style:width="1.4555in" fo:margin-left="0.75in" table:align="left"/>
    </style:style>
    <style:style style:name="TableRow1276" style:family="table-row">
      <style:table-row-properties/>
    </style:style>
    <style:style style:name="TableCell1277" style:family="table-cell">
      <style:table-cell-properties fo:border="none" style:writing-mode="lr-tb" fo:padding-top="0in" fo:padding-left="0in" fo:padding-bottom="0in" fo:padding-right="0in"/>
    </style:style>
    <style:style style:name="P12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79" style:family="table-cell">
      <style:table-cell-properties fo:border="none" style:writing-mode="lr-tb" fo:padding-top="0in" fo:padding-left="0in" fo:padding-bottom="0in" fo:padding-right="0in"/>
    </style:style>
    <style:style style:name="P128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281" style:family="table-cell">
      <style:table-cell-properties fo:border="none" style:writing-mode="lr-tb" fo:padding-top="0.0312in" fo:padding-left="0in" fo:padding-bottom="0.0312in" fo:padding-right="0in"/>
    </style:style>
    <style:style style:name="P128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283" style:family="table-cell">
      <style:table-cell-properties fo:border="none" style:writing-mode="lr-tb" fo:padding-top="0in" fo:padding-left="0in" fo:padding-bottom="0in" fo:padding-right="0in"/>
    </style:style>
    <style:style style:name="P128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28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286" style:family="table-row">
      <style:table-row-properties/>
    </style:style>
    <style:style style:name="TableCell1287" style:family="table-cell">
      <style:table-cell-properties fo:border="none" style:writing-mode="lr-tb" fo:padding-top="0in" fo:padding-left="0in" fo:padding-bottom="0in" fo:padding-right="0in"/>
    </style:style>
    <style:style style:name="P12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89" style:family="table-cell">
      <style:table-cell-properties fo:border="none" style:writing-mode="lr-tb" fo:padding-top="0in" fo:padding-left="0in" fo:padding-bottom="0in" fo:padding-right="0in"/>
    </style:style>
    <style:style style:name="P12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91" style:family="table-cell">
      <style:table-cell-properties fo:border="none" style:writing-mode="lr-tb" fo:padding-top="0in" fo:padding-left="0in" fo:padding-bottom="0in" fo:padding-right="0in"/>
    </style:style>
    <style:style style:name="TableColumn1293" style:family="table-column">
      <style:table-column-properties style:column-width="0.0041in"/>
    </style:style>
    <style:style style:name="TableColumn1294" style:family="table-column">
      <style:table-column-properties style:column-width="1.0694in"/>
    </style:style>
    <style:style style:name="TableColumn1295" style:family="table-column">
      <style:table-column-properties style:column-width="0.0763in"/>
    </style:style>
    <style:style style:name="TableColumn1296" style:family="table-column">
      <style:table-column-properties style:column-width="0.3055in"/>
    </style:style>
    <style:style style:name="Table1292" style:family="table">
      <style:table-properties style:width="1.4555in" fo:margin-left="0.75in" table:align="left"/>
    </style:style>
    <style:style style:name="TableRow1297" style:family="table-row">
      <style:table-row-properties/>
    </style:style>
    <style:style style:name="TableCell1298" style:family="table-cell">
      <style:table-cell-properties fo:border="none" style:writing-mode="lr-tb" fo:padding-top="0in" fo:padding-left="0in" fo:padding-bottom="0in" fo:padding-right="0in"/>
    </style:style>
    <style:style style:name="P129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00" style:family="table-cell">
      <style:table-cell-properties fo:border="none" style:writing-mode="lr-tb" fo:padding-top="0in" fo:padding-left="0in" fo:padding-bottom="0in" fo:padding-right="0in"/>
    </style:style>
    <style:style style:name="P130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02" style:family="table-cell">
      <style:table-cell-properties fo:border="none" style:writing-mode="lr-tb" fo:padding-top="0.0312in" fo:padding-left="0in" fo:padding-bottom="0.0312in" fo:padding-right="0in"/>
    </style:style>
    <style:style style:name="P130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04" style:family="table-cell">
      <style:table-cell-properties fo:border="none" style:writing-mode="lr-tb" fo:padding-top="0in" fo:padding-left="0in" fo:padding-bottom="0in" fo:padding-right="0in"/>
    </style:style>
    <style:style style:name="P130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30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07" style:family="table-row">
      <style:table-row-properties/>
    </style:style>
    <style:style style:name="TableCell1308" style:family="table-cell">
      <style:table-cell-properties fo:border="none" style:writing-mode="lr-tb" fo:padding-top="0in" fo:padding-left="0in" fo:padding-bottom="0in" fo:padding-right="0in"/>
    </style:style>
    <style:style style:name="P13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0" style:family="table-cell">
      <style:table-cell-properties fo:border="none" style:writing-mode="lr-tb" fo:padding-top="0in" fo:padding-left="0in" fo:padding-bottom="0in" fo:padding-right="0in"/>
    </style:style>
    <style:style style:name="P13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12" style:family="table-cell">
      <style:table-cell-properties fo:border="none" style:writing-mode="lr-tb" fo:padding-top="0in" fo:padding-left="0in" fo:padding-bottom="0in" fo:padding-right="0in"/>
    </style:style>
    <style:style style:name="TableColumn1314" style:family="table-column">
      <style:table-column-properties style:column-width="0.0041in"/>
    </style:style>
    <style:style style:name="TableColumn1315" style:family="table-column">
      <style:table-column-properties style:column-width="1.6805in"/>
    </style:style>
    <style:style style:name="TableColumn1316" style:family="table-column">
      <style:table-column-properties style:column-width="0.0763in"/>
    </style:style>
    <style:style style:name="TableColumn1317" style:family="table-column">
      <style:table-column-properties style:column-width="0.3055in"/>
    </style:style>
    <style:style style:name="Table1313" style:family="table">
      <style:table-properties style:width="2.0666in" fo:margin-left="0.75in" table:align="left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fo:padding-top="0in" fo:padding-left="0in" fo:padding-bottom="0in" fo:padding-right="0in"/>
    </style:style>
    <style:style style:name="P132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21" style:family="table-cell">
      <style:table-cell-properties fo:border="none" style:writing-mode="lr-tb" fo:padding-top="0in" fo:padding-left="0in" fo:padding-bottom="0in" fo:padding-right="0in"/>
    </style:style>
    <style:style style:name="P132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23" style:family="table-cell">
      <style:table-cell-properties fo:border="none" style:writing-mode="lr-tb" fo:padding-top="0.0312in" fo:padding-left="0in" fo:padding-bottom="0.0312in" fo:padding-right="0in"/>
    </style:style>
    <style:style style:name="P132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25" style:family="table-cell">
      <style:table-cell-properties fo:border="none" style:writing-mode="lr-tb" fo:padding-top="0in" fo:padding-left="0in" fo:padding-bottom="0in" fo:padding-right="0in"/>
    </style:style>
    <style:style style:name="P132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32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35" style:family="table-row">
      <style:table-row-properties/>
    </style:style>
    <style:style style:name="TableCell13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42" style:family="table-row">
      <style:table-row-properties/>
    </style:style>
    <style:style style:name="TableCell1343" style:family="table-cell">
      <style:table-cell-properties fo:border="none" style:writing-mode="lr-tb" fo:padding-top="0in" fo:padding-left="0in" fo:padding-bottom="0in" fo:padding-right="0in"/>
    </style:style>
    <style:style style:name="P13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5" style:family="table-cell">
      <style:table-cell-properties fo:border="none" style:writing-mode="lr-tb" fo:padding-top="0in" fo:padding-left="0in" fo:padding-bottom="0in" fo:padding-right="0in"/>
    </style:style>
    <style:style style:name="P134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7" style:family="table-cell">
      <style:table-cell-properties fo:border="none" style:writing-mode="lr-tb" fo:padding-top="0in" fo:padding-left="0in" fo:padding-bottom="0in" fo:padding-right="0in"/>
    </style:style>
    <style:style style:name="TableColumn1349" style:family="table-column">
      <style:table-column-properties style:column-width="0.0041in"/>
    </style:style>
    <style:style style:name="TableColumn1350" style:family="table-column">
      <style:table-column-properties style:column-width="0.0763in"/>
    </style:style>
    <style:style style:name="TableColumn1351" style:family="table-column">
      <style:table-column-properties style:column-width="0.0041in"/>
    </style:style>
    <style:style style:name="TableColumn1352" style:family="table-column">
      <style:table-column-properties style:column-width="0.3055in"/>
    </style:style>
    <style:style style:name="Table1348" style:family="table">
      <style:table-properties style:width="0.3902in" fo:margin-left="0.25in" table:align="left"/>
    </style:style>
    <style:style style:name="TableRow1353" style:family="table-row">
      <style:table-row-properties/>
    </style:style>
    <style:style style:name="TableCell1354" style:family="table-cell">
      <style:table-cell-properties fo:border="none" style:writing-mode="lr-tb" fo:padding-top="0in" fo:padding-left="0in" fo:padding-bottom="0in" fo:padding-right="0in"/>
    </style:style>
    <style:style style:name="P13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56" style:family="table-cell">
      <style:table-cell-properties fo:border="none" style:writing-mode="lr-tb" fo:padding-top="0in" fo:padding-left="0in" fo:padding-bottom="0in" fo:padding-right="0in"/>
    </style:style>
    <style:style style:name="P135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58" style:family="table-cell">
      <style:table-cell-properties fo:border="none" style:writing-mode="lr-tb" fo:padding-top="0in" fo:padding-left="0in" fo:padding-bottom="0in" fo:padding-right="0in"/>
    </style:style>
    <style:style style:name="P135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60" style:family="table-cell">
      <style:table-cell-properties fo:border="none" style:writing-mode="lr-tb" fo:padding-top="0in" fo:padding-left="0in" fo:padding-bottom="0in" fo:padding-right="0in"/>
    </style:style>
    <style:style style:name="P136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36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63" style:family="table-row">
      <style:table-row-properties/>
    </style:style>
    <style:style style:name="TableCell1364" style:family="table-cell">
      <style:table-cell-properties fo:border="none" style:writing-mode="lr-tb" fo:padding-top="0in" fo:padding-left="0in" fo:padding-bottom="0in" fo:padding-right="0in"/>
    </style:style>
    <style:style style:name="P13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66" style:family="table-cell">
      <style:table-cell-properties fo:border="none" style:writing-mode="lr-tb" fo:padding-top="0in" fo:padding-left="0in" fo:padding-bottom="0in" fo:padding-right="0in"/>
    </style:style>
    <style:style style:name="P136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68" style:family="table-cell">
      <style:table-cell-properties fo:border="none" style:writing-mode="lr-tb" fo:padding-top="0in" fo:padding-left="0in" fo:padding-bottom="0in" fo:padding-right="0in"/>
    </style:style>
    <style:style style:name="TableColumn1370" style:family="table-column">
      <style:table-column-properties style:column-width="0.0041in"/>
    </style:style>
    <style:style style:name="TableColumn1371" style:family="table-column">
      <style:table-column-properties style:column-width="0.3055in"/>
    </style:style>
    <style:style style:name="TableColumn1372" style:family="table-column">
      <style:table-column-properties style:column-width="0.0763in"/>
    </style:style>
    <style:style style:name="TableColumn1373" style:family="table-column">
      <style:table-column-properties style:column-width="2.7493in"/>
    </style:style>
    <style:style style:name="Table1369" style:family="table">
      <style:table-properties style:width="3.1354in" fo:margin-left="0.5in" table:align="left"/>
    </style:style>
    <style:style style:name="TableRow1374" style:family="table-row">
      <style:table-row-properties/>
    </style:style>
    <style:style style:name="TableCell1375" style:family="table-cell">
      <style:table-cell-properties fo:border="none" style:writing-mode="lr-tb" fo:padding-top="0in" fo:padding-left="0in" fo:padding-bottom="0in" fo:padding-right="0in"/>
    </style:style>
    <style:style style:name="P13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77" style:family="table-cell">
      <style:table-cell-properties fo:border="none" style:writing-mode="lr-tb" fo:padding-top="0in" fo:padding-left="0in" fo:padding-bottom="0in" fo:padding-right="0in"/>
    </style:style>
    <style:style style:name="P137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379" style:family="table-cell">
      <style:table-cell-properties fo:border="none" style:writing-mode="lr-tb" fo:padding-top="0.0312in" fo:padding-left="0in" fo:padding-bottom="0.0312in" fo:padding-right="0in"/>
    </style:style>
    <style:style style:name="P138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381" style:family="table-cell">
      <style:table-cell-properties fo:border="none" style:writing-mode="lr-tb" fo:padding-top="0in" fo:padding-left="0in" fo:padding-bottom="0in" fo:padding-right="0in"/>
    </style:style>
    <style:style style:name="P138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38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in" fo:padding-bottom="0in" fo:padding-right="0in"/>
    </style:style>
    <style:style style:name="P13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87" style:family="table-cell">
      <style:table-cell-properties fo:border="none" style:writing-mode="lr-tb" fo:padding-top="0in" fo:padding-left="0in" fo:padding-bottom="0in" fo:padding-right="0in"/>
    </style:style>
    <style:style style:name="P138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89" style:family="table-cell">
      <style:table-cell-properties fo:border="none" style:writing-mode="lr-tb" fo:padding-top="0in" fo:padding-left="0in" fo:padding-bottom="0in" fo:padding-right="0in"/>
    </style:style>
    <style:style style:name="TableColumn1391" style:family="table-column">
      <style:table-column-properties style:column-width="0.0041in"/>
    </style:style>
    <style:style style:name="TableColumn1392" style:family="table-column">
      <style:table-column-properties style:column-width="0.4583in"/>
    </style:style>
    <style:style style:name="TableColumn1393" style:family="table-column">
      <style:table-column-properties style:column-width="0.0763in"/>
    </style:style>
    <style:style style:name="TableColumn1394" style:family="table-column">
      <style:table-column-properties style:column-width="0.4583in"/>
    </style:style>
    <style:style style:name="Table1390" style:family="table">
      <style:table-properties style:width="0.9972in" fo:margin-left="0.5in" table:align="left"/>
    </style:style>
    <style:style style:name="TableRow1395" style:family="table-row">
      <style:table-row-properties/>
    </style:style>
    <style:style style:name="TableCell1396" style:family="table-cell">
      <style:table-cell-properties fo:border="none" style:writing-mode="lr-tb" fo:padding-top="0in" fo:padding-left="0in" fo:padding-bottom="0in" fo:padding-right="0in"/>
    </style:style>
    <style:style style:name="P13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98" style:family="table-cell">
      <style:table-cell-properties fo:border="none" style:writing-mode="lr-tb" fo:padding-top="0in" fo:padding-left="0in" fo:padding-bottom="0in" fo:padding-right="0in"/>
    </style:style>
    <style:style style:name="P139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00" style:family="table-cell">
      <style:table-cell-properties fo:border="none" style:writing-mode="lr-tb" fo:padding-top="0.0312in" fo:padding-left="0in" fo:padding-bottom="0.0312in" fo:padding-right="0in"/>
    </style:style>
    <style:style style:name="P140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02" style:family="table-cell">
      <style:table-cell-properties fo:border="none" style:writing-mode="lr-tb" fo:padding-top="0in" fo:padding-left="0in" fo:padding-bottom="0in" fo:padding-right="0in"/>
    </style:style>
    <style:style style:name="P140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0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05" style:family="table-row">
      <style:table-row-properties/>
    </style:style>
    <style:style style:name="TableCell1406" style:family="table-cell">
      <style:table-cell-properties fo:border="none" style:writing-mode="lr-tb" fo:padding-top="0in" fo:padding-left="0in" fo:padding-bottom="0in" fo:padding-right="0in"/>
    </style:style>
    <style:style style:name="P14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08" style:family="table-cell">
      <style:table-cell-properties fo:border="none" style:writing-mode="lr-tb" fo:padding-top="0in" fo:padding-left="0in" fo:padding-bottom="0in" fo:padding-right="0in"/>
    </style:style>
    <style:style style:name="P14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10" style:family="table-cell">
      <style:table-cell-properties fo:border="none" style:writing-mode="lr-tb" fo:padding-top="0in" fo:padding-left="0in" fo:padding-bottom="0in" fo:padding-right="0in"/>
    </style:style>
    <style:style style:name="TableColumn1412" style:family="table-column">
      <style:table-column-properties style:column-width="0.0041in"/>
    </style:style>
    <style:style style:name="TableColumn1413" style:family="table-column">
      <style:table-column-properties style:column-width="0.3819in"/>
    </style:style>
    <style:style style:name="TableColumn1414" style:family="table-column">
      <style:table-column-properties style:column-width="0.0763in"/>
    </style:style>
    <style:style style:name="TableColumn1415" style:family="table-column">
      <style:table-column-properties style:column-width="0.9166in"/>
    </style:style>
    <style:style style:name="Table1411" style:family="table">
      <style:table-properties style:width="1.3791in" fo:margin-left="0.5in" table:align="left"/>
    </style:style>
    <style:style style:name="TableRow1416" style:family="table-row">
      <style:table-row-properties/>
    </style:style>
    <style:style style:name="TableCell1417" style:family="table-cell">
      <style:table-cell-properties fo:border="none" style:writing-mode="lr-tb" fo:padding-top="0in" fo:padding-left="0in" fo:padding-bottom="0in" fo:padding-right="0in"/>
    </style:style>
    <style:style style:name="P14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19" style:family="table-cell">
      <style:table-cell-properties fo:border="none" style:writing-mode="lr-tb" fo:padding-top="0in" fo:padding-left="0in" fo:padding-bottom="0in" fo:padding-right="0in"/>
    </style:style>
    <style:style style:name="P142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21" style:family="table-cell">
      <style:table-cell-properties fo:border="none" style:writing-mode="lr-tb" fo:padding-top="0.0312in" fo:padding-left="0in" fo:padding-bottom="0.0312in" fo:padding-right="0in"/>
    </style:style>
    <style:style style:name="P142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23" style:family="table-cell">
      <style:table-cell-properties fo:border="none" style:writing-mode="lr-tb" fo:padding-top="0in" fo:padding-left="0in" fo:padding-bottom="0in" fo:padding-right="0in"/>
    </style:style>
    <style:style style:name="P142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2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26" style:family="table-row">
      <style:table-row-properties/>
    </style:style>
    <style:style style:name="TableCell1427" style:family="table-cell">
      <style:table-cell-properties fo:border="none" style:writing-mode="lr-tb" fo:padding-top="0in" fo:padding-left="0in" fo:padding-bottom="0in" fo:padding-right="0in"/>
    </style:style>
    <style:style style:name="P14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29" style:family="table-cell">
      <style:table-cell-properties fo:border="none" style:writing-mode="lr-tb" fo:padding-top="0in" fo:padding-left="0in" fo:padding-bottom="0in" fo:padding-right="0in"/>
    </style:style>
    <style:style style:name="P14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31" style:family="table-cell">
      <style:table-cell-properties fo:border="none" style:writing-mode="lr-tb" fo:padding-top="0in" fo:padding-left="0in" fo:padding-bottom="0in" fo:padding-right="0in"/>
    </style:style>
    <style:style style:name="TableColumn1433" style:family="table-column">
      <style:table-column-properties style:column-width="0.0041in"/>
    </style:style>
    <style:style style:name="TableColumn1434" style:family="table-column">
      <style:table-column-properties style:column-width="0.3055in"/>
    </style:style>
    <style:style style:name="TableColumn1435" style:family="table-column">
      <style:table-column-properties style:column-width="0.0763in"/>
    </style:style>
    <style:style style:name="TableColumn1436" style:family="table-column">
      <style:table-column-properties style:column-width="3.0548in"/>
    </style:style>
    <style:style style:name="Table1432" style:family="table">
      <style:table-properties style:width="3.4409in" fo:margin-left="0.5in" table:align="left"/>
    </style:style>
    <style:style style:name="TableRow1437" style:family="table-row">
      <style:table-row-properties/>
    </style:style>
    <style:style style:name="TableCell1438" style:family="table-cell">
      <style:table-cell-properties fo:border="none" style:writing-mode="lr-tb" fo:padding-top="0in" fo:padding-left="0in" fo:padding-bottom="0in" fo:padding-right="0in"/>
    </style:style>
    <style:style style:name="P14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40" style:family="table-cell">
      <style:table-cell-properties fo:border="none" style:writing-mode="lr-tb" fo:padding-top="0in" fo:padding-left="0in" fo:padding-bottom="0in" fo:padding-right="0in"/>
    </style:style>
    <style:style style:name="P144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42" style:family="table-cell">
      <style:table-cell-properties fo:border="none" style:writing-mode="lr-tb" fo:padding-top="0.0312in" fo:padding-left="0in" fo:padding-bottom="0.0312in" fo:padding-right="0in"/>
    </style:style>
    <style:style style:name="P144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44" style:family="table-cell">
      <style:table-cell-properties fo:border="none" style:writing-mode="lr-tb" fo:padding-top="0in" fo:padding-left="0in" fo:padding-bottom="0in" fo:padding-right="0in"/>
    </style:style>
    <style:style style:name="P144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4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47" style:family="table-row">
      <style:table-row-properties/>
    </style:style>
    <style:style style:name="TableCell1448" style:family="table-cell">
      <style:table-cell-properties fo:border="none" style:writing-mode="lr-tb" fo:padding-top="0in" fo:padding-left="0in" fo:padding-bottom="0in" fo:padding-right="0in"/>
    </style:style>
    <style:style style:name="P14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50" style:family="table-cell">
      <style:table-cell-properties fo:border="none" style:writing-mode="lr-tb" fo:padding-top="0in" fo:padding-left="0in" fo:padding-bottom="0in" fo:padding-right="0in"/>
    </style:style>
    <style:style style:name="P14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52" style:family="table-cell">
      <style:table-cell-properties fo:border="none" style:writing-mode="lr-tb" fo:padding-top="0in" fo:padding-left="0in" fo:padding-bottom="0in" fo:padding-right="0in"/>
    </style:style>
    <style:style style:name="TableColumn1454" style:family="table-column">
      <style:table-column-properties style:column-width="0.0041in"/>
    </style:style>
    <style:style style:name="TableColumn1455" style:family="table-column">
      <style:table-column-properties style:column-width="0.3819in"/>
    </style:style>
    <style:style style:name="TableColumn1456" style:family="table-column">
      <style:table-column-properties style:column-width="0.0763in"/>
    </style:style>
    <style:style style:name="TableColumn1457" style:family="table-column">
      <style:table-column-properties style:column-width="0.2291in"/>
    </style:style>
    <style:style style:name="Table1453" style:family="table">
      <style:table-properties style:width="0.6916in" fo:margin-left="0.5in" table:align="left"/>
    </style:style>
    <style:style style:name="TableRow1458" style:family="table-row">
      <style:table-row-properties/>
    </style:style>
    <style:style style:name="TableCell1459" style:family="table-cell">
      <style:table-cell-properties fo:border="none" style:writing-mode="lr-tb" fo:padding-top="0in" fo:padding-left="0in" fo:padding-bottom="0in" fo:padding-right="0in"/>
    </style:style>
    <style:style style:name="P14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61" style:family="table-cell">
      <style:table-cell-properties fo:border="none" style:writing-mode="lr-tb" fo:padding-top="0in" fo:padding-left="0in" fo:padding-bottom="0in" fo:padding-right="0in"/>
    </style:style>
    <style:style style:name="P146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63" style:family="table-cell">
      <style:table-cell-properties fo:border="none" style:writing-mode="lr-tb" fo:padding-top="0.0312in" fo:padding-left="0in" fo:padding-bottom="0.0312in" fo:padding-right="0in"/>
    </style:style>
    <style:style style:name="P146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65" style:family="table-cell">
      <style:table-cell-properties fo:border="none" style:writing-mode="lr-tb" fo:padding-top="0in" fo:padding-left="0in" fo:padding-bottom="0in" fo:padding-right="0in"/>
    </style:style>
    <style:style style:name="P146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6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68" style:family="table-row">
      <style:table-row-properties/>
    </style:style>
    <style:style style:name="TableCell1469" style:family="table-cell">
      <style:table-cell-properties fo:border="none" style:writing-mode="lr-tb" fo:padding-top="0in" fo:padding-left="0in" fo:padding-bottom="0in" fo:padding-right="0in"/>
    </style:style>
    <style:style style:name="P14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71" style:family="table-cell">
      <style:table-cell-properties fo:border="none" style:writing-mode="lr-tb" fo:padding-top="0in" fo:padding-left="0in" fo:padding-bottom="0in" fo:padding-right="0in"/>
    </style:style>
    <style:style style:name="P14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73" style:family="table-cell">
      <style:table-cell-properties fo:border="none" style:writing-mode="lr-tb" fo:padding-top="0in" fo:padding-left="0in" fo:padding-bottom="0in" fo:padding-right="0in"/>
    </style:style>
    <style:style style:name="TableColumn1475" style:family="table-column">
      <style:table-column-properties style:column-width="0.0041in"/>
    </style:style>
    <style:style style:name="TableColumn1476" style:family="table-column">
      <style:table-column-properties style:column-width="0.4583in"/>
    </style:style>
    <style:style style:name="TableColumn1477" style:family="table-column">
      <style:table-column-properties style:column-width="0.0763in"/>
    </style:style>
    <style:style style:name="TableColumn1478" style:family="table-column">
      <style:table-column-properties style:column-width="0.2291in"/>
    </style:style>
    <style:style style:name="Table1474" style:family="table">
      <style:table-properties style:width="0.768in" fo:margin-left="0.5in" table:align="left"/>
    </style:style>
    <style:style style:name="TableRow1479" style:family="table-row">
      <style:table-row-properties/>
    </style:style>
    <style:style style:name="TableCell1480" style:family="table-cell">
      <style:table-cell-properties fo:border="none" style:writing-mode="lr-tb" fo:padding-top="0in" fo:padding-left="0in" fo:padding-bottom="0in" fo:padding-right="0in"/>
    </style:style>
    <style:style style:name="P14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82" style:family="table-cell">
      <style:table-cell-properties fo:border="none" style:writing-mode="lr-tb" fo:padding-top="0in" fo:padding-left="0in" fo:padding-bottom="0in" fo:padding-right="0in"/>
    </style:style>
    <style:style style:name="P14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484" style:family="table-cell">
      <style:table-cell-properties fo:border="none" style:writing-mode="lr-tb" fo:padding-top="0.0312in" fo:padding-left="0in" fo:padding-bottom="0.0312in" fo:padding-right="0in"/>
    </style:style>
    <style:style style:name="P148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486" style:family="table-cell">
      <style:table-cell-properties fo:border="none" style:writing-mode="lr-tb" fo:padding-top="0in" fo:padding-left="0in" fo:padding-bottom="0in" fo:padding-right="0in"/>
    </style:style>
    <style:style style:name="P148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48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489" style:family="table-row">
      <style:table-row-properties/>
    </style:style>
    <style:style style:name="TableCell1490" style:family="table-cell">
      <style:table-cell-properties fo:border="none" style:writing-mode="lr-tb" fo:padding-top="0in" fo:padding-left="0in" fo:padding-bottom="0in" fo:padding-right="0in"/>
    </style:style>
    <style:style style:name="P14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92" style:family="table-cell">
      <style:table-cell-properties fo:border="none" style:writing-mode="lr-tb" fo:padding-top="0in" fo:padding-left="0in" fo:padding-bottom="0in" fo:padding-right="0in"/>
    </style:style>
    <style:style style:name="P14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94" style:family="table-cell">
      <style:table-cell-properties fo:border="none" style:writing-mode="lr-tb" fo:padding-top="0in" fo:padding-left="0in" fo:padding-bottom="0in" fo:padding-right="0in"/>
    </style:style>
    <style:style style:name="TableColumn1496" style:family="table-column">
      <style:table-column-properties style:column-width="0.0041in"/>
    </style:style>
    <style:style style:name="TableColumn1497" style:family="table-column">
      <style:table-column-properties style:column-width="1.1458in"/>
    </style:style>
    <style:style style:name="TableColumn1498" style:family="table-column">
      <style:table-column-properties style:column-width="0.0763in"/>
    </style:style>
    <style:style style:name="TableColumn1499" style:family="table-column">
      <style:table-column-properties style:column-width="1.2986in"/>
    </style:style>
    <style:style style:name="Table1495" style:family="table">
      <style:table-properties style:width="2.525in" fo:margin-left="0.5in" table:align="left"/>
    </style:style>
    <style:style style:name="TableRow1500" style:family="table-row">
      <style:table-row-properties/>
    </style:style>
    <style:style style:name="TableCell1501" style:family="table-cell">
      <style:table-cell-properties fo:border="none" style:writing-mode="lr-tb" fo:padding-top="0in" fo:padding-left="0in" fo:padding-bottom="0in" fo:padding-right="0in"/>
    </style:style>
    <style:style style:name="P15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3" style:family="table-cell">
      <style:table-cell-properties fo:border="none" style:writing-mode="lr-tb" fo:padding-top="0in" fo:padding-left="0in" fo:padding-bottom="0in" fo:padding-right="0in"/>
    </style:style>
    <style:style style:name="P15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05" style:family="table-cell">
      <style:table-cell-properties fo:border="none" style:writing-mode="lr-tb" fo:padding-top="0.0312in" fo:padding-left="0in" fo:padding-bottom="0.0312in" fo:padding-right="0in"/>
    </style:style>
    <style:style style:name="P150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07" style:family="table-cell">
      <style:table-cell-properties fo:border="none" style:writing-mode="lr-tb" fo:padding-top="0in" fo:padding-left="0in" fo:padding-bottom="0in" fo:padding-right="0in"/>
    </style:style>
    <style:style style:name="P150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0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10" style:family="table-row">
      <style:table-row-properties/>
    </style:style>
    <style:style style:name="TableCell1511" style:family="table-cell">
      <style:table-cell-properties fo:border="none" style:writing-mode="lr-tb" fo:padding-top="0in" fo:padding-left="0in" fo:padding-bottom="0in" fo:padding-right="0in"/>
    </style:style>
    <style:style style:name="P151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13" style:family="table-cell">
      <style:table-cell-properties fo:border="none" style:writing-mode="lr-tb" fo:padding-top="0in" fo:padding-left="0in" fo:padding-bottom="0in" fo:padding-right="0in"/>
    </style:style>
    <style:style style:name="P151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15" style:family="table-cell">
      <style:table-cell-properties fo:border="none" style:writing-mode="lr-tb" fo:padding-top="0in" fo:padding-left="0in" fo:padding-bottom="0in" fo:padding-right="0in"/>
    </style:style>
    <style:style style:name="TableColumn1517" style:family="table-column">
      <style:table-column-properties style:column-width="0.0041in"/>
    </style:style>
    <style:style style:name="TableColumn1518" style:family="table-column">
      <style:table-column-properties style:column-width="1.2222in"/>
    </style:style>
    <style:style style:name="TableColumn1519" style:family="table-column">
      <style:table-column-properties style:column-width="0.0763in"/>
    </style:style>
    <style:style style:name="TableColumn1520" style:family="table-column">
      <style:table-column-properties style:column-width="0.0763in"/>
    </style:style>
    <style:style style:name="Table1516" style:family="table">
      <style:table-properties style:width="1.3791in" fo:margin-left="0.5in" table:align="left"/>
    </style:style>
    <style:style style:name="TableRow1521" style:family="table-row">
      <style:table-row-properties/>
    </style:style>
    <style:style style:name="TableCell1522" style:family="table-cell">
      <style:table-cell-properties fo:border="none" style:writing-mode="lr-tb" fo:padding-top="0in" fo:padding-left="0in" fo:padding-bottom="0in" fo:padding-right="0in"/>
    </style:style>
    <style:style style:name="P152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24" style:family="table-cell">
      <style:table-cell-properties fo:border="none" style:writing-mode="lr-tb" fo:padding-top="0in" fo:padding-left="0in" fo:padding-bottom="0in" fo:padding-right="0in"/>
    </style:style>
    <style:style style:name="P152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26" style:family="table-cell">
      <style:table-cell-properties fo:border="none" style:writing-mode="lr-tb" fo:padding-top="0.0312in" fo:padding-left="0in" fo:padding-bottom="0.0312in" fo:padding-right="0in"/>
    </style:style>
    <style:style style:name="P152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28" style:family="table-cell">
      <style:table-cell-properties fo:border="none" style:writing-mode="lr-tb" fo:padding-top="0in" fo:padding-left="0in" fo:padding-bottom="0in" fo:padding-right="0in"/>
    </style:style>
    <style:style style:name="P152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3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31" style:family="table-row">
      <style:table-row-properties/>
    </style:style>
    <style:style style:name="TableCell1532" style:family="table-cell">
      <style:table-cell-properties fo:border="none" style:writing-mode="lr-tb" fo:padding-top="0in" fo:padding-left="0in" fo:padding-bottom="0in" fo:padding-right="0in"/>
    </style:style>
    <style:style style:name="P153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34" style:family="table-cell">
      <style:table-cell-properties fo:border="none" style:writing-mode="lr-tb" fo:padding-top="0in" fo:padding-left="0in" fo:padding-bottom="0in" fo:padding-right="0in"/>
    </style:style>
    <style:style style:name="P153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36" style:family="table-cell">
      <style:table-cell-properties fo:border="none" style:writing-mode="lr-tb" fo:padding-top="0in" fo:padding-left="0in" fo:padding-bottom="0in" fo:padding-right="0in"/>
    </style:style>
    <style:style style:name="TableColumn1538" style:family="table-column">
      <style:table-column-properties style:column-width="0.0041in"/>
    </style:style>
    <style:style style:name="TableColumn1539" style:family="table-column">
      <style:table-column-properties style:column-width="1.2986in"/>
    </style:style>
    <style:style style:name="TableColumn1540" style:family="table-column">
      <style:table-column-properties style:column-width="0.0763in"/>
    </style:style>
    <style:style style:name="TableColumn1541" style:family="table-column">
      <style:table-column-properties style:column-width="0.3819in"/>
    </style:style>
    <style:style style:name="Table1537" style:family="table">
      <style:table-properties style:width="1.7611in" fo:margin-left="0.5in" table:align="left"/>
    </style:style>
    <style:style style:name="TableRow1542" style:family="table-row">
      <style:table-row-properties/>
    </style:style>
    <style:style style:name="TableCell1543" style:family="table-cell">
      <style:table-cell-properties fo:border="none" style:writing-mode="lr-tb" fo:padding-top="0in" fo:padding-left="0in" fo:padding-bottom="0in" fo:padding-right="0in"/>
    </style:style>
    <style:style style:name="P154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45" style:family="table-cell">
      <style:table-cell-properties fo:border="none" style:writing-mode="lr-tb" fo:padding-top="0in" fo:padding-left="0in" fo:padding-bottom="0in" fo:padding-right="0in"/>
    </style:style>
    <style:style style:name="P154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47" style:family="table-cell">
      <style:table-cell-properties fo:border="none" style:writing-mode="lr-tb" fo:padding-top="0.0312in" fo:padding-left="0in" fo:padding-bottom="0.0312in" fo:padding-right="0in"/>
    </style:style>
    <style:style style:name="P154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49" style:family="table-cell">
      <style:table-cell-properties fo:border="none" style:writing-mode="lr-tb" fo:padding-top="0in" fo:padding-left="0in" fo:padding-bottom="0in" fo:padding-right="0in"/>
    </style:style>
    <style:style style:name="P155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5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52" style:family="table-row">
      <style:table-row-properties/>
    </style:style>
    <style:style style:name="TableCell1553" style:family="table-cell">
      <style:table-cell-properties fo:border="none" style:writing-mode="lr-tb" fo:padding-top="0in" fo:padding-left="0in" fo:padding-bottom="0in" fo:padding-right="0in"/>
    </style:style>
    <style:style style:name="P155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55" style:family="table-cell">
      <style:table-cell-properties fo:border="none" style:writing-mode="lr-tb" fo:padding-top="0in" fo:padding-left="0in" fo:padding-bottom="0in" fo:padding-right="0in"/>
    </style:style>
    <style:style style:name="P155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57" style:family="table-cell">
      <style:table-cell-properties fo:border="none" style:writing-mode="lr-tb" fo:padding-top="0in" fo:padding-left="0in" fo:padding-bottom="0in" fo:padding-right="0in"/>
    </style:style>
    <style:style style:name="TableColumn1559" style:family="table-column">
      <style:table-column-properties style:column-width="0.0041in"/>
    </style:style>
    <style:style style:name="TableColumn1560" style:family="table-column">
      <style:table-column-properties style:column-width="1.0694in"/>
    </style:style>
    <style:style style:name="TableColumn1561" style:family="table-column">
      <style:table-column-properties style:column-width="0.0763in"/>
    </style:style>
    <style:style style:name="TableColumn1562" style:family="table-column">
      <style:table-column-properties style:column-width="0.3055in"/>
    </style:style>
    <style:style style:name="Table1558" style:family="table">
      <style:table-properties style:width="1.4555in" fo:margin-left="0.5in" table:align="left"/>
    </style:style>
    <style:style style:name="TableRow1563" style:family="table-row">
      <style:table-row-properties/>
    </style:style>
    <style:style style:name="TableCell1564" style:family="table-cell">
      <style:table-cell-properties fo:border="none" style:writing-mode="lr-tb" fo:padding-top="0in" fo:padding-left="0in" fo:padding-bottom="0in" fo:padding-right="0in"/>
    </style:style>
    <style:style style:name="P156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66" style:family="table-cell">
      <style:table-cell-properties fo:border="none" style:writing-mode="lr-tb" fo:padding-top="0in" fo:padding-left="0in" fo:padding-bottom="0in" fo:padding-right="0in"/>
    </style:style>
    <style:style style:name="P156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68" style:family="table-cell">
      <style:table-cell-properties fo:border="none" style:writing-mode="lr-tb" fo:padding-top="0.0312in" fo:padding-left="0in" fo:padding-bottom="0.0312in" fo:padding-right="0in"/>
    </style:style>
    <style:style style:name="P156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70" style:family="table-cell">
      <style:table-cell-properties fo:border="none" style:writing-mode="lr-tb" fo:padding-top="0in" fo:padding-left="0in" fo:padding-bottom="0in" fo:padding-right="0in"/>
    </style:style>
    <style:style style:name="P157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7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73" style:family="table-row">
      <style:table-row-properties/>
    </style:style>
    <style:style style:name="TableCell1574" style:family="table-cell">
      <style:table-cell-properties fo:border="none" style:writing-mode="lr-tb" fo:padding-top="0in" fo:padding-left="0in" fo:padding-bottom="0in" fo:padding-right="0in"/>
    </style:style>
    <style:style style:name="P15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76" style:family="table-cell">
      <style:table-cell-properties fo:border="none" style:writing-mode="lr-tb" fo:padding-top="0in" fo:padding-left="0in" fo:padding-bottom="0in" fo:padding-right="0in"/>
    </style:style>
    <style:style style:name="P15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78" style:family="table-cell">
      <style:table-cell-properties fo:border="none" style:writing-mode="lr-tb" fo:padding-top="0in" fo:padding-left="0in" fo:padding-bottom="0in" fo:padding-right="0in"/>
    </style:style>
    <style:style style:name="TableColumn1580" style:family="table-column">
      <style:table-column-properties style:column-width="0.0041in"/>
    </style:style>
    <style:style style:name="TableColumn1581" style:family="table-column">
      <style:table-column-properties style:column-width="0.993in"/>
    </style:style>
    <style:style style:name="TableColumn1582" style:family="table-column">
      <style:table-column-properties style:column-width="0.0763in"/>
    </style:style>
    <style:style style:name="TableColumn1583" style:family="table-column">
      <style:table-column-properties style:column-width="0.3819in"/>
    </style:style>
    <style:style style:name="Table1579" style:family="table">
      <style:table-properties style:width="1.4555in" fo:margin-left="0.5in" table:align="left"/>
    </style:style>
    <style:style style:name="TableRow1584" style:family="table-row">
      <style:table-row-properties/>
    </style:style>
    <style:style style:name="TableCell1585" style:family="table-cell">
      <style:table-cell-properties fo:border="none" style:writing-mode="lr-tb" fo:padding-top="0in" fo:padding-left="0in" fo:padding-bottom="0in" fo:padding-right="0in"/>
    </style:style>
    <style:style style:name="P158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87" style:family="table-cell">
      <style:table-cell-properties fo:border="none" style:writing-mode="lr-tb" fo:padding-top="0in" fo:padding-left="0in" fo:padding-bottom="0in" fo:padding-right="0in"/>
    </style:style>
    <style:style style:name="P158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589" style:family="table-cell">
      <style:table-cell-properties fo:border="none" style:writing-mode="lr-tb" fo:padding-top="0.0312in" fo:padding-left="0in" fo:padding-bottom="0.0312in" fo:padding-right="0in"/>
    </style:style>
    <style:style style:name="P159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591" style:family="table-cell">
      <style:table-cell-properties fo:border="none" style:writing-mode="lr-tb" fo:padding-top="0in" fo:padding-left="0in" fo:padding-bottom="0in" fo:padding-right="0in"/>
    </style:style>
    <style:style style:name="P159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59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594" style:family="table-row">
      <style:table-row-properties/>
    </style:style>
    <style:style style:name="TableCell1595" style:family="table-cell">
      <style:table-cell-properties fo:border="none" style:writing-mode="lr-tb" fo:padding-top="0in" fo:padding-left="0in" fo:padding-bottom="0in" fo:padding-right="0in"/>
    </style:style>
    <style:style style:name="P15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97" style:family="table-cell">
      <style:table-cell-properties fo:border="none" style:writing-mode="lr-tb" fo:padding-top="0in" fo:padding-left="0in" fo:padding-bottom="0in" fo:padding-right="0in"/>
    </style:style>
    <style:style style:name="P15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99" style:family="table-cell">
      <style:table-cell-properties fo:border="none" style:writing-mode="lr-tb" fo:padding-top="0in" fo:padding-left="0in" fo:padding-bottom="0in" fo:padding-right="0in"/>
    </style:style>
    <style:style style:name="TableColumn1601" style:family="table-column">
      <style:table-column-properties style:column-width="0.0041in"/>
    </style:style>
    <style:style style:name="TableColumn1602" style:family="table-column">
      <style:table-column-properties style:column-width="0.9166in"/>
    </style:style>
    <style:style style:name="TableColumn1603" style:family="table-column">
      <style:table-column-properties style:column-width="0.0763in"/>
    </style:style>
    <style:style style:name="TableColumn1604" style:family="table-column">
      <style:table-column-properties style:column-width="2.0618in"/>
    </style:style>
    <style:style style:name="Table1600" style:family="table">
      <style:table-properties style:width="3.059in" fo:margin-left="0.5in" table:align="left"/>
    </style:style>
    <style:style style:name="TableRow1605" style:family="table-row">
      <style:table-row-properties/>
    </style:style>
    <style:style style:name="TableCell1606" style:family="table-cell">
      <style:table-cell-properties fo:border="none" style:writing-mode="lr-tb" fo:padding-top="0in" fo:padding-left="0in" fo:padding-bottom="0in" fo:padding-right="0in"/>
    </style:style>
    <style:style style:name="P160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08" style:family="table-cell">
      <style:table-cell-properties fo:border="none" style:writing-mode="lr-tb" fo:padding-top="0in" fo:padding-left="0in" fo:padding-bottom="0in" fo:padding-right="0in"/>
    </style:style>
    <style:style style:name="P160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10" style:family="table-cell">
      <style:table-cell-properties fo:border="none" style:writing-mode="lr-tb" fo:padding-top="0.0312in" fo:padding-left="0in" fo:padding-bottom="0.0312in" fo:padding-right="0in"/>
    </style:style>
    <style:style style:name="P161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12" style:family="table-cell">
      <style:table-cell-properties fo:border="none" style:writing-mode="lr-tb" fo:padding-top="0in" fo:padding-left="0in" fo:padding-bottom="0in" fo:padding-right="0in"/>
    </style:style>
    <style:style style:name="P161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61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15" style:family="table-row">
      <style:table-row-properties/>
    </style:style>
    <style:style style:name="TableCell1616" style:family="table-cell">
      <style:table-cell-properties fo:border="none" style:writing-mode="lr-tb" fo:padding-top="0in" fo:padding-left="0in" fo:padding-bottom="0in" fo:padding-right="0in"/>
    </style:style>
    <style:style style:name="P16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18" style:family="table-cell">
      <style:table-cell-properties fo:border="none" style:writing-mode="lr-tb" fo:padding-top="0in" fo:padding-left="0in" fo:padding-bottom="0in" fo:padding-right="0in"/>
    </style:style>
    <style:style style:name="P16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20" style:family="table-cell">
      <style:table-cell-properties fo:border="none" style:writing-mode="lr-tb" fo:padding-top="0in" fo:padding-left="0in" fo:padding-bottom="0in" fo:padding-right="0in"/>
    </style:style>
    <style:style style:name="TableColumn1622" style:family="table-column">
      <style:table-column-properties style:column-width="0.0041in"/>
    </style:style>
    <style:style style:name="TableColumn1623" style:family="table-column">
      <style:table-column-properties style:column-width="1.0694in"/>
    </style:style>
    <style:style style:name="TableColumn1624" style:family="table-column">
      <style:table-column-properties style:column-width="0.0763in"/>
    </style:style>
    <style:style style:name="TableColumn1625" style:family="table-column">
      <style:table-column-properties style:column-width="0.1527in"/>
    </style:style>
    <style:style style:name="Table1621" style:family="table">
      <style:table-properties style:width="1.3027in" fo:margin-left="0.5in" table:align="left"/>
    </style:style>
    <style:style style:name="TableRow1626" style:family="table-row">
      <style:table-row-properties/>
    </style:style>
    <style:style style:name="TableCell1627" style:family="table-cell">
      <style:table-cell-properties fo:border="none" style:writing-mode="lr-tb" fo:padding-top="0in" fo:padding-left="0in" fo:padding-bottom="0in" fo:padding-right="0in"/>
    </style:style>
    <style:style style:name="P16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29" style:family="table-cell">
      <style:table-cell-properties fo:border="none" style:writing-mode="lr-tb" fo:padding-top="0in" fo:padding-left="0in" fo:padding-bottom="0in" fo:padding-right="0in"/>
    </style:style>
    <style:style style:name="P163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31" style:family="table-cell">
      <style:table-cell-properties fo:border="none" style:writing-mode="lr-tb" fo:padding-top="0.0312in" fo:padding-left="0in" fo:padding-bottom="0.0312in" fo:padding-right="0in"/>
    </style:style>
    <style:style style:name="P163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33" style:family="table-cell">
      <style:table-cell-properties fo:border="none" style:writing-mode="lr-tb" fo:padding-top="0in" fo:padding-left="0in" fo:padding-bottom="0in" fo:padding-right="0in"/>
    </style:style>
    <style:style style:name="P163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163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36" style:family="table-row">
      <style:table-row-properties/>
    </style:style>
    <style:style style:name="TableCell1637" style:family="table-cell">
      <style:table-cell-properties fo:border="none" style:writing-mode="lr-tb" fo:padding-top="0in" fo:padding-left="0in" fo:padding-bottom="0in" fo:padding-right="0in"/>
    </style:style>
    <style:style style:name="P16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39" style:family="table-cell">
      <style:table-cell-properties fo:border="none" style:writing-mode="lr-tb" fo:padding-top="0in" fo:padding-left="0in" fo:padding-bottom="0in" fo:padding-right="0in"/>
    </style:style>
    <style:style style:name="P16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41" style:family="table-cell">
      <style:table-cell-properties fo:border="none" style:writing-mode="lr-tb" fo:padding-top="0in" fo:padding-left="0in" fo:padding-bottom="0in" fo:padding-right="0in"/>
    </style:style>
    <style:style style:name="TableColumn1643" style:family="table-column">
      <style:table-column-properties style:column-width="0.0041in"/>
    </style:style>
    <style:style style:name="TableColumn1644" style:family="table-column">
      <style:table-column-properties style:column-width="1.2222in"/>
    </style:style>
    <style:style style:name="TableColumn1645" style:family="table-column">
      <style:table-column-properties style:column-width="0.0041in"/>
    </style:style>
    <style:style style:name="TableColumn1646" style:family="table-column">
      <style:table-column-properties style:column-width="0.2291in"/>
    </style:style>
    <style:style style:name="Table1642" style:family="table">
      <style:table-properties style:width="1.4597in" fo:margin-left="0.5in" table:align="left"/>
    </style:style>
    <style:style style:name="TableRow1647" style:family="table-row">
      <style:table-row-properties/>
    </style:style>
    <style:style style:name="TableCell1648" style:family="table-cell">
      <style:table-cell-properties fo:border="none" style:writing-mode="lr-tb" fo:padding-top="0in" fo:padding-left="0in" fo:padding-bottom="0in" fo:padding-right="0in"/>
    </style:style>
    <style:style style:name="P16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50" style:family="table-cell">
      <style:table-cell-properties fo:border="none" style:writing-mode="lr-tb" fo:padding-top="0in" fo:padding-left="0in" fo:padding-bottom="0in" fo:padding-right="0in"/>
    </style:style>
    <style:style style:name="P165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52" style:family="table-cell">
      <style:table-cell-properties fo:border="none" style:writing-mode="lr-tb" fo:padding-top="0in" fo:padding-left="0in" fo:padding-bottom="0in" fo:padding-right="0in"/>
    </style:style>
    <style:style style:name="P165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54" style:family="table-cell">
      <style:table-cell-properties fo:border="none" style:writing-mode="lr-tb" fo:padding-top="0in" fo:padding-left="0in" fo:padding-bottom="0in" fo:padding-right="0in"/>
    </style:style>
    <style:style style:name="P165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65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57" style:family="table-row">
      <style:table-row-properties/>
    </style:style>
    <style:style style:name="TableCell1658" style:family="table-cell">
      <style:table-cell-properties fo:border="none" style:writing-mode="lr-tb" fo:padding-top="0in" fo:padding-left="0in" fo:padding-bottom="0in" fo:padding-right="0in"/>
    </style:style>
    <style:style style:name="P16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60" style:family="table-cell">
      <style:table-cell-properties fo:border="none" style:writing-mode="lr-tb" fo:padding-top="0in" fo:padding-left="0in" fo:padding-bottom="0in" fo:padding-right="0in"/>
    </style:style>
    <style:style style:name="P16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62" style:family="table-cell">
      <style:table-cell-properties fo:border="none" style:writing-mode="lr-tb" fo:padding-top="0in" fo:padding-left="1.0208in" fo:padding-bottom="0in" fo:padding-right="0in"/>
    </style:style>
    <style:style style:name="P1663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1664" style:family="table-row">
      <style:table-row-properties/>
    </style:style>
    <style:style style:name="TableCell1665" style:family="table-cell">
      <style:table-cell-properties fo:border="none" style:writing-mode="lr-tb" fo:padding-top="0in" fo:padding-left="0in" fo:padding-bottom="0in" fo:padding-right="0in"/>
    </style:style>
    <style:style style:name="P166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667" style:family="table-cell">
      <style:table-cell-properties fo:border="none" style:writing-mode="lr-tb" fo:padding-top="0in" fo:padding-left="0in" fo:padding-bottom="0in" fo:padding-right="0in"/>
    </style:style>
    <style:style style:name="P166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69" style:family="table-cell">
      <style:table-cell-properties fo:border="none" style:writing-mode="lr-tb" fo:padding-top="0in" fo:padding-left="0in" fo:padding-bottom="0in" fo:padding-right="0in"/>
    </style:style>
    <style:style style:name="TableColumn1671" style:family="table-column">
      <style:table-column-properties style:column-width="0.0041in"/>
    </style:style>
    <style:style style:name="TableColumn1672" style:family="table-column">
      <style:table-column-properties style:column-width="0.5347in"/>
    </style:style>
    <style:style style:name="TableColumn1673" style:family="table-column">
      <style:table-column-properties style:column-width="0.0041in"/>
    </style:style>
    <style:style style:name="TableColumn1674" style:family="table-column">
      <style:table-column-properties style:column-width="0.2291in"/>
    </style:style>
    <style:style style:name="Table1670" style:family="table">
      <style:table-properties style:width="0.7722in" fo:margin-left="0.5in" table:align="left"/>
    </style:style>
    <style:style style:name="TableRow1675" style:family="table-row">
      <style:table-row-properties/>
    </style:style>
    <style:style style:name="TableCell1676" style:family="table-cell">
      <style:table-cell-properties fo:border="none" style:writing-mode="lr-tb" fo:padding-top="0in" fo:padding-left="0in" fo:padding-bottom="0in" fo:padding-right="0in"/>
    </style:style>
    <style:style style:name="P167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78" style:family="table-cell">
      <style:table-cell-properties fo:border="none" style:writing-mode="lr-tb" fo:padding-top="0in" fo:padding-left="0in" fo:padding-bottom="0in" fo:padding-right="0in"/>
    </style:style>
    <style:style style:name="P167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80" style:family="table-cell">
      <style:table-cell-properties fo:border="none" style:writing-mode="lr-tb" fo:padding-top="0in" fo:padding-left="0in" fo:padding-bottom="0in" fo:padding-right="0in"/>
    </style:style>
    <style:style style:name="P168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682" style:family="table-cell">
      <style:table-cell-properties fo:border="none" style:writing-mode="lr-tb" fo:padding-top="0in" fo:padding-left="0in" fo:padding-bottom="0in" fo:padding-right="0in"/>
    </style:style>
    <style:style style:name="P16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68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685" style:family="table-row">
      <style:table-row-properties/>
    </style:style>
    <style:style style:name="TableCell1686" style:family="table-cell">
      <style:table-cell-properties fo:border="none" style:writing-mode="lr-tb" fo:padding-top="0in" fo:padding-left="0in" fo:padding-bottom="0in" fo:padding-right="0in"/>
    </style:style>
    <style:style style:name="P16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88" style:family="table-cell">
      <style:table-cell-properties fo:border="none" style:writing-mode="lr-tb" fo:padding-top="0in" fo:padding-left="0in" fo:padding-bottom="0in" fo:padding-right="0in"/>
    </style:style>
    <style:style style:name="P168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90" style:family="table-cell">
      <style:table-cell-properties fo:border="none" style:writing-mode="lr-tb" fo:padding-top="0in" fo:padding-left="0in" fo:padding-bottom="0in" fo:padding-right="0in"/>
    </style:style>
    <style:style style:name="TableColumn1692" style:family="table-column">
      <style:table-column-properties style:column-width="0.0041in"/>
    </style:style>
    <style:style style:name="TableColumn1693" style:family="table-column">
      <style:table-column-properties style:column-width="1.2986in"/>
    </style:style>
    <style:style style:name="TableColumn1694" style:family="table-column">
      <style:table-column-properties style:column-width="0.0763in"/>
    </style:style>
    <style:style style:name="TableColumn1695" style:family="table-column">
      <style:table-column-properties style:column-width="0.3819in"/>
    </style:style>
    <style:style style:name="Table1691" style:family="table">
      <style:table-properties style:width="1.7611in" fo:margin-left="0.75in" table:align="left"/>
    </style:style>
    <style:style style:name="TableRow1696" style:family="table-row">
      <style:table-row-properties/>
    </style:style>
    <style:style style:name="TableCell1697" style:family="table-cell">
      <style:table-cell-properties fo:border="none" style:writing-mode="lr-tb" fo:padding-top="0in" fo:padding-left="0in" fo:padding-bottom="0in" fo:padding-right="0in"/>
    </style:style>
    <style:style style:name="P169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99" style:family="table-cell">
      <style:table-cell-properties fo:border="none" style:writing-mode="lr-tb" fo:padding-top="0in" fo:padding-left="0in" fo:padding-bottom="0in" fo:padding-right="0in"/>
    </style:style>
    <style:style style:name="P170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01" style:family="table-cell">
      <style:table-cell-properties fo:border="none" style:writing-mode="lr-tb" fo:padding-top="0.0312in" fo:padding-left="0in" fo:padding-bottom="0.0312in" fo:padding-right="0in"/>
    </style:style>
    <style:style style:name="P170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03" style:family="table-cell">
      <style:table-cell-properties fo:border="none" style:writing-mode="lr-tb" fo:padding-top="0in" fo:padding-left="0in" fo:padding-bottom="0in" fo:padding-right="0in"/>
    </style:style>
    <style:style style:name="P17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0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06" style:family="table-row">
      <style:table-row-properties/>
    </style:style>
    <style:style style:name="TableCell1707" style:family="table-cell">
      <style:table-cell-properties fo:border="none" style:writing-mode="lr-tb" fo:padding-top="0in" fo:padding-left="0in" fo:padding-bottom="0in" fo:padding-right="0in"/>
    </style:style>
    <style:style style:name="P17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09" style:family="table-cell">
      <style:table-cell-properties fo:border="none" style:writing-mode="lr-tb" fo:padding-top="0in" fo:padding-left="0in" fo:padding-bottom="0in" fo:padding-right="0in"/>
    </style:style>
    <style:style style:name="P171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11" style:family="table-cell">
      <style:table-cell-properties fo:border="none" style:writing-mode="lr-tb" fo:padding-top="0in" fo:padding-left="0in" fo:padding-bottom="0in" fo:padding-right="0in"/>
    </style:style>
    <style:style style:name="TableColumn1713" style:family="table-column">
      <style:table-column-properties style:column-width="0.0041in"/>
    </style:style>
    <style:style style:name="TableColumn1714" style:family="table-column">
      <style:table-column-properties style:column-width="0.993in"/>
    </style:style>
    <style:style style:name="TableColumn1715" style:family="table-column">
      <style:table-column-properties style:column-width="0.0763in"/>
    </style:style>
    <style:style style:name="TableColumn1716" style:family="table-column">
      <style:table-column-properties style:column-width="0.3819in"/>
    </style:style>
    <style:style style:name="Table1712" style:family="table">
      <style:table-properties style:width="1.4555in" fo:margin-left="0.75in" table:align="left"/>
    </style:style>
    <style:style style:name="TableRow1717" style:family="table-row">
      <style:table-row-properties/>
    </style:style>
    <style:style style:name="TableCell1718" style:family="table-cell">
      <style:table-cell-properties fo:border="none" style:writing-mode="lr-tb" fo:padding-top="0in" fo:padding-left="0in" fo:padding-bottom="0in" fo:padding-right="0in"/>
    </style:style>
    <style:style style:name="P171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20" style:family="table-cell">
      <style:table-cell-properties fo:border="none" style:writing-mode="lr-tb" fo:padding-top="0in" fo:padding-left="0in" fo:padding-bottom="0in" fo:padding-right="0in"/>
    </style:style>
    <style:style style:name="P172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22" style:family="table-cell">
      <style:table-cell-properties fo:border="none" style:writing-mode="lr-tb" fo:padding-top="0.0312in" fo:padding-left="0in" fo:padding-bottom="0.0312in" fo:padding-right="0in"/>
    </style:style>
    <style:style style:name="P172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24" style:family="table-cell">
      <style:table-cell-properties fo:border="none" style:writing-mode="lr-tb" fo:padding-top="0in" fo:padding-left="0in" fo:padding-bottom="0in" fo:padding-right="0in"/>
    </style:style>
    <style:style style:name="P172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2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27" style:family="table-row">
      <style:table-row-properties/>
    </style:style>
    <style:style style:name="TableCell1728" style:family="table-cell">
      <style:table-cell-properties fo:border="none" style:writing-mode="lr-tb" fo:padding-top="0in" fo:padding-left="0in" fo:padding-bottom="0in" fo:padding-right="0in"/>
    </style:style>
    <style:style style:name="P17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30" style:family="table-cell">
      <style:table-cell-properties fo:border="none" style:writing-mode="lr-tb" fo:padding-top="0in" fo:padding-left="0in" fo:padding-bottom="0in" fo:padding-right="0in"/>
    </style:style>
    <style:style style:name="P173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32" style:family="table-cell">
      <style:table-cell-properties fo:border="none" style:writing-mode="lr-tb" fo:padding-top="0in" fo:padding-left="0in" fo:padding-bottom="0in" fo:padding-right="0in"/>
    </style:style>
    <style:style style:name="TableColumn1734" style:family="table-column">
      <style:table-column-properties style:column-width="0.0041in"/>
    </style:style>
    <style:style style:name="TableColumn1735" style:family="table-column">
      <style:table-column-properties style:column-width="1.0694in"/>
    </style:style>
    <style:style style:name="TableColumn1736" style:family="table-column">
      <style:table-column-properties style:column-width="0.0763in"/>
    </style:style>
    <style:style style:name="TableColumn1737" style:family="table-column">
      <style:table-column-properties style:column-width="0.3055in"/>
    </style:style>
    <style:style style:name="Table1733" style:family="table">
      <style:table-properties style:width="1.4555in" fo:margin-left="0.75in" table:align="left"/>
    </style:style>
    <style:style style:name="TableRow1738" style:family="table-row">
      <style:table-row-properties/>
    </style:style>
    <style:style style:name="TableCell1739" style:family="table-cell">
      <style:table-cell-properties fo:border="none" style:writing-mode="lr-tb" fo:padding-top="0in" fo:padding-left="0in" fo:padding-bottom="0in" fo:padding-right="0in"/>
    </style:style>
    <style:style style:name="P174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41" style:family="table-cell">
      <style:table-cell-properties fo:border="none" style:writing-mode="lr-tb" fo:padding-top="0in" fo:padding-left="0in" fo:padding-bottom="0in" fo:padding-right="0in"/>
    </style:style>
    <style:style style:name="P174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43" style:family="table-cell">
      <style:table-cell-properties fo:border="none" style:writing-mode="lr-tb" fo:padding-top="0.0312in" fo:padding-left="0in" fo:padding-bottom="0.0312in" fo:padding-right="0in"/>
    </style:style>
    <style:style style:name="P174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45" style:family="table-cell">
      <style:table-cell-properties fo:border="none" style:writing-mode="lr-tb" fo:padding-top="0in" fo:padding-left="0in" fo:padding-bottom="0in" fo:padding-right="0in"/>
    </style:style>
    <style:style style:name="P174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4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48" style:family="table-row">
      <style:table-row-properties/>
    </style:style>
    <style:style style:name="TableCell1749" style:family="table-cell">
      <style:table-cell-properties fo:border="none" style:writing-mode="lr-tb" fo:padding-top="0in" fo:padding-left="0in" fo:padding-bottom="0in" fo:padding-right="0in"/>
    </style:style>
    <style:style style:name="P17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51" style:family="table-cell">
      <style:table-cell-properties fo:border="none" style:writing-mode="lr-tb" fo:padding-top="0in" fo:padding-left="0in" fo:padding-bottom="0in" fo:padding-right="0in"/>
    </style:style>
    <style:style style:name="P175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53" style:family="table-cell">
      <style:table-cell-properties fo:border="none" style:writing-mode="lr-tb" fo:padding-top="0in" fo:padding-left="0in" fo:padding-bottom="0in" fo:padding-right="0in"/>
    </style:style>
    <style:style style:name="TableColumn1755" style:family="table-column">
      <style:table-column-properties style:column-width="0.0041in"/>
    </style:style>
    <style:style style:name="TableColumn1756" style:family="table-column">
      <style:table-column-properties style:column-width="1.6805in"/>
    </style:style>
    <style:style style:name="TableColumn1757" style:family="table-column">
      <style:table-column-properties style:column-width="0.0763in"/>
    </style:style>
    <style:style style:name="TableColumn1758" style:family="table-column">
      <style:table-column-properties style:column-width="0.3055in"/>
    </style:style>
    <style:style style:name="Table1754" style:family="table">
      <style:table-properties style:width="2.0666in" fo:margin-left="0.75in" table:align="left"/>
    </style:style>
    <style:style style:name="TableRow1759" style:family="table-row">
      <style:table-row-properties/>
    </style:style>
    <style:style style:name="TableCell1760" style:family="table-cell">
      <style:table-cell-properties fo:border="none" style:writing-mode="lr-tb" fo:padding-top="0in" fo:padding-left="0in" fo:padding-bottom="0in" fo:padding-right="0in"/>
    </style:style>
    <style:style style:name="P176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62" style:family="table-cell">
      <style:table-cell-properties fo:border="none" style:writing-mode="lr-tb" fo:padding-top="0in" fo:padding-left="0in" fo:padding-bottom="0in" fo:padding-right="0in"/>
    </style:style>
    <style:style style:name="P176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764" style:family="table-cell">
      <style:table-cell-properties fo:border="none" style:writing-mode="lr-tb" fo:padding-top="0.0312in" fo:padding-left="0in" fo:padding-bottom="0.0312in" fo:padding-right="0in"/>
    </style:style>
    <style:style style:name="P176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66" style:family="table-cell">
      <style:table-cell-properties fo:border="none" style:writing-mode="lr-tb" fo:padding-top="0in" fo:padding-left="0in" fo:padding-bottom="0in" fo:padding-right="0in"/>
    </style:style>
    <style:style style:name="P176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76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769" style:family="table-row">
      <style:table-row-properties/>
    </style:style>
    <style:style style:name="TableCell17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7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7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76" style:family="table-row">
      <style:table-row-properties/>
    </style:style>
    <style:style style:name="TableCell17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7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8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8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83" style:family="table-row">
      <style:table-row-properties/>
    </style:style>
    <style:style style:name="TableCell1784" style:family="table-cell">
      <style:table-cell-properties fo:border="none" style:writing-mode="lr-tb" fo:padding-top="0in" fo:padding-left="0in" fo:padding-bottom="0in" fo:padding-right="0in"/>
    </style:style>
    <style:style style:name="P17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86" style:family="table-cell">
      <style:table-cell-properties fo:border="none" style:writing-mode="lr-tb" fo:padding-top="0in" fo:padding-left="0in" fo:padding-bottom="0in" fo:padding-right="0in"/>
    </style:style>
    <style:style style:name="P178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88" style:family="table-cell">
      <style:table-cell-properties fo:border="none" style:writing-mode="lr-tb" fo:padding-top="0in" fo:padding-left="0in" fo:padding-bottom="0in" fo:padding-right="0in"/>
    </style:style>
    <style:style style:name="TableColumn1790" style:family="table-column">
      <style:table-column-properties style:column-width="0.0041in"/>
    </style:style>
    <style:style style:name="TableColumn1791" style:family="table-column">
      <style:table-column-properties style:column-width="0.0763in"/>
    </style:style>
    <style:style style:name="TableColumn1792" style:family="table-column">
      <style:table-column-properties style:column-width="0.0041in"/>
    </style:style>
    <style:style style:name="TableColumn1793" style:family="table-column">
      <style:table-column-properties style:column-width="0.3055in"/>
    </style:style>
    <style:style style:name="Table1789" style:family="table">
      <style:table-properties style:width="0.3902in" fo:margin-left="0.25in" table:align="left"/>
    </style:style>
    <style:style style:name="TableRow1794" style:family="table-row">
      <style:table-row-properties/>
    </style:style>
    <style:style style:name="TableCell1795" style:family="table-cell">
      <style:table-cell-properties fo:border="none" style:writing-mode="lr-tb" fo:padding-top="0in" fo:padding-left="0in" fo:padding-bottom="0in" fo:padding-right="0in"/>
    </style:style>
    <style:style style:name="P179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97" style:family="table-cell">
      <style:table-cell-properties fo:border="none" style:writing-mode="lr-tb" fo:padding-top="0in" fo:padding-left="0in" fo:padding-bottom="0in" fo:padding-right="0in"/>
    </style:style>
    <style:style style:name="P179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799" style:family="table-cell">
      <style:table-cell-properties fo:border="none" style:writing-mode="lr-tb" fo:padding-top="0in" fo:padding-left="0in" fo:padding-bottom="0in" fo:padding-right="0in"/>
    </style:style>
    <style:style style:name="P180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01" style:family="table-cell">
      <style:table-cell-properties fo:border="none" style:writing-mode="lr-tb" fo:padding-top="0in" fo:padding-left="0in" fo:padding-bottom="0in" fo:padding-right="0in"/>
    </style:style>
    <style:style style:name="P180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180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04" style:family="table-row">
      <style:table-row-properties/>
    </style:style>
    <style:style style:name="TableCell1805" style:family="table-cell">
      <style:table-cell-properties fo:border="none" style:writing-mode="lr-tb" fo:padding-top="0in" fo:padding-left="0in" fo:padding-bottom="0in" fo:padding-right="0in"/>
    </style:style>
    <style:style style:name="P18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07" style:family="table-cell">
      <style:table-cell-properties fo:border="none" style:writing-mode="lr-tb" fo:padding-top="0in" fo:padding-left="0in" fo:padding-bottom="0in" fo:padding-right="0in"/>
    </style:style>
    <style:style style:name="P180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09" style:family="table-cell">
      <style:table-cell-properties fo:border="none" style:writing-mode="lr-tb" fo:padding-top="0in" fo:padding-left="0in" fo:padding-bottom="0in" fo:padding-right="0in"/>
    </style:style>
    <style:style style:name="TableColumn1811" style:family="table-column">
      <style:table-column-properties style:column-width="0.0041in"/>
    </style:style>
    <style:style style:name="TableColumn1812" style:family="table-column">
      <style:table-column-properties style:column-width="0.3055in"/>
    </style:style>
    <style:style style:name="TableColumn1813" style:family="table-column">
      <style:table-column-properties style:column-width="0.0763in"/>
    </style:style>
    <style:style style:name="TableColumn1814" style:family="table-column">
      <style:table-column-properties style:column-width="2.7493in"/>
    </style:style>
    <style:style style:name="Table1810" style:family="table">
      <style:table-properties style:width="3.1354in" fo:margin-left="0.5in" table:align="left"/>
    </style:style>
    <style:style style:name="TableRow1815" style:family="table-row">
      <style:table-row-properties/>
    </style:style>
    <style:style style:name="TableCell1816" style:family="table-cell">
      <style:table-cell-properties fo:border="none" style:writing-mode="lr-tb" fo:padding-top="0in" fo:padding-left="0in" fo:padding-bottom="0in" fo:padding-right="0in"/>
    </style:style>
    <style:style style:name="P181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18" style:family="table-cell">
      <style:table-cell-properties fo:border="none" style:writing-mode="lr-tb" fo:padding-top="0in" fo:padding-left="0in" fo:padding-bottom="0in" fo:padding-right="0in"/>
    </style:style>
    <style:style style:name="P181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20" style:family="table-cell">
      <style:table-cell-properties fo:border="none" style:writing-mode="lr-tb" fo:padding-top="0.0312in" fo:padding-left="0in" fo:padding-bottom="0.0312in" fo:padding-right="0in"/>
    </style:style>
    <style:style style:name="P182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22" style:family="table-cell">
      <style:table-cell-properties fo:border="none" style:writing-mode="lr-tb" fo:padding-top="0in" fo:padding-left="0in" fo:padding-bottom="0in" fo:padding-right="0in"/>
    </style:style>
    <style:style style:name="P182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2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25" style:family="table-row">
      <style:table-row-properties/>
    </style:style>
    <style:style style:name="TableCell1826" style:family="table-cell">
      <style:table-cell-properties fo:border="none" style:writing-mode="lr-tb" fo:padding-top="0in" fo:padding-left="0in" fo:padding-bottom="0in" fo:padding-right="0in"/>
    </style:style>
    <style:style style:name="P18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28" style:family="table-cell">
      <style:table-cell-properties fo:border="none" style:writing-mode="lr-tb" fo:padding-top="0in" fo:padding-left="0in" fo:padding-bottom="0in" fo:padding-right="0in"/>
    </style:style>
    <style:style style:name="P182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30" style:family="table-cell">
      <style:table-cell-properties fo:border="none" style:writing-mode="lr-tb" fo:padding-top="0in" fo:padding-left="0in" fo:padding-bottom="0in" fo:padding-right="0in"/>
    </style:style>
    <style:style style:name="TableColumn1832" style:family="table-column">
      <style:table-column-properties style:column-width="0.0041in"/>
    </style:style>
    <style:style style:name="TableColumn1833" style:family="table-column">
      <style:table-column-properties style:column-width="0.4583in"/>
    </style:style>
    <style:style style:name="TableColumn1834" style:family="table-column">
      <style:table-column-properties style:column-width="0.0763in"/>
    </style:style>
    <style:style style:name="TableColumn1835" style:family="table-column">
      <style:table-column-properties style:column-width="0.4583in"/>
    </style:style>
    <style:style style:name="Table1831" style:family="table">
      <style:table-properties style:width="0.9972in" fo:margin-left="0.5in" table:align="left"/>
    </style:style>
    <style:style style:name="TableRow1836" style:family="table-row">
      <style:table-row-properties/>
    </style:style>
    <style:style style:name="TableCell1837" style:family="table-cell">
      <style:table-cell-properties fo:border="none" style:writing-mode="lr-tb" fo:padding-top="0in" fo:padding-left="0in" fo:padding-bottom="0in" fo:padding-right="0in"/>
    </style:style>
    <style:style style:name="P183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39" style:family="table-cell">
      <style:table-cell-properties fo:border="none" style:writing-mode="lr-tb" fo:padding-top="0in" fo:padding-left="0in" fo:padding-bottom="0in" fo:padding-right="0in"/>
    </style:style>
    <style:style style:name="P184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41" style:family="table-cell">
      <style:table-cell-properties fo:border="none" style:writing-mode="lr-tb" fo:padding-top="0.0312in" fo:padding-left="0in" fo:padding-bottom="0.0312in" fo:padding-right="0in"/>
    </style:style>
    <style:style style:name="P184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43" style:family="table-cell">
      <style:table-cell-properties fo:border="none" style:writing-mode="lr-tb" fo:padding-top="0in" fo:padding-left="0in" fo:padding-bottom="0in" fo:padding-right="0in"/>
    </style:style>
    <style:style style:name="P184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4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46" style:family="table-row">
      <style:table-row-properties/>
    </style:style>
    <style:style style:name="TableCell1847" style:family="table-cell">
      <style:table-cell-properties fo:border="none" style:writing-mode="lr-tb" fo:padding-top="0in" fo:padding-left="0in" fo:padding-bottom="0in" fo:padding-right="0in"/>
    </style:style>
    <style:style style:name="P18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49" style:family="table-cell">
      <style:table-cell-properties fo:border="none" style:writing-mode="lr-tb" fo:padding-top="0in" fo:padding-left="0in" fo:padding-bottom="0in" fo:padding-right="0in"/>
    </style:style>
    <style:style style:name="P185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51" style:family="table-cell">
      <style:table-cell-properties fo:border="none" style:writing-mode="lr-tb" fo:padding-top="0in" fo:padding-left="0in" fo:padding-bottom="0in" fo:padding-right="0in"/>
    </style:style>
    <style:style style:name="TableColumn1853" style:family="table-column">
      <style:table-column-properties style:column-width="0.0041in"/>
    </style:style>
    <style:style style:name="TableColumn1854" style:family="table-column">
      <style:table-column-properties style:column-width="0.3819in"/>
    </style:style>
    <style:style style:name="TableColumn1855" style:family="table-column">
      <style:table-column-properties style:column-width="0.0763in"/>
    </style:style>
    <style:style style:name="TableColumn1856" style:family="table-column">
      <style:table-column-properties style:column-width="1.375in"/>
    </style:style>
    <style:style style:name="Table1852" style:family="table">
      <style:table-properties style:width="1.8375in" fo:margin-left="0.5in" table:align="left"/>
    </style:style>
    <style:style style:name="TableRow1857" style:family="table-row">
      <style:table-row-properties/>
    </style:style>
    <style:style style:name="TableCell1858" style:family="table-cell">
      <style:table-cell-properties fo:border="none" style:writing-mode="lr-tb" fo:padding-top="0in" fo:padding-left="0in" fo:padding-bottom="0in" fo:padding-right="0in"/>
    </style:style>
    <style:style style:name="P185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60" style:family="table-cell">
      <style:table-cell-properties fo:border="none" style:writing-mode="lr-tb" fo:padding-top="0in" fo:padding-left="0in" fo:padding-bottom="0in" fo:padding-right="0in"/>
    </style:style>
    <style:style style:name="P186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62" style:family="table-cell">
      <style:table-cell-properties fo:border="none" style:writing-mode="lr-tb" fo:padding-top="0.0312in" fo:padding-left="0in" fo:padding-bottom="0.0312in" fo:padding-right="0in"/>
    </style:style>
    <style:style style:name="P186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64" style:family="table-cell">
      <style:table-cell-properties fo:border="none" style:writing-mode="lr-tb" fo:padding-top="0in" fo:padding-left="0in" fo:padding-bottom="0in" fo:padding-right="0in"/>
    </style:style>
    <style:style style:name="P186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6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67" style:family="table-row">
      <style:table-row-properties/>
    </style:style>
    <style:style style:name="TableCell1868" style:family="table-cell">
      <style:table-cell-properties fo:border="none" style:writing-mode="lr-tb" fo:padding-top="0in" fo:padding-left="0in" fo:padding-bottom="0in" fo:padding-right="0in"/>
    </style:style>
    <style:style style:name="P18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70" style:family="table-cell">
      <style:table-cell-properties fo:border="none" style:writing-mode="lr-tb" fo:padding-top="0in" fo:padding-left="0in" fo:padding-bottom="0in" fo:padding-right="0in"/>
    </style:style>
    <style:style style:name="P187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72" style:family="table-cell">
      <style:table-cell-properties fo:border="none" style:writing-mode="lr-tb" fo:padding-top="0in" fo:padding-left="0in" fo:padding-bottom="0in" fo:padding-right="0in"/>
    </style:style>
    <style:style style:name="TableColumn1874" style:family="table-column">
      <style:table-column-properties style:column-width="0.0041in"/>
    </style:style>
    <style:style style:name="TableColumn1875" style:family="table-column">
      <style:table-column-properties style:column-width="0.3055in"/>
    </style:style>
    <style:style style:name="TableColumn1876" style:family="table-column">
      <style:table-column-properties style:column-width="0.0763in"/>
    </style:style>
    <style:style style:name="TableColumn1877" style:family="table-column">
      <style:table-column-properties style:column-width="3.5895in"/>
    </style:style>
    <style:style style:name="Table1873" style:family="table">
      <style:table-properties style:width="3.9756in" fo:margin-left="0.5in" table:align="left"/>
    </style:style>
    <style:style style:name="TableRow1878" style:family="table-row">
      <style:table-row-properties/>
    </style:style>
    <style:style style:name="TableCell1879" style:family="table-cell">
      <style:table-cell-properties fo:border="none" style:writing-mode="lr-tb" fo:padding-top="0in" fo:padding-left="0in" fo:padding-bottom="0in" fo:padding-right="0in"/>
    </style:style>
    <style:style style:name="P188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1" style:family="table-cell">
      <style:table-cell-properties fo:border="none" style:writing-mode="lr-tb" fo:padding-top="0in" fo:padding-left="0in" fo:padding-bottom="0in" fo:padding-right="0in"/>
    </style:style>
    <style:style style:name="P188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883" style:family="table-cell">
      <style:table-cell-properties fo:border="none" style:writing-mode="lr-tb" fo:padding-top="0.0312in" fo:padding-left="0in" fo:padding-bottom="0.0312in" fo:padding-right="0in"/>
    </style:style>
    <style:style style:name="P188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885" style:family="table-cell">
      <style:table-cell-properties fo:border="none" style:writing-mode="lr-tb" fo:padding-top="0in" fo:padding-left="0in" fo:padding-bottom="0in" fo:padding-right="0in"/>
    </style:style>
    <style:style style:name="P188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88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888" style:family="table-row">
      <style:table-row-properties/>
    </style:style>
    <style:style style:name="TableCell1889" style:family="table-cell">
      <style:table-cell-properties fo:border="none" style:writing-mode="lr-tb" fo:padding-top="0in" fo:padding-left="0in" fo:padding-bottom="0in" fo:padding-right="0in"/>
    </style:style>
    <style:style style:name="P18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91" style:family="table-cell">
      <style:table-cell-properties fo:border="none" style:writing-mode="lr-tb" fo:padding-top="0in" fo:padding-left="0in" fo:padding-bottom="0in" fo:padding-right="0in"/>
    </style:style>
    <style:style style:name="P189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93" style:family="table-cell">
      <style:table-cell-properties fo:border="none" style:writing-mode="lr-tb" fo:padding-top="0in" fo:padding-left="0in" fo:padding-bottom="0in" fo:padding-right="0in"/>
    </style:style>
    <style:style style:name="TableColumn1895" style:family="table-column">
      <style:table-column-properties style:column-width="0.0041in"/>
    </style:style>
    <style:style style:name="TableColumn1896" style:family="table-column">
      <style:table-column-properties style:column-width="0.3819in"/>
    </style:style>
    <style:style style:name="TableColumn1897" style:family="table-column">
      <style:table-column-properties style:column-width="0.0763in"/>
    </style:style>
    <style:style style:name="TableColumn1898" style:family="table-column">
      <style:table-column-properties style:column-width="0.2291in"/>
    </style:style>
    <style:style style:name="Table1894" style:family="table">
      <style:table-properties style:width="0.6916in" fo:margin-left="0.5in" table:align="left"/>
    </style:style>
    <style:style style:name="TableRow1899" style:family="table-row">
      <style:table-row-properties/>
    </style:style>
    <style:style style:name="TableCell1900" style:family="table-cell">
      <style:table-cell-properties fo:border="none" style:writing-mode="lr-tb" fo:padding-top="0in" fo:padding-left="0in" fo:padding-bottom="0in" fo:padding-right="0in"/>
    </style:style>
    <style:style style:name="P190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2" style:family="table-cell">
      <style:table-cell-properties fo:border="none" style:writing-mode="lr-tb" fo:padding-top="0in" fo:padding-left="0in" fo:padding-bottom="0in" fo:padding-right="0in"/>
    </style:style>
    <style:style style:name="P190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04" style:family="table-cell">
      <style:table-cell-properties fo:border="none" style:writing-mode="lr-tb" fo:padding-top="0.0312in" fo:padding-left="0in" fo:padding-bottom="0.0312in" fo:padding-right="0in"/>
    </style:style>
    <style:style style:name="P190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06" style:family="table-cell">
      <style:table-cell-properties fo:border="none" style:writing-mode="lr-tb" fo:padding-top="0in" fo:padding-left="0in" fo:padding-bottom="0in" fo:padding-right="0in"/>
    </style:style>
    <style:style style:name="P190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0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09" style:family="table-row">
      <style:table-row-properties/>
    </style:style>
    <style:style style:name="TableCell1910" style:family="table-cell">
      <style:table-cell-properties fo:border="none" style:writing-mode="lr-tb" fo:padding-top="0in" fo:padding-left="0in" fo:padding-bottom="0in" fo:padding-right="0in"/>
    </style:style>
    <style:style style:name="P191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12" style:family="table-cell">
      <style:table-cell-properties fo:border="none" style:writing-mode="lr-tb" fo:padding-top="0in" fo:padding-left="0in" fo:padding-bottom="0in" fo:padding-right="0in"/>
    </style:style>
    <style:style style:name="P191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14" style:family="table-cell">
      <style:table-cell-properties fo:border="none" style:writing-mode="lr-tb" fo:padding-top="0in" fo:padding-left="0in" fo:padding-bottom="0in" fo:padding-right="0in"/>
    </style:style>
    <style:style style:name="TableColumn1916" style:family="table-column">
      <style:table-column-properties style:column-width="0.0041in"/>
    </style:style>
    <style:style style:name="TableColumn1917" style:family="table-column">
      <style:table-column-properties style:column-width="0.4583in"/>
    </style:style>
    <style:style style:name="TableColumn1918" style:family="table-column">
      <style:table-column-properties style:column-width="0.0763in"/>
    </style:style>
    <style:style style:name="TableColumn1919" style:family="table-column">
      <style:table-column-properties style:column-width="0.2291in"/>
    </style:style>
    <style:style style:name="Table1915" style:family="table">
      <style:table-properties style:width="0.768in" fo:margin-left="0.5in" table:align="left"/>
    </style:style>
    <style:style style:name="TableRow1920" style:family="table-row">
      <style:table-row-properties/>
    </style:style>
    <style:style style:name="TableCell1921" style:family="table-cell">
      <style:table-cell-properties fo:border="none" style:writing-mode="lr-tb" fo:padding-top="0in" fo:padding-left="0in" fo:padding-bottom="0in" fo:padding-right="0in"/>
    </style:style>
    <style:style style:name="P192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23" style:family="table-cell">
      <style:table-cell-properties fo:border="none" style:writing-mode="lr-tb" fo:padding-top="0in" fo:padding-left="0in" fo:padding-bottom="0in" fo:padding-right="0in"/>
    </style:style>
    <style:style style:name="P192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25" style:family="table-cell">
      <style:table-cell-properties fo:border="none" style:writing-mode="lr-tb" fo:padding-top="0.0312in" fo:padding-left="0in" fo:padding-bottom="0.0312in" fo:padding-right="0in"/>
    </style:style>
    <style:style style:name="P192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27" style:family="table-cell">
      <style:table-cell-properties fo:border="none" style:writing-mode="lr-tb" fo:padding-top="0in" fo:padding-left="0in" fo:padding-bottom="0in" fo:padding-right="0in"/>
    </style:style>
    <style:style style:name="P192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2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30" style:family="table-row">
      <style:table-row-properties/>
    </style:style>
    <style:style style:name="TableCell1931" style:family="table-cell">
      <style:table-cell-properties fo:border="none" style:writing-mode="lr-tb" fo:padding-top="0in" fo:padding-left="0in" fo:padding-bottom="0in" fo:padding-right="0in"/>
    </style:style>
    <style:style style:name="P193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33" style:family="table-cell">
      <style:table-cell-properties fo:border="none" style:writing-mode="lr-tb" fo:padding-top="0in" fo:padding-left="0in" fo:padding-bottom="0in" fo:padding-right="0in"/>
    </style:style>
    <style:style style:name="P193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35" style:family="table-cell">
      <style:table-cell-properties fo:border="none" style:writing-mode="lr-tb" fo:padding-top="0in" fo:padding-left="0in" fo:padding-bottom="0in" fo:padding-right="0in"/>
    </style:style>
    <style:style style:name="TableColumn1937" style:family="table-column">
      <style:table-column-properties style:column-width="0.0041in"/>
    </style:style>
    <style:style style:name="TableColumn1938" style:family="table-column">
      <style:table-column-properties style:column-width="1.1458in"/>
    </style:style>
    <style:style style:name="TableColumn1939" style:family="table-column">
      <style:table-column-properties style:column-width="0.0763in"/>
    </style:style>
    <style:style style:name="TableColumn1940" style:family="table-column">
      <style:table-column-properties style:column-width="1.5277in"/>
    </style:style>
    <style:style style:name="Table1936" style:family="table">
      <style:table-properties style:width="2.7541in" fo:margin-left="0.5in" table:align="left"/>
    </style:style>
    <style:style style:name="TableRow1941" style:family="table-row">
      <style:table-row-properties/>
    </style:style>
    <style:style style:name="TableCell1942" style:family="table-cell">
      <style:table-cell-properties fo:border="none" style:writing-mode="lr-tb" fo:padding-top="0in" fo:padding-left="0in" fo:padding-bottom="0in" fo:padding-right="0in"/>
    </style:style>
    <style:style style:name="P194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44" style:family="table-cell">
      <style:table-cell-properties fo:border="none" style:writing-mode="lr-tb" fo:padding-top="0in" fo:padding-left="0in" fo:padding-bottom="0in" fo:padding-right="0in"/>
    </style:style>
    <style:style style:name="P194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46" style:family="table-cell">
      <style:table-cell-properties fo:border="none" style:writing-mode="lr-tb" fo:padding-top="0.0312in" fo:padding-left="0in" fo:padding-bottom="0.0312in" fo:padding-right="0in"/>
    </style:style>
    <style:style style:name="P194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48" style:family="table-cell">
      <style:table-cell-properties fo:border="none" style:writing-mode="lr-tb" fo:padding-top="0in" fo:padding-left="0in" fo:padding-bottom="0in" fo:padding-right="0in"/>
    </style:style>
    <style:style style:name="P194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50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51" style:family="table-row">
      <style:table-row-properties/>
    </style:style>
    <style:style style:name="TableCell1952" style:family="table-cell">
      <style:table-cell-properties fo:border="none" style:writing-mode="lr-tb" fo:padding-top="0in" fo:padding-left="0in" fo:padding-bottom="0in" fo:padding-right="0in"/>
    </style:style>
    <style:style style:name="P195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54" style:family="table-cell">
      <style:table-cell-properties fo:border="none" style:writing-mode="lr-tb" fo:padding-top="0in" fo:padding-left="0in" fo:padding-bottom="0in" fo:padding-right="0in"/>
    </style:style>
    <style:style style:name="P195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56" style:family="table-cell">
      <style:table-cell-properties fo:border="none" style:writing-mode="lr-tb" fo:padding-top="0in" fo:padding-left="0in" fo:padding-bottom="0in" fo:padding-right="0in"/>
    </style:style>
    <style:style style:name="TableColumn1958" style:family="table-column">
      <style:table-column-properties style:column-width="0.0041in"/>
    </style:style>
    <style:style style:name="TableColumn1959" style:family="table-column">
      <style:table-column-properties style:column-width="1.2222in"/>
    </style:style>
    <style:style style:name="TableColumn1960" style:family="table-column">
      <style:table-column-properties style:column-width="0.0763in"/>
    </style:style>
    <style:style style:name="TableColumn1961" style:family="table-column">
      <style:table-column-properties style:column-width="0.0763in"/>
    </style:style>
    <style:style style:name="Table1957" style:family="table">
      <style:table-properties style:width="1.3791in" fo:margin-left="0.5in" table:align="left"/>
    </style:style>
    <style:style style:name="TableRow1962" style:family="table-row">
      <style:table-row-properties/>
    </style:style>
    <style:style style:name="TableCell1963" style:family="table-cell">
      <style:table-cell-properties fo:border="none" style:writing-mode="lr-tb" fo:padding-top="0in" fo:padding-left="0in" fo:padding-bottom="0in" fo:padding-right="0in"/>
    </style:style>
    <style:style style:name="P196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65" style:family="table-cell">
      <style:table-cell-properties fo:border="none" style:writing-mode="lr-tb" fo:padding-top="0in" fo:padding-left="0in" fo:padding-bottom="0in" fo:padding-right="0in"/>
    </style:style>
    <style:style style:name="P196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67" style:family="table-cell">
      <style:table-cell-properties fo:border="none" style:writing-mode="lr-tb" fo:padding-top="0.0312in" fo:padding-left="0in" fo:padding-bottom="0.0312in" fo:padding-right="0in"/>
    </style:style>
    <style:style style:name="P1968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69" style:family="table-cell">
      <style:table-cell-properties fo:border="none" style:writing-mode="lr-tb" fo:padding-top="0in" fo:padding-left="0in" fo:padding-bottom="0in" fo:padding-right="0in"/>
    </style:style>
    <style:style style:name="P197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71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72" style:family="table-row">
      <style:table-row-properties/>
    </style:style>
    <style:style style:name="TableCell1973" style:family="table-cell">
      <style:table-cell-properties fo:border="none" style:writing-mode="lr-tb" fo:padding-top="0in" fo:padding-left="0in" fo:padding-bottom="0in" fo:padding-right="0in"/>
    </style:style>
    <style:style style:name="P1974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75" style:family="table-cell">
      <style:table-cell-properties fo:border="none" style:writing-mode="lr-tb" fo:padding-top="0in" fo:padding-left="0in" fo:padding-bottom="0in" fo:padding-right="0in"/>
    </style:style>
    <style:style style:name="P197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77" style:family="table-cell">
      <style:table-cell-properties fo:border="none" style:writing-mode="lr-tb" fo:padding-top="0in" fo:padding-left="0in" fo:padding-bottom="0in" fo:padding-right="0in"/>
    </style:style>
    <style:style style:name="TableColumn1979" style:family="table-column">
      <style:table-column-properties style:column-width="0.0041in"/>
    </style:style>
    <style:style style:name="TableColumn1980" style:family="table-column">
      <style:table-column-properties style:column-width="1.2986in"/>
    </style:style>
    <style:style style:name="TableColumn1981" style:family="table-column">
      <style:table-column-properties style:column-width="0.0763in"/>
    </style:style>
    <style:style style:name="TableColumn1982" style:family="table-column">
      <style:table-column-properties style:column-width="0.3819in"/>
    </style:style>
    <style:style style:name="Table1978" style:family="table">
      <style:table-properties style:width="1.7611in" fo:margin-left="0.5in" table:align="left"/>
    </style:style>
    <style:style style:name="TableRow1983" style:family="table-row">
      <style:table-row-properties/>
    </style:style>
    <style:style style:name="TableCell1984" style:family="table-cell">
      <style:table-cell-properties fo:border="none" style:writing-mode="lr-tb" fo:padding-top="0in" fo:padding-left="0in" fo:padding-bottom="0in" fo:padding-right="0in"/>
    </style:style>
    <style:style style:name="P198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86" style:family="table-cell">
      <style:table-cell-properties fo:border="none" style:writing-mode="lr-tb" fo:padding-top="0in" fo:padding-left="0in" fo:padding-bottom="0in" fo:padding-right="0in"/>
    </style:style>
    <style:style style:name="P198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1988" style:family="table-cell">
      <style:table-cell-properties fo:border="none" style:writing-mode="lr-tb" fo:padding-top="0.0312in" fo:padding-left="0in" fo:padding-bottom="0.0312in" fo:padding-right="0in"/>
    </style:style>
    <style:style style:name="P198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1990" style:family="table-cell">
      <style:table-cell-properties fo:border="none" style:writing-mode="lr-tb" fo:padding-top="0in" fo:padding-left="0in" fo:padding-bottom="0in" fo:padding-right="0in"/>
    </style:style>
    <style:style style:name="P199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1992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1993" style:family="table-row">
      <style:table-row-properties/>
    </style:style>
    <style:style style:name="TableCell1994" style:family="table-cell">
      <style:table-cell-properties fo:border="none" style:writing-mode="lr-tb" fo:padding-top="0in" fo:padding-left="0in" fo:padding-bottom="0in" fo:padding-right="0in"/>
    </style:style>
    <style:style style:name="P1995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96" style:family="table-cell">
      <style:table-cell-properties fo:border="none" style:writing-mode="lr-tb" fo:padding-top="0in" fo:padding-left="0in" fo:padding-bottom="0in" fo:padding-right="0in"/>
    </style:style>
    <style:style style:name="P199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98" style:family="table-cell">
      <style:table-cell-properties fo:border="none" style:writing-mode="lr-tb" fo:padding-top="0in" fo:padding-left="0in" fo:padding-bottom="0in" fo:padding-right="0in"/>
    </style:style>
    <style:style style:name="TableColumn2000" style:family="table-column">
      <style:table-column-properties style:column-width="0.0041in"/>
    </style:style>
    <style:style style:name="TableColumn2001" style:family="table-column">
      <style:table-column-properties style:column-width="1.0694in"/>
    </style:style>
    <style:style style:name="TableColumn2002" style:family="table-column">
      <style:table-column-properties style:column-width="0.0763in"/>
    </style:style>
    <style:style style:name="TableColumn2003" style:family="table-column">
      <style:table-column-properties style:column-width="0.3055in"/>
    </style:style>
    <style:style style:name="Table1999" style:family="table">
      <style:table-properties style:width="1.4555in" fo:margin-left="0.5in" table:align="left"/>
    </style:style>
    <style:style style:name="TableRow2004" style:family="table-row">
      <style:table-row-properties/>
    </style:style>
    <style:style style:name="TableCell2005" style:family="table-cell">
      <style:table-cell-properties fo:border="none" style:writing-mode="lr-tb" fo:padding-top="0in" fo:padding-left="0in" fo:padding-bottom="0in" fo:padding-right="0in"/>
    </style:style>
    <style:style style:name="P200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07" style:family="table-cell">
      <style:table-cell-properties fo:border="none" style:writing-mode="lr-tb" fo:padding-top="0in" fo:padding-left="0in" fo:padding-bottom="0in" fo:padding-right="0in"/>
    </style:style>
    <style:style style:name="P200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09" style:family="table-cell">
      <style:table-cell-properties fo:border="none" style:writing-mode="lr-tb" fo:padding-top="0.0312in" fo:padding-left="0in" fo:padding-bottom="0.0312in" fo:padding-right="0in"/>
    </style:style>
    <style:style style:name="P201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11" style:family="table-cell">
      <style:table-cell-properties fo:border="none" style:writing-mode="lr-tb" fo:padding-top="0in" fo:padding-left="0in" fo:padding-bottom="0in" fo:padding-right="0in"/>
    </style:style>
    <style:style style:name="P201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13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14" style:family="table-row">
      <style:table-row-properties/>
    </style:style>
    <style:style style:name="TableCell2015" style:family="table-cell">
      <style:table-cell-properties fo:border="none" style:writing-mode="lr-tb" fo:padding-top="0in" fo:padding-left="0in" fo:padding-bottom="0in" fo:padding-right="0in"/>
    </style:style>
    <style:style style:name="P2016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17" style:family="table-cell">
      <style:table-cell-properties fo:border="none" style:writing-mode="lr-tb" fo:padding-top="0in" fo:padding-left="0in" fo:padding-bottom="0in" fo:padding-right="0in"/>
    </style:style>
    <style:style style:name="P20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19" style:family="table-cell">
      <style:table-cell-properties fo:border="none" style:writing-mode="lr-tb" fo:padding-top="0in" fo:padding-left="0in" fo:padding-bottom="0in" fo:padding-right="0in"/>
    </style:style>
    <style:style style:name="TableColumn2021" style:family="table-column">
      <style:table-column-properties style:column-width="0.0041in"/>
    </style:style>
    <style:style style:name="TableColumn2022" style:family="table-column">
      <style:table-column-properties style:column-width="0.993in"/>
    </style:style>
    <style:style style:name="TableColumn2023" style:family="table-column">
      <style:table-column-properties style:column-width="0.0763in"/>
    </style:style>
    <style:style style:name="TableColumn2024" style:family="table-column">
      <style:table-column-properties style:column-width="0.3819in"/>
    </style:style>
    <style:style style:name="Table2020" style:family="table">
      <style:table-properties style:width="1.4555in" fo:margin-left="0.5in" table:align="left"/>
    </style:style>
    <style:style style:name="TableRow2025" style:family="table-row">
      <style:table-row-properties/>
    </style:style>
    <style:style style:name="TableCell2026" style:family="table-cell">
      <style:table-cell-properties fo:border="none" style:writing-mode="lr-tb" fo:padding-top="0in" fo:padding-left="0in" fo:padding-bottom="0in" fo:padding-right="0in"/>
    </style:style>
    <style:style style:name="P202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28" style:family="table-cell">
      <style:table-cell-properties fo:border="none" style:writing-mode="lr-tb" fo:padding-top="0in" fo:padding-left="0in" fo:padding-bottom="0in" fo:padding-right="0in"/>
    </style:style>
    <style:style style:name="P2029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30" style:family="table-cell">
      <style:table-cell-properties fo:border="none" style:writing-mode="lr-tb" fo:padding-top="0.0312in" fo:padding-left="0in" fo:padding-bottom="0.0312in" fo:padding-right="0in"/>
    </style:style>
    <style:style style:name="P2031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32" style:family="table-cell">
      <style:table-cell-properties fo:border="none" style:writing-mode="lr-tb" fo:padding-top="0in" fo:padding-left="0in" fo:padding-bottom="0in" fo:padding-right="0in"/>
    </style:style>
    <style:style style:name="P203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34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35" style:family="table-row">
      <style:table-row-properties/>
    </style:style>
    <style:style style:name="TableCell2036" style:family="table-cell">
      <style:table-cell-properties fo:border="none" style:writing-mode="lr-tb" fo:padding-top="0in" fo:padding-left="0in" fo:padding-bottom="0in" fo:padding-right="0in"/>
    </style:style>
    <style:style style:name="P2037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38" style:family="table-cell">
      <style:table-cell-properties fo:border="none" style:writing-mode="lr-tb" fo:padding-top="0in" fo:padding-left="0in" fo:padding-bottom="0in" fo:padding-right="0in"/>
    </style:style>
    <style:style style:name="P20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40" style:family="table-cell">
      <style:table-cell-properties fo:border="none" style:writing-mode="lr-tb" fo:padding-top="0in" fo:padding-left="0in" fo:padding-bottom="0in" fo:padding-right="0in"/>
    </style:style>
    <style:style style:name="TableColumn2042" style:family="table-column">
      <style:table-column-properties style:column-width="0.0041in"/>
    </style:style>
    <style:style style:name="TableColumn2043" style:family="table-column">
      <style:table-column-properties style:column-width="0.9166in"/>
    </style:style>
    <style:style style:name="TableColumn2044" style:family="table-column">
      <style:table-column-properties style:column-width="0.0763in"/>
    </style:style>
    <style:style style:name="TableColumn2045" style:family="table-column">
      <style:table-column-properties style:column-width="2.0618in"/>
    </style:style>
    <style:style style:name="Table2041" style:family="table">
      <style:table-properties style:width="3.059in" fo:margin-left="0.5in" table:align="left"/>
    </style:style>
    <style:style style:name="TableRow2046" style:family="table-row">
      <style:table-row-properties/>
    </style:style>
    <style:style style:name="TableCell2047" style:family="table-cell">
      <style:table-cell-properties fo:border="none" style:writing-mode="lr-tb" fo:padding-top="0in" fo:padding-left="0in" fo:padding-bottom="0in" fo:padding-right="0in"/>
    </style:style>
    <style:style style:name="P204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49" style:family="table-cell">
      <style:table-cell-properties fo:border="none" style:writing-mode="lr-tb" fo:padding-top="0in" fo:padding-left="0in" fo:padding-bottom="0in" fo:padding-right="0in"/>
    </style:style>
    <style:style style:name="P205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51" style:family="table-cell">
      <style:table-cell-properties fo:border="none" style:writing-mode="lr-tb" fo:padding-top="0.0312in" fo:padding-left="0in" fo:padding-bottom="0.0312in" fo:padding-right="0in"/>
    </style:style>
    <style:style style:name="P205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53" style:family="table-cell">
      <style:table-cell-properties fo:border="none" style:writing-mode="lr-tb" fo:padding-top="0in" fo:padding-left="0in" fo:padding-bottom="0in" fo:padding-right="0in"/>
    </style:style>
    <style:style style:name="P205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05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56" style:family="table-row">
      <style:table-row-properties/>
    </style:style>
    <style:style style:name="TableCell2057" style:family="table-cell">
      <style:table-cell-properties fo:border="none" style:writing-mode="lr-tb" fo:padding-top="0in" fo:padding-left="0in" fo:padding-bottom="0in" fo:padding-right="0in"/>
    </style:style>
    <style:style style:name="P205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59" style:family="table-cell">
      <style:table-cell-properties fo:border="none" style:writing-mode="lr-tb" fo:padding-top="0in" fo:padding-left="0in" fo:padding-bottom="0in" fo:padding-right="0in"/>
    </style:style>
    <style:style style:name="P20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61" style:family="table-cell">
      <style:table-cell-properties fo:border="none" style:writing-mode="lr-tb" fo:padding-top="0in" fo:padding-left="0in" fo:padding-bottom="0in" fo:padding-right="0in"/>
    </style:style>
    <style:style style:name="TableColumn2063" style:family="table-column">
      <style:table-column-properties style:column-width="0.0041in"/>
    </style:style>
    <style:style style:name="TableColumn2064" style:family="table-column">
      <style:table-column-properties style:column-width="1.0694in"/>
    </style:style>
    <style:style style:name="TableColumn2065" style:family="table-column">
      <style:table-column-properties style:column-width="0.0763in"/>
    </style:style>
    <style:style style:name="TableColumn2066" style:family="table-column">
      <style:table-column-properties style:column-width="0.1527in"/>
    </style:style>
    <style:style style:name="Table2062" style:family="table">
      <style:table-properties style:width="1.3027in" fo:margin-left="0.5in" table:align="left"/>
    </style:style>
    <style:style style:name="TableRow2067" style:family="table-row">
      <style:table-row-properties/>
    </style:style>
    <style:style style:name="TableCell2068" style:family="table-cell">
      <style:table-cell-properties fo:border="none" style:writing-mode="lr-tb" fo:padding-top="0in" fo:padding-left="0in" fo:padding-bottom="0in" fo:padding-right="0in"/>
    </style:style>
    <style:style style:name="P206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70" style:family="table-cell">
      <style:table-cell-properties fo:border="none" style:writing-mode="lr-tb" fo:padding-top="0in" fo:padding-left="0in" fo:padding-bottom="0in" fo:padding-right="0in"/>
    </style:style>
    <style:style style:name="P207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72" style:family="table-cell">
      <style:table-cell-properties fo:border="none" style:writing-mode="lr-tb" fo:padding-top="0.0312in" fo:padding-left="0in" fo:padding-bottom="0.0312in" fo:padding-right="0in"/>
    </style:style>
    <style:style style:name="P207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074" style:family="table-cell">
      <style:table-cell-properties fo:border="none" style:writing-mode="lr-tb" fo:padding-top="0in" fo:padding-left="0in" fo:padding-bottom="0in" fo:padding-right="0in"/>
    </style:style>
    <style:style style:name="P207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FF0000" fo:font-size="10pt" style:font-size-asian="10pt" style:font-size-complex="10pt"/>
    </style:style>
    <style:style style:name="P207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77" style:family="table-row">
      <style:table-row-properties/>
    </style:style>
    <style:style style:name="TableCell2078" style:family="table-cell">
      <style:table-cell-properties fo:border="none" style:writing-mode="lr-tb" fo:padding-top="0in" fo:padding-left="0in" fo:padding-bottom="0in" fo:padding-right="0in"/>
    </style:style>
    <style:style style:name="P207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80" style:family="table-cell">
      <style:table-cell-properties fo:border="none" style:writing-mode="lr-tb" fo:padding-top="0in" fo:padding-left="0in" fo:padding-bottom="0in" fo:padding-right="0in"/>
    </style:style>
    <style:style style:name="P20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82" style:family="table-cell">
      <style:table-cell-properties fo:border="none" style:writing-mode="lr-tb" fo:padding-top="0in" fo:padding-left="0in" fo:padding-bottom="0in" fo:padding-right="0in"/>
    </style:style>
    <style:style style:name="TableColumn2084" style:family="table-column">
      <style:table-column-properties style:column-width="0.0041in"/>
    </style:style>
    <style:style style:name="TableColumn2085" style:family="table-column">
      <style:table-column-properties style:column-width="1.2222in"/>
    </style:style>
    <style:style style:name="TableColumn2086" style:family="table-column">
      <style:table-column-properties style:column-width="0.0041in"/>
    </style:style>
    <style:style style:name="TableColumn2087" style:family="table-column">
      <style:table-column-properties style:column-width="0.2291in"/>
    </style:style>
    <style:style style:name="Table2083" style:family="table">
      <style:table-properties style:width="1.4597in" fo:margin-left="0.5in" table:align="left"/>
    </style:style>
    <style:style style:name="TableRow2088" style:family="table-row">
      <style:table-row-properties/>
    </style:style>
    <style:style style:name="TableCell2089" style:family="table-cell">
      <style:table-cell-properties fo:border="none" style:writing-mode="lr-tb" fo:padding-top="0in" fo:padding-left="0in" fo:padding-bottom="0in" fo:padding-right="0in"/>
    </style:style>
    <style:style style:name="P209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91" style:family="table-cell">
      <style:table-cell-properties fo:border="none" style:writing-mode="lr-tb" fo:padding-top="0in" fo:padding-left="0in" fo:padding-bottom="0in" fo:padding-right="0in"/>
    </style:style>
    <style:style style:name="P209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93" style:family="table-cell">
      <style:table-cell-properties fo:border="none" style:writing-mode="lr-tb" fo:padding-top="0in" fo:padding-left="0in" fo:padding-bottom="0in" fo:padding-right="0in"/>
    </style:style>
    <style:style style:name="P209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095" style:family="table-cell">
      <style:table-cell-properties fo:border="none" style:writing-mode="lr-tb" fo:padding-top="0in" fo:padding-left="0in" fo:padding-bottom="0in" fo:padding-right="0in"/>
    </style:style>
    <style:style style:name="P209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209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098" style:family="table-row">
      <style:table-row-properties/>
    </style:style>
    <style:style style:name="TableCell2099" style:family="table-cell">
      <style:table-cell-properties fo:border="none" style:writing-mode="lr-tb" fo:padding-top="0in" fo:padding-left="0in" fo:padding-bottom="0in" fo:padding-right="0in"/>
    </style:style>
    <style:style style:name="P210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01" style:family="table-cell">
      <style:table-cell-properties fo:border="none" style:writing-mode="lr-tb" fo:padding-top="0in" fo:padding-left="0in" fo:padding-bottom="0in" fo:padding-right="0in"/>
    </style:style>
    <style:style style:name="P21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03" style:family="table-cell">
      <style:table-cell-properties fo:border="none" style:writing-mode="lr-tb" fo:padding-top="0in" fo:padding-left="1.0208in" fo:padding-bottom="0in" fo:padding-right="0in"/>
    </style:style>
    <style:style style:name="P2104" style:parent-style-name="Normal" style:family="paragraph">
      <style:paragraph-properties fo:margin-bottom="0.0104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Row2105" style:family="table-row">
      <style:table-row-properties/>
    </style:style>
    <style:style style:name="TableCell2106" style:family="table-cell">
      <style:table-cell-properties fo:border="none" style:writing-mode="lr-tb" fo:padding-top="0in" fo:padding-left="0in" fo:padding-bottom="0in" fo:padding-right="0in"/>
    </style:style>
    <style:style style:name="P210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08" style:family="table-cell">
      <style:table-cell-properties fo:border="none" style:writing-mode="lr-tb" fo:padding-top="0in" fo:padding-left="0in" fo:padding-bottom="0in" fo:padding-right="0in"/>
    </style:style>
    <style:style style:name="P210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0" style:family="table-cell">
      <style:table-cell-properties fo:border="none" style:writing-mode="lr-tb" fo:padding-top="0in" fo:padding-left="0in" fo:padding-bottom="0in" fo:padding-right="0in"/>
    </style:style>
    <style:style style:name="TableColumn2112" style:family="table-column">
      <style:table-column-properties style:column-width="0.0041in"/>
    </style:style>
    <style:style style:name="TableColumn2113" style:family="table-column">
      <style:table-column-properties style:column-width="0.5347in"/>
    </style:style>
    <style:style style:name="TableColumn2114" style:family="table-column">
      <style:table-column-properties style:column-width="0.0041in"/>
    </style:style>
    <style:style style:name="TableColumn2115" style:family="table-column">
      <style:table-column-properties style:column-width="0.2291in"/>
    </style:style>
    <style:style style:name="Table2111" style:family="table">
      <style:table-properties style:width="0.7722in" fo:margin-left="0.5in" table:align="left"/>
    </style:style>
    <style:style style:name="TableRow2116" style:family="table-row">
      <style:table-row-properties/>
    </style:style>
    <style:style style:name="TableCell2117" style:family="table-cell">
      <style:table-cell-properties fo:border="none" style:writing-mode="lr-tb" fo:padding-top="0in" fo:padding-left="0in" fo:padding-bottom="0in" fo:padding-right="0in"/>
    </style:style>
    <style:style style:name="P211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19" style:family="table-cell">
      <style:table-cell-properties fo:border="none" style:writing-mode="lr-tb" fo:padding-top="0in" fo:padding-left="0in" fo:padding-bottom="0in" fo:padding-right="0in"/>
    </style:style>
    <style:style style:name="P2120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21" style:family="table-cell">
      <style:table-cell-properties fo:border="none" style:writing-mode="lr-tb" fo:padding-top="0in" fo:padding-left="0in" fo:padding-bottom="0in" fo:padding-right="0in"/>
    </style:style>
    <style:style style:name="P212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23" style:family="table-cell">
      <style:table-cell-properties fo:border="none" style:writing-mode="lr-tb" fo:padding-top="0in" fo:padding-left="0in" fo:padding-bottom="0in" fo:padding-right="0in"/>
    </style:style>
    <style:style style:name="P212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P2125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26" style:family="table-row">
      <style:table-row-properties/>
    </style:style>
    <style:style style:name="TableCell2127" style:family="table-cell">
      <style:table-cell-properties fo:border="none" style:writing-mode="lr-tb" fo:padding-top="0in" fo:padding-left="0in" fo:padding-bottom="0in" fo:padding-right="0in"/>
    </style:style>
    <style:style style:name="P2128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29" style:family="table-cell">
      <style:table-cell-properties fo:border="none" style:writing-mode="lr-tb" fo:padding-top="0in" fo:padding-left="0in" fo:padding-bottom="0in" fo:padding-right="0in"/>
    </style:style>
    <style:style style:name="P213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31" style:family="table-cell">
      <style:table-cell-properties fo:border="none" style:writing-mode="lr-tb" fo:padding-top="0in" fo:padding-left="0in" fo:padding-bottom="0in" fo:padding-right="0in"/>
    </style:style>
    <style:style style:name="TableColumn2133" style:family="table-column">
      <style:table-column-properties style:column-width="0.0041in"/>
    </style:style>
    <style:style style:name="TableColumn2134" style:family="table-column">
      <style:table-column-properties style:column-width="1.2986in"/>
    </style:style>
    <style:style style:name="TableColumn2135" style:family="table-column">
      <style:table-column-properties style:column-width="0.0763in"/>
    </style:style>
    <style:style style:name="TableColumn2136" style:family="table-column">
      <style:table-column-properties style:column-width="0.3819in"/>
    </style:style>
    <style:style style:name="Table2132" style:family="table">
      <style:table-properties style:width="1.7611in" fo:margin-left="0.75in" table:align="left"/>
    </style:style>
    <style:style style:name="TableRow2137" style:family="table-row">
      <style:table-row-properties/>
    </style:style>
    <style:style style:name="TableCell2138" style:family="table-cell">
      <style:table-cell-properties fo:border="none" style:writing-mode="lr-tb" fo:padding-top="0in" fo:padding-left="0in" fo:padding-bottom="0in" fo:padding-right="0in"/>
    </style:style>
    <style:style style:name="P213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40" style:family="table-cell">
      <style:table-cell-properties fo:border="none" style:writing-mode="lr-tb" fo:padding-top="0in" fo:padding-left="0in" fo:padding-bottom="0in" fo:padding-right="0in"/>
    </style:style>
    <style:style style:name="P2141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42" style:family="table-cell">
      <style:table-cell-properties fo:border="none" style:writing-mode="lr-tb" fo:padding-top="0.0312in" fo:padding-left="0in" fo:padding-bottom="0.0312in" fo:padding-right="0in"/>
    </style:style>
    <style:style style:name="P214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44" style:family="table-cell">
      <style:table-cell-properties fo:border="none" style:writing-mode="lr-tb" fo:padding-top="0in" fo:padding-left="0in" fo:padding-bottom="0in" fo:padding-right="0in"/>
    </style:style>
    <style:style style:name="P2145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46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47" style:family="table-row">
      <style:table-row-properties/>
    </style:style>
    <style:style style:name="TableCell2148" style:family="table-cell">
      <style:table-cell-properties fo:border="none" style:writing-mode="lr-tb" fo:padding-top="0in" fo:padding-left="0in" fo:padding-bottom="0in" fo:padding-right="0in"/>
    </style:style>
    <style:style style:name="P2149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50" style:family="table-cell">
      <style:table-cell-properties fo:border="none" style:writing-mode="lr-tb" fo:padding-top="0in" fo:padding-left="0in" fo:padding-bottom="0in" fo:padding-right="0in"/>
    </style:style>
    <style:style style:name="P215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52" style:family="table-cell">
      <style:table-cell-properties fo:border="none" style:writing-mode="lr-tb" fo:padding-top="0in" fo:padding-left="0in" fo:padding-bottom="0in" fo:padding-right="0in"/>
    </style:style>
    <style:style style:name="TableColumn2154" style:family="table-column">
      <style:table-column-properties style:column-width="0.0041in"/>
    </style:style>
    <style:style style:name="TableColumn2155" style:family="table-column">
      <style:table-column-properties style:column-width="0.993in"/>
    </style:style>
    <style:style style:name="TableColumn2156" style:family="table-column">
      <style:table-column-properties style:column-width="0.0763in"/>
    </style:style>
    <style:style style:name="TableColumn2157" style:family="table-column">
      <style:table-column-properties style:column-width="0.3819in"/>
    </style:style>
    <style:style style:name="Table2153" style:family="table">
      <style:table-properties style:width="1.4555in" fo:margin-left="0.75in" table:align="left"/>
    </style:style>
    <style:style style:name="TableRow2158" style:family="table-row">
      <style:table-row-properties/>
    </style:style>
    <style:style style:name="TableCell2159" style:family="table-cell">
      <style:table-cell-properties fo:border="none" style:writing-mode="lr-tb" fo:padding-top="0in" fo:padding-left="0in" fo:padding-bottom="0in" fo:padding-right="0in"/>
    </style:style>
    <style:style style:name="P216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61" style:family="table-cell">
      <style:table-cell-properties fo:border="none" style:writing-mode="lr-tb" fo:padding-top="0in" fo:padding-left="0in" fo:padding-bottom="0in" fo:padding-right="0in"/>
    </style:style>
    <style:style style:name="P2162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63" style:family="table-cell">
      <style:table-cell-properties fo:border="none" style:writing-mode="lr-tb" fo:padding-top="0.0312in" fo:padding-left="0in" fo:padding-bottom="0.0312in" fo:padding-right="0in"/>
    </style:style>
    <style:style style:name="P216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65" style:family="table-cell">
      <style:table-cell-properties fo:border="none" style:writing-mode="lr-tb" fo:padding-top="0in" fo:padding-left="0in" fo:padding-bottom="0in" fo:padding-right="0in"/>
    </style:style>
    <style:style style:name="P2166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67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68" style:family="table-row">
      <style:table-row-properties/>
    </style:style>
    <style:style style:name="TableCell2169" style:family="table-cell">
      <style:table-cell-properties fo:border="none" style:writing-mode="lr-tb" fo:padding-top="0in" fo:padding-left="0in" fo:padding-bottom="0in" fo:padding-right="0in"/>
    </style:style>
    <style:style style:name="P2170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71" style:family="table-cell">
      <style:table-cell-properties fo:border="none" style:writing-mode="lr-tb" fo:padding-top="0in" fo:padding-left="0in" fo:padding-bottom="0in" fo:padding-right="0in"/>
    </style:style>
    <style:style style:name="P217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73" style:family="table-cell">
      <style:table-cell-properties fo:border="none" style:writing-mode="lr-tb" fo:padding-top="0in" fo:padding-left="0in" fo:padding-bottom="0in" fo:padding-right="0in"/>
    </style:style>
    <style:style style:name="TableColumn2175" style:family="table-column">
      <style:table-column-properties style:column-width="0.0041in"/>
    </style:style>
    <style:style style:name="TableColumn2176" style:family="table-column">
      <style:table-column-properties style:column-width="1.0694in"/>
    </style:style>
    <style:style style:name="TableColumn2177" style:family="table-column">
      <style:table-column-properties style:column-width="0.0763in"/>
    </style:style>
    <style:style style:name="TableColumn2178" style:family="table-column">
      <style:table-column-properties style:column-width="0.3055in"/>
    </style:style>
    <style:style style:name="Table2174" style:family="table">
      <style:table-properties style:width="1.4555in" fo:margin-left="0.75in" table:align="left"/>
    </style:style>
    <style:style style:name="TableRow2179" style:family="table-row">
      <style:table-row-properties/>
    </style:style>
    <style:style style:name="TableCell2180" style:family="table-cell">
      <style:table-cell-properties fo:border="none" style:writing-mode="lr-tb" fo:padding-top="0in" fo:padding-left="0in" fo:padding-bottom="0in" fo:padding-right="0in"/>
    </style:style>
    <style:style style:name="P218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82" style:family="table-cell">
      <style:table-cell-properties fo:border="none" style:writing-mode="lr-tb" fo:padding-top="0in" fo:padding-left="0in" fo:padding-bottom="0in" fo:padding-right="0in"/>
    </style:style>
    <style:style style:name="P2183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184" style:family="table-cell">
      <style:table-cell-properties fo:border="none" style:writing-mode="lr-tb" fo:padding-top="0.0312in" fo:padding-left="0in" fo:padding-bottom="0.0312in" fo:padding-right="0in"/>
    </style:style>
    <style:style style:name="P218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186" style:family="table-cell">
      <style:table-cell-properties fo:border="none" style:writing-mode="lr-tb" fo:padding-top="0in" fo:padding-left="0in" fo:padding-bottom="0in" fo:padding-right="0in"/>
    </style:style>
    <style:style style:name="P2187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188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Row2189" style:family="table-row">
      <style:table-row-properties/>
    </style:style>
    <style:style style:name="TableCell2190" style:family="table-cell">
      <style:table-cell-properties fo:border="none" style:writing-mode="lr-tb" fo:padding-top="0in" fo:padding-left="0in" fo:padding-bottom="0in" fo:padding-right="0in"/>
    </style:style>
    <style:style style:name="P2191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92" style:family="table-cell">
      <style:table-cell-properties fo:border="none" style:writing-mode="lr-tb" fo:padding-top="0in" fo:padding-left="0in" fo:padding-bottom="0in" fo:padding-right="0in"/>
    </style:style>
    <style:style style:name="P2193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94" style:family="table-cell">
      <style:table-cell-properties fo:border="none" style:writing-mode="lr-tb" fo:padding-top="0in" fo:padding-left="0in" fo:padding-bottom="0in" fo:padding-right="0in"/>
    </style:style>
    <style:style style:name="TableColumn2196" style:family="table-column">
      <style:table-column-properties style:column-width="0.0041in"/>
    </style:style>
    <style:style style:name="TableColumn2197" style:family="table-column">
      <style:table-column-properties style:column-width="1.6805in"/>
    </style:style>
    <style:style style:name="TableColumn2198" style:family="table-column">
      <style:table-column-properties style:column-width="0.0763in"/>
    </style:style>
    <style:style style:name="TableColumn2199" style:family="table-column">
      <style:table-column-properties style:column-width="0.3055in"/>
    </style:style>
    <style:style style:name="Table2195" style:family="table">
      <style:table-properties style:width="2.0666in" fo:margin-left="0.75in" table:align="left"/>
    </style:style>
    <style:style style:name="TableRow2200" style:family="table-row">
      <style:table-row-properties/>
    </style:style>
    <style:style style:name="TableCell2201" style:family="table-cell">
      <style:table-cell-properties fo:border="none" style:writing-mode="lr-tb" fo:padding-top="0in" fo:padding-left="0in" fo:padding-bottom="0in" fo:padding-right="0in"/>
    </style:style>
    <style:style style:name="P2202" style:parent-style-name="Normal" style:family="paragraph">
      <style:paragraph-properties fo:margin-bottom="0in" style:line-height-at-least="0.1527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03" style:family="table-cell">
      <style:table-cell-properties fo:border="none" style:writing-mode="lr-tb" fo:padding-top="0in" fo:padding-left="0in" fo:padding-bottom="0in" fo:padding-right="0in"/>
    </style:style>
    <style:style style:name="P2204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1A1A1A" fo:font-size="10pt" style:font-size-asian="10pt" style:font-size-complex="10pt"/>
    </style:style>
    <style:style style:name="TableCell2205" style:family="table-cell">
      <style:table-cell-properties fo:border="none" style:writing-mode="lr-tb" fo:padding-top="0.0312in" fo:padding-left="0in" fo:padding-bottom="0.0312in" fo:padding-right="0in"/>
    </style:style>
    <style:style style:name="P220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808080" fo:font-size="10pt" style:font-size-asian="10pt" style:font-size-complex="10pt"/>
    </style:style>
    <style:style style:name="TableCell2207" style:family="table-cell">
      <style:table-cell-properties fo:border="none" style:writing-mode="lr-tb" fo:padding-top="0in" fo:padding-left="0in" fo:padding-bottom="0in" fo:padding-right="0in"/>
    </style:style>
    <style:style style:name="P2208" style:parent-style-name="Normal" style:family="paragraph">
      <style:paragraph-properties fo:margin-bottom="0.0104in" fo:line-height="100%"/>
      <style:text-properties style:font-name="Consolas" style:font-name-asian="Times New Roman" style:font-name-complex="Consolas" fo:color="#008000" fo:font-size="10pt" style:font-size-asian="10pt" style:font-size-complex="10pt"/>
    </style:style>
    <style:style style:name="P2209" style:parent-style-name="Normal" style:family="paragraph">
      <style:paragraph-properties fo:margin-bottom="0in" style:line-height-at-least="0.1527in"/>
      <style:text-properties style:font-name="Consolas" style:font-name-asian="Times New Roman" style:font-name-complex="Consolas" fo:color="#1A1A1A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able:table table:style-name="Table7">
              <table:table-columns>
                <table:table-column table:style-name="TableColumn8"/>
                <table:table-column table:style-name="TableColumn9"/>
                <table:table-column table:style-name="TableColumn10"/>
              </table:table-columns>
              <table:table-row table:style-name="TableRow11">
                <table:table-cell table:style-name="TableCell12">
                  <text:p text:style-name="P13">array</text:p>
                </table:table-cell>
                <table:table-cell table:style-name="TableCell14">
                  <text:p text:style-name="P15"/>
                </table:table-cell>
                <table:table-cell table:style-name="TableCell16">
                  <text:p text:style-name="P17">[5]</text:p>
                </table:table-cell>
              </table:table-row>
            </table:table>
            <text:p text:style-name="P18"/>
          </table:table-cell>
          <table:table-cell>
            <text:p text:style-name="P18"/>
          </table:table-cell>
          <table:table-cell>
            <text:p text:style-name="P18"/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able:table table:style-name="Table25">
              <table:table-columns>
                <table:table-column table:style-name="TableColumn26"/>
                <table:table-column table:style-name="TableColumn27"/>
                <table:table-column table:style-name="TableColumn28"/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/>
                </table:table-cell>
                <table:table-cell table:style-name="TableCell33">
                  <text:p text:style-name="P34">0</text:p>
                </table:table-cell>
                <table:table-cell table:style-name="TableCell35">
                  <text:p text:style-name="P36"/>
                </table:table-cell>
                <table:table-cell table:style-name="TableCell37">
                  <text:p text:style-name="P38">{15}</text:p>
                </table:table-cell>
              </table:table-row>
            </table:table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able:table table:style-name="Table46">
              <table:table-columns>
                <table:table-column table:style-name="TableColumn47"/>
                <table:table-column table:style-name="TableColumn48"/>
                <table:table-column table:style-name="TableColumn49"/>
                <table:table-column table:style-name="TableColumn50"/>
              </table:table-columns>
              <table:table-row table:style-name="TableRow51">
                <table:table-cell table:style-name="TableCell52">
                  <text:p text:style-name="P53"/>
                </table:table-cell>
                <table:table-cell table:style-name="TableCell54">
                  <text:p text:style-name="P55">guid</text:p>
                </table:table-cell>
                <table:table-cell table:style-name="TableCell56">
                  <text:p text:style-name="P57">:</text:p>
                </table:table-cell>
                <table:table-cell table:style-name="TableCell58">
                  <text:p text:style-name="P59">f7339859-8177-4479-8b93-1320a2aba359</text:p>
                </table:table-cell>
              </table:table-row>
            </table:table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able:table table:style-name="Table67">
              <table:table-columns>
                <table:table-column table:style-name="TableColumn68"/>
                <table:table-column table:style-name="TableColumn69"/>
                <table:table-column table:style-name="TableColumn70"/>
                <table:table-column table:style-name="TableColumn71"/>
              </table:table-columns>
              <table:table-row table:style-name="TableRow72">
                <table:table-cell table:style-name="TableCell73">
                  <text:p text:style-name="P74"/>
                </table:table-cell>
                <table:table-cell table:style-name="TableCell75">
                  <text:p text:style-name="P76">layout</text:p>
                </table:table-cell>
                <table:table-cell table:style-name="TableCell77">
                  <text:p text:style-name="P78">:</text:p>
                </table:table-cell>
                <table:table-cell table:style-name="TableCell79">
                  <text:p text:style-name="P80">Square</text:p>
                </table:table-cell>
              </table:table-row>
            </table:table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able:table table:style-name="Table88">
              <table:table-columns>
                <table:table-column table:style-name="TableColumn89"/>
                <table:table-column table:style-name="TableColumn90"/>
                <table:table-column table:style-name="TableColumn91"/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/>
                </table:table-cell>
                <table:table-cell table:style-name="TableCell96">
                  <text:p text:style-name="P97">refId</text:p>
                </table:table-cell>
                <table:table-cell table:style-name="TableCell98">
                  <text:p text:style-name="P99">:</text:p>
                </table:table-cell>
                <table:table-cell table:style-name="TableCell100">
                  <text:p text:style-name="P101">121010_18_V3</text:p>
                </table:table-cell>
              </table:table-row>
            </table:table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able:table table:style-name="Table109">
              <table:table-columns>
                <table:table-column table:style-name="TableColumn110"/>
                <table:table-column table:style-name="TableColumn111"/>
                <table:table-column table:style-name="TableColumn112"/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P116"/>
                </table:table-cell>
                <table:table-cell table:style-name="TableCell117">
                  <text:p text:style-name="P118">name</text:p>
                </table:table-cell>
                <table:table-cell table:style-name="TableCell119">
                  <text:p text:style-name="P120">:</text:p>
                </table:table-cell>
                <table:table-cell table:style-name="TableCell121">
                  <text:p text:style-name="P122">2cm Frame - Square Instagram Canvas (10 x 10)</text:p>
                </table:table-cell>
              </table:table-row>
            </table:table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able:table table:style-name="Table130">
              <table:table-columns>
                <table:table-column table:style-name="TableColumn131"/>
                <table:table-column table:style-name="TableColumn132"/>
                <table:table-column table:style-name="TableColumn133"/>
                <table:table-column table:style-name="TableColumn134"/>
              </table:table-columns>
              <table:table-row table:style-name="TableRow135">
                <table:table-cell table:style-name="TableCell136">
                  <text:p text:style-name="P137"/>
                </table:table-cell>
                <table:table-cell table:style-name="TableCell138">
                  <text:p text:style-name="P139">width</text:p>
                </table:table-cell>
                <table:table-cell table:style-name="TableCell140">
                  <text:p text:style-name="P141">:</text:p>
                </table:table-cell>
                <table:table-cell table:style-name="TableCell142">
                  <text:p text:style-name="P143">254</text:p>
                </table:table-cell>
              </table:table-row>
            </table:table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able:table table:style-name="Table151">
              <table:table-columns>
                <table:table-column table:style-name="TableColumn152"/>
                <table:table-column table:style-name="TableColumn153"/>
                <table:table-column table:style-name="TableColumn154"/>
                <table:table-column table:style-name="TableColumn155"/>
              </table:table-columns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height</text:p>
                </table:table-cell>
                <table:table-cell table:style-name="TableCell161">
                  <text:p text:style-name="P162">:</text:p>
                </table:table-cell>
                <table:table-cell table:style-name="TableCell163">
                  <text:p text:style-name="P164">254</text:p>
                </table:table-cell>
              </table:table-row>
            </table:table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able:table table:style-name="Table172">
              <table:table-columns>
                <table:table-column table:style-name="TableColumn173"/>
                <table:table-column table:style-name="TableColumn174"/>
                <table:table-column table:style-name="TableColumn175"/>
                <table:table-column table:style-name="TableColumn176"/>
              </table:table-columns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sizeDescription</text:p>
                </table:table-cell>
                <table:table-cell table:style-name="TableCell182">
                  <text:p text:style-name="P183">:</text:p>
                </table:table-cell>
                <table:table-cell table:style-name="TableCell184">
                  <text:p text:style-name="P185">10\"x10\" (25x25 cm)</text:p>
                </table:table-cell>
              </table:table-row>
            </table:table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able:table table:style-name="Table193">
              <table:table-columns>
                <table:table-column table:style-name="TableColumn194"/>
                <table:table-column table:style-name="TableColumn195"/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>
                  <text:p text:style-name="P200"/>
                </table:table-cell>
                <table:table-cell table:style-name="TableCell201">
                  <text:p text:style-name="P202">displayPriceSign</text:p>
                </table:table-cell>
                <table:table-cell table:style-name="TableCell203">
                  <text:p text:style-name="P204">:</text:p>
                </table:table-cell>
                <table:table-cell table:style-name="TableCell205">
                  <text:p text:style-name="P206">£</text:p>
                </table:table-cell>
              </table:table-row>
            </table:table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able:table table:style-name="Table214">
              <table:table-columns>
                <table:table-column table:style-name="TableColumn215"/>
                <table:table-column table:style-name="TableColumn216"/>
                <table:table-column table:style-name="TableColumn217"/>
                <table:table-column table:style-name="TableColumn218"/>
              </table:table-columns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displayPriceValue</text:p>
                </table:table-cell>
                <table:table-cell table:style-name="TableCell224">
                  <text:p text:style-name="P225">:</text:p>
                </table:table-cell>
                <table:table-cell table:style-name="TableCell226">
                  <text:p text:style-name="P227">24.95</text:p>
                </table:table-cell>
              </table:table-row>
            </table:table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able:table table:style-name="Table235">
              <table:table-columns>
                <table:table-column table:style-name="TableColumn236"/>
                <table:table-column table:style-name="TableColumn237"/>
                <table:table-column table:style-name="TableColumn238"/>
                <table:table-column table:style-name="TableColumn239"/>
              </table:table-columns>
              <table:table-row table:style-name="TableRow240">
                <table:table-cell table:style-name="TableCell241">
                  <text:p text:style-name="P242"/>
                </table:table-cell>
                <table:table-cell table:style-name="TableCell243">
                  <text:p text:style-name="P244">discountAmount</text:p>
                </table:table-cell>
                <table:table-cell table:style-name="TableCell245">
                  <text:p text:style-name="P246">:</text:p>
                </table:table-cell>
                <table:table-cell table:style-name="TableCell247">
                  <text:p text:style-name="P248">0.00</text:p>
                </table:table-cell>
              </table:table-row>
            </table:table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able:table table:style-name="Table256">
              <table:table-columns>
                <table:table-column table:style-name="TableColumn257"/>
                <table:table-column table:style-name="TableColumn258"/>
                <table:table-column table:style-name="TableColumn259"/>
                <table:table-column table:style-name="TableColumn260"/>
              </table:table-columns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discountPrice</text:p>
                </table:table-cell>
                <table:table-cell table:style-name="TableCell266">
                  <text:p text:style-name="P267">:</text:p>
                </table:table-cell>
                <table:table-cell table:style-name="TableCell268">
                  <text:p text:style-name="P269">24.95</text:p>
                </table:table-cell>
              </table:table-row>
            </table:table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able:table table:style-name="Table277">
              <table:table-columns>
                <table:table-column table:style-name="TableColumn278"/>
                <table:table-column table:style-name="TableColumn279"/>
                <table:table-column table:style-name="TableColumn280"/>
                <table:table-column table:style-name="TableColumn281"/>
              </table:table-columns>
              <table:table-row table:style-name="TableRow282">
                <table:table-cell table:style-name="TableCell283">
                  <text:p text:style-name="P284"/>
                </table:table-cell>
                <table:table-cell table:style-name="TableCell285">
                  <text:p text:style-name="P286">discountDesc</text:p>
                </table:table-cell>
                <table:table-cell table:style-name="TableCell287">
                  <text:p text:style-name="P288">:</text:p>
                </table:table-cell>
                <table:table-cell table:style-name="TableCell289">
                  <text:p text:style-name="P290">PreloadedModifiersAppIsZero</text:p>
                </table:table-cell>
              </table:table-row>
            </table:table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able:table table:style-name="Table298">
              <table:table-columns>
                <table:table-column table:style-name="TableColumn299"/>
                <table:table-column table:style-name="TableColumn300"/>
                <table:table-column table:style-name="TableColumn301"/>
                <table:table-column table:style-name="TableColumn302"/>
              </table:table-columns>
              <table:table-row table:style-name="TableRow303">
                <table:table-cell table:style-name="TableCell304">
                  <text:p text:style-name="P305"/>
                </table:table-cell>
                <table:table-cell table:style-name="TableCell306">
                  <text:p text:style-name="P307">frameThickness</text:p>
                </table:table-cell>
                <table:table-cell table:style-name="TableCell308">
                  <text:p text:style-name="P309">:</text:p>
                </table:table-cell>
                <table:table-cell table:style-name="TableCell310">
                  <text:p text:style-name="P311">18</text:p>
                </table:table-cell>
              </table:table-row>
            </table:table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able:table table:style-name="Table319">
              <table:table-columns>
                <table:table-column table:style-name="TableColumn320"/>
                <table:table-column table:style-name="TableColumn321"/>
                <table:table-column table:style-name="TableColumn322"/>
                <table:table-column table:style-name="TableColumn323"/>
              </table:table-columns>
              <table:table-row table:style-name="TableRow324">
                <table:table-cell table:style-name="TableCell325">
                  <text:p text:style-name="P326"/>
                </table:table-cell>
                <table:table-cell table:style-name="TableCell327">
                  <text:p text:style-name="P328">PriceByPageRange</text:p>
                </table:table-cell>
                <table:table-cell table:style-name="TableCell329">
                  <text:p text:style-name="P330"/>
                </table:table-cell>
                <table:table-cell table:style-name="TableCell331">
                  <text:p text:style-name="P332">[0]</text:p>
                </table:table-cell>
              </table:table-row>
            </table:table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>(empty array)</text:p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able:table table:style-name="Table347">
              <table:table-columns>
                <table:table-column table:style-name="TableColumn348"/>
                <table:table-column table:style-name="TableColumn349"/>
                <table:table-column table:style-name="TableColumn350"/>
                <table:table-column table:style-name="TableColumn351"/>
              </table:table-columns>
              <table:table-row table:style-name="TableRow352">
                <table:table-cell table:style-name="TableCell353">
                  <text:p text:style-name="P354"/>
                </table:table-cell>
                <table:table-cell table:style-name="TableCell355">
                  <text:p text:style-name="P356">fotolia</text:p>
                </table:table-cell>
                <table:table-cell table:style-name="TableCell357">
                  <text:p text:style-name="P358"/>
                </table:table-cell>
                <table:table-cell table:style-name="TableCell359">
                  <text:p text:style-name="P360">{4}</text:p>
                </table:table-cell>
              </table:table-row>
            </table:table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able:table table:style-name="Table368">
              <table:table-columns>
                <table:table-column table:style-name="TableColumn369"/>
                <table:table-column table:style-name="TableColumn370"/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>
                  <text:p text:style-name="P375"/>
                </table:table-cell>
                <table:table-cell table:style-name="TableCell376">
                  <text:p text:style-name="P377">displayPriceValue</text:p>
                </table:table-cell>
                <table:table-cell table:style-name="TableCell378">
                  <text:p text:style-name="P379">:</text:p>
                </table:table-cell>
                <table:table-cell table:style-name="TableCell380">
                  <text:p text:style-name="P381">29.94</text:p>
                </table:table-cell>
              </table:table-row>
            </table:table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able:table table:style-name="Table389">
              <table:table-columns>
                <table:table-column table:style-name="TableColumn390"/>
                <table:table-column table:style-name="TableColumn391"/>
                <table:table-column table:style-name="TableColumn392"/>
                <table:table-column table:style-name="TableColumn393"/>
              </table:table-columns>
              <table:table-row table:style-name="TableRow394">
                <table:table-cell table:style-name="TableCell395">
                  <text:p text:style-name="P396"/>
                </table:table-cell>
                <table:table-cell table:style-name="TableCell397">
                  <text:p text:style-name="P398">discountPrice</text:p>
                </table:table-cell>
                <table:table-cell table:style-name="TableCell399">
                  <text:p text:style-name="P400">:</text:p>
                </table:table-cell>
                <table:table-cell table:style-name="TableCell401">
                  <text:p text:style-name="P402">29.94</text:p>
                </table:table-cell>
              </table:table-row>
            </table:table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able:table table:style-name="Table410">
              <table:table-columns>
                <table:table-column table:style-name="TableColumn411"/>
                <table:table-column table:style-name="TableColumn412"/>
                <table:table-column table:style-name="TableColumn413"/>
                <table:table-column table:style-name="TableColumn414"/>
              </table:table-columns>
              <table:table-row table:style-name="TableRow415">
                <table:table-cell table:style-name="TableCell416">
                  <text:p text:style-name="P417"/>
                </table:table-cell>
                <table:table-cell table:style-name="TableCell418">
                  <text:p text:style-name="P419">addOnItemPrice</text:p>
                </table:table-cell>
                <table:table-cell table:style-name="TableCell420">
                  <text:p text:style-name="P421">:</text:p>
                </table:table-cell>
                <table:table-cell table:style-name="TableCell422">
                  <text:p text:style-name="P423">4.99</text:p>
                </table:table-cell>
              </table:table-row>
            </table:table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able:table table:style-name="Table431">
              <table:table-columns>
                <table:table-column table:style-name="TableColumn432"/>
                <table:table-column table:style-name="TableColumn433"/>
                <table:table-column table:style-name="TableColumn434"/>
                <table:table-column table:style-name="TableColumn435"/>
              </table:table-columns>
              <table:table-row table:style-name="TableRow436">
                <table:table-cell table:style-name="TableCell437">
                  <text:p text:style-name="P438"/>
                </table:table-cell>
                <table:table-cell table:style-name="TableCell439">
                  <text:p text:style-name="P440">addOnItemDiscountPrice</text:p>
                </table:table-cell>
                <table:table-cell table:style-name="TableCell441">
                  <text:p text:style-name="P442">:</text:p>
                </table:table-cell>
                <table:table-cell table:style-name="TableCell443">
                  <text:p text:style-name="P444">4.99</text:p>
                </table:table-cell>
              </table:table-row>
            </table:table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able:table table:style-name="Table466">
              <table:table-columns>
                <table:table-column table:style-name="TableColumn467"/>
                <table:table-column table:style-name="TableColumn468"/>
                <table:table-column table:style-name="TableColumn469"/>
                <table:table-column table:style-name="TableColumn470"/>
              </table:table-columns>
              <table:table-row table:style-name="TableRow471">
                <table:table-cell table:style-name="TableCell472">
                  <text:p text:style-name="P473"/>
                </table:table-cell>
                <table:table-cell table:style-name="TableCell474">
                  <text:p text:style-name="P475">1</text:p>
                </table:table-cell>
                <table:table-cell table:style-name="TableCell476">
                  <text:p text:style-name="P477"/>
                </table:table-cell>
                <table:table-cell table:style-name="TableCell478">
                  <text:p text:style-name="P479">{15}</text:p>
                </table:table-cell>
              </table:table-row>
            </table:table>
            <text:p text:style-name="P480"/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able:table table:style-name="Table487">
              <table:table-columns>
                <table:table-column table:style-name="TableColumn488"/>
                <table:table-column table:style-name="TableColumn489"/>
                <table:table-column table:style-name="TableColumn490"/>
                <table:table-column table:style-name="TableColumn491"/>
              </table:table-columns>
              <table:table-row table:style-name="TableRow492">
                <table:table-cell table:style-name="TableCell493">
                  <text:p text:style-name="P494"/>
                </table:table-cell>
                <table:table-cell table:style-name="TableCell495">
                  <text:p text:style-name="P496">guid</text:p>
                </table:table-cell>
                <table:table-cell table:style-name="TableCell497">
                  <text:p text:style-name="P498">:</text:p>
                </table:table-cell>
                <table:table-cell table:style-name="TableCell499">
                  <text:p text:style-name="P500">035bf4be-4349-4920-9564-3d086f50ad83</text:p>
                </table:table-cell>
              </table:table-row>
            </table:table>
            <text:p text:style-name="P501"/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able:table table:style-name="Table508">
              <table:table-columns>
                <table:table-column table:style-name="TableColumn509"/>
                <table:table-column table:style-name="TableColumn510"/>
                <table:table-column table:style-name="TableColumn511"/>
                <table:table-column table:style-name="TableColumn512"/>
              </table:table-columns>
              <table:table-row table:style-name="TableRow513">
                <table:table-cell table:style-name="TableCell514">
                  <text:p text:style-name="P515"/>
                </table:table-cell>
                <table:table-cell table:style-name="TableCell516">
                  <text:p text:style-name="P517">layout</text:p>
                </table:table-cell>
                <table:table-cell table:style-name="TableCell518">
                  <text:p text:style-name="P519">:</text:p>
                </table:table-cell>
                <table:table-cell table:style-name="TableCell520">
                  <text:p text:style-name="P521">Square</text:p>
                </table:table-cell>
              </table:table-row>
            </table:table>
            <text:p text:style-name="P522"/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able:table table:style-name="Table529">
              <table:table-columns>
                <table:table-column table:style-name="TableColumn530"/>
                <table:table-column table:style-name="TableColumn531"/>
                <table:table-column table:style-name="TableColumn532"/>
                <table:table-column table:style-name="TableColumn533"/>
              </table:table-columns>
              <table:table-row table:style-name="TableRow534">
                <table:table-cell table:style-name="TableCell535">
                  <text:p text:style-name="P536"/>
                </table:table-cell>
                <table:table-cell table:style-name="TableCell537">
                  <text:p text:style-name="P538">refId</text:p>
                </table:table-cell>
                <table:table-cell table:style-name="TableCell539">
                  <text:p text:style-name="P540">:</text:p>
                </table:table-cell>
                <table:table-cell table:style-name="TableCell541">
                  <text:p text:style-name="P542">CANVAS_121099_new_18_V3</text:p>
                </table:table-cell>
              </table:table-row>
            </table:table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able:table table:style-name="Table550">
              <table:table-columns>
                <table:table-column table:style-name="TableColumn551"/>
                <table:table-column table:style-name="TableColumn552"/>
                <table:table-column table:style-name="TableColumn553"/>
                <table:table-column table:style-name="TableColumn554"/>
              </table:table-columns>
              <table:table-row table:style-name="TableRow555">
                <table:table-cell table:style-name="TableCell556">
                  <text:p text:style-name="P557"/>
                </table:table-cell>
                <table:table-cell table:style-name="TableCell558">
                  <text:p text:style-name="P559">name</text:p>
                </table:table-cell>
                <table:table-cell table:style-name="TableCell560">
                  <text:p text:style-name="P561">:</text:p>
                </table:table-cell>
                <table:table-cell table:style-name="TableCell562">
                  <text:p text:style-name="P563">2cm Frame - Square Instagram Canvas (12 x 12)</text:p>
                </table:table-cell>
              </table:table-row>
            </table:table>
            <text:p text:style-name="P564"/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able:table table:style-name="Table571">
              <table:table-columns>
                <table:table-column table:style-name="TableColumn572"/>
                <table:table-column table:style-name="TableColumn573"/>
                <table:table-column table:style-name="TableColumn574"/>
                <table:table-column table:style-name="TableColumn575"/>
              </table:table-columns>
              <table:table-row table:style-name="TableRow576">
                <table:table-cell table:style-name="TableCell577">
                  <text:p text:style-name="P578"/>
                </table:table-cell>
                <table:table-cell table:style-name="TableCell579">
                  <text:p text:style-name="P580">width</text:p>
                </table:table-cell>
                <table:table-cell table:style-name="TableCell581">
                  <text:p text:style-name="P582">:</text:p>
                </table:table-cell>
                <table:table-cell table:style-name="TableCell583">
                  <text:p text:style-name="P584">305</text:p>
                </table:table-cell>
              </table:table-row>
            </table:table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able:table table:style-name="Table592">
              <table:table-columns>
                <table:table-column table:style-name="TableColumn593"/>
                <table:table-column table:style-name="TableColumn594"/>
                <table:table-column table:style-name="TableColumn595"/>
                <table:table-column table:style-name="TableColumn596"/>
              </table:table-columns>
              <table:table-row table:style-name="TableRow597">
                <table:table-cell table:style-name="TableCell598">
                  <text:p text:style-name="P599"/>
                </table:table-cell>
                <table:table-cell table:style-name="TableCell600">
                  <text:p text:style-name="P601">height</text:p>
                </table:table-cell>
                <table:table-cell table:style-name="TableCell602">
                  <text:p text:style-name="P603">:</text:p>
                </table:table-cell>
                <table:table-cell table:style-name="TableCell604">
                  <text:p text:style-name="P605">305</text:p>
                </table:table-cell>
              </table:table-row>
            </table:table>
            <text:p text:style-name="P606"/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able:table table:style-name="Table613">
              <table:table-columns>
                <table:table-column table:style-name="TableColumn614"/>
                <table:table-column table:style-name="TableColumn615"/>
                <table:table-column table:style-name="TableColumn616"/>
                <table:table-column table:style-name="TableColumn617"/>
              </table:table-columns>
              <table:table-row table:style-name="TableRow618">
                <table:table-cell table:style-name="TableCell619">
                  <text:p text:style-name="P620"/>
                </table:table-cell>
                <table:table-cell table:style-name="TableCell621">
                  <text:p text:style-name="P622">sizeDescription</text:p>
                </table:table-cell>
                <table:table-cell table:style-name="TableCell623">
                  <text:p text:style-name="P624">:</text:p>
                </table:table-cell>
                <table:table-cell table:style-name="TableCell625">
                  <text:p text:style-name="P626">12\"x12\" (30x30 cm)</text:p>
                </table:table-cell>
              </table:table-row>
            </table:table>
            <text:p text:style-name="P627"/>
          </table:table-cell>
        </table:table-row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able:table table:style-name="Table634">
              <table:table-columns>
                <table:table-column table:style-name="TableColumn635"/>
                <table:table-column table:style-name="TableColumn636"/>
                <table:table-column table:style-name="TableColumn637"/>
                <table:table-column table:style-name="TableColumn638"/>
              </table:table-columns>
              <table:table-row table:style-name="TableRow639">
                <table:table-cell table:style-name="TableCell640">
                  <text:p text:style-name="P641"/>
                </table:table-cell>
                <table:table-cell table:style-name="TableCell642">
                  <text:p text:style-name="P643">displayPriceSign</text:p>
                </table:table-cell>
                <table:table-cell table:style-name="TableCell644">
                  <text:p text:style-name="P645">:</text:p>
                </table:table-cell>
                <table:table-cell table:style-name="TableCell646">
                  <text:p text:style-name="P647">£</text:p>
                </table:table-cell>
              </table:table-row>
            </table:table>
            <text:p text:style-name="P648"/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able:table table:style-name="Table655">
              <table:table-columns>
                <table:table-column table:style-name="TableColumn656"/>
                <table:table-column table:style-name="TableColumn657"/>
                <table:table-column table:style-name="TableColumn658"/>
                <table:table-column table:style-name="TableColumn659"/>
              </table:table-columns>
              <table:table-row table:style-name="TableRow660">
                <table:table-cell table:style-name="TableCell661">
                  <text:p text:style-name="P662"/>
                </table:table-cell>
                <table:table-cell table:style-name="TableCell663">
                  <text:p text:style-name="P664">displayPriceValue</text:p>
                </table:table-cell>
                <table:table-cell table:style-name="TableCell665">
                  <text:p text:style-name="P666">:</text:p>
                </table:table-cell>
                <table:table-cell table:style-name="TableCell667">
                  <text:p text:style-name="P668">29.95</text:p>
                </table:table-cell>
              </table:table-row>
            </table:table>
            <text:p text:style-name="P669"/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able:table table:style-name="Table676">
              <table:table-columns>
                <table:table-column table:style-name="TableColumn677"/>
                <table:table-column table:style-name="TableColumn678"/>
                <table:table-column table:style-name="TableColumn679"/>
                <table:table-column table:style-name="TableColumn680"/>
              </table:table-columns>
              <table:table-row table:style-name="TableRow681">
                <table:table-cell table:style-name="TableCell682">
                  <text:p text:style-name="P683"/>
                </table:table-cell>
                <table:table-cell table:style-name="TableCell684">
                  <text:p text:style-name="P685">discountAmount</text:p>
                </table:table-cell>
                <table:table-cell table:style-name="TableCell686">
                  <text:p text:style-name="P687">:</text:p>
                </table:table-cell>
                <table:table-cell table:style-name="TableCell688">
                  <text:p text:style-name="P689">0.00</text:p>
                </table:table-cell>
              </table:table-row>
            </table:table>
            <text:p text:style-name="P690"/>
          </table:table-cell>
        </table:table-row>
        <table:table-row table:style-name="TableRow691"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able:table table:style-name="Table697">
              <table:table-columns>
                <table:table-column table:style-name="TableColumn698"/>
                <table:table-column table:style-name="TableColumn699"/>
                <table:table-column table:style-name="TableColumn700"/>
                <table:table-column table:style-name="TableColumn701"/>
              </table:table-columns>
              <table:table-row table:style-name="TableRow702">
                <table:table-cell table:style-name="TableCell703">
                  <text:p text:style-name="P704"/>
                </table:table-cell>
                <table:table-cell table:style-name="TableCell705">
                  <text:p text:style-name="P706">discountPrice</text:p>
                </table:table-cell>
                <table:table-cell table:style-name="TableCell707">
                  <text:p text:style-name="P708">:</text:p>
                </table:table-cell>
                <table:table-cell table:style-name="TableCell709">
                  <text:p text:style-name="P710">29.95</text:p>
                </table:table-cell>
              </table:table-row>
            </table:table>
            <text:p text:style-name="P711"/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able:table table:style-name="Table718">
              <table:table-columns>
                <table:table-column table:style-name="TableColumn719"/>
                <table:table-column table:style-name="TableColumn720"/>
                <table:table-column table:style-name="TableColumn721"/>
                <table:table-column table:style-name="TableColumn722"/>
              </table:table-columns>
              <table:table-row table:style-name="TableRow723">
                <table:table-cell table:style-name="TableCell724">
                  <text:p text:style-name="P725"/>
                </table:table-cell>
                <table:table-cell table:style-name="TableCell726">
                  <text:p text:style-name="P727">discountDesc</text:p>
                </table:table-cell>
                <table:table-cell table:style-name="TableCell728">
                  <text:p text:style-name="P729">:</text:p>
                </table:table-cell>
                <table:table-cell table:style-name="TableCell730">
                  <text:p text:style-name="P731">PreloadedModifiersAppIsZero</text:p>
                </table:table-cell>
              </table:table-row>
            </table:table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able:table table:style-name="Table739">
              <table:table-columns>
                <table:table-column table:style-name="TableColumn740"/>
                <table:table-column table:style-name="TableColumn741"/>
                <table:table-column table:style-name="TableColumn742"/>
                <table:table-column table:style-name="TableColumn743"/>
              </table:table-columns>
              <table:table-row table:style-name="TableRow744">
                <table:table-cell table:style-name="TableCell745">
                  <text:p text:style-name="P746"/>
                </table:table-cell>
                <table:table-cell table:style-name="TableCell747">
                  <text:p text:style-name="P748">frameThickness</text:p>
                </table:table-cell>
                <table:table-cell table:style-name="TableCell749">
                  <text:p text:style-name="P750">:</text:p>
                </table:table-cell>
                <table:table-cell table:style-name="TableCell751">
                  <text:p text:style-name="P752">18</text:p>
                </table:table-cell>
              </table:table-row>
            </table:table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able:table table:style-name="Table760">
              <table:table-columns>
                <table:table-column table:style-name="TableColumn761"/>
                <table:table-column table:style-name="TableColumn762"/>
                <table:table-column table:style-name="TableColumn763"/>
                <table:table-column table:style-name="TableColumn764"/>
              </table:table-columns>
              <table:table-row table:style-name="TableRow765">
                <table:table-cell table:style-name="TableCell766">
                  <text:p text:style-name="P767"/>
                </table:table-cell>
                <table:table-cell table:style-name="TableCell768">
                  <text:p text:style-name="P769">PriceByPageRange</text:p>
                </table:table-cell>
                <table:table-cell table:style-name="TableCell770">
                  <text:p text:style-name="P771"/>
                </table:table-cell>
                <table:table-cell table:style-name="TableCell772">
                  <text:p text:style-name="P773">[0]</text:p>
                </table:table-cell>
              </table:table-row>
            </table:table>
            <text:p text:style-name="P774"/>
          </table:table-cell>
        </table:table-row>
        <table:table-row table:style-name="TableRow775"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>(empty array)</text:p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able:table table:style-name="Table788">
              <table:table-columns>
                <table:table-column table:style-name="TableColumn789"/>
                <table:table-column table:style-name="TableColumn790"/>
                <table:table-column table:style-name="TableColumn791"/>
                <table:table-column table:style-name="TableColumn792"/>
              </table:table-columns>
              <table:table-row table:style-name="TableRow793">
                <table:table-cell table:style-name="TableCell794">
                  <text:p text:style-name="P795"/>
                </table:table-cell>
                <table:table-cell table:style-name="TableCell796">
                  <text:p text:style-name="P797">fotolia</text:p>
                </table:table-cell>
                <table:table-cell table:style-name="TableCell798">
                  <text:p text:style-name="P799"/>
                </table:table-cell>
                <table:table-cell table:style-name="TableCell800">
                  <text:p text:style-name="P801">{4}</text:p>
                </table:table-cell>
              </table:table-row>
            </table:table>
            <text:p text:style-name="P802"/>
          </table:table-cell>
        </table:table-row>
        <table:table-row table:style-name="TableRow803"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able:table table:style-name="Table809">
              <table:table-columns>
                <table:table-column table:style-name="TableColumn810"/>
                <table:table-column table:style-name="TableColumn811"/>
                <table:table-column table:style-name="TableColumn812"/>
                <table:table-column table:style-name="TableColumn813"/>
              </table:table-columns>
              <table:table-row table:style-name="TableRow814">
                <table:table-cell table:style-name="TableCell815">
                  <text:p text:style-name="P816"/>
                </table:table-cell>
                <table:table-cell table:style-name="TableCell817">
                  <text:p text:style-name="P818">displayPriceValue</text:p>
                </table:table-cell>
                <table:table-cell table:style-name="TableCell819">
                  <text:p text:style-name="P820">:</text:p>
                </table:table-cell>
                <table:table-cell table:style-name="TableCell821">
                  <text:p text:style-name="P822">34.94</text:p>
                </table:table-cell>
              </table:table-row>
            </table:table>
            <text:p text:style-name="P823"/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able:table table:style-name="Table830">
              <table:table-columns>
                <table:table-column table:style-name="TableColumn831"/>
                <table:table-column table:style-name="TableColumn832"/>
                <table:table-column table:style-name="TableColumn833"/>
                <table:table-column table:style-name="TableColumn834"/>
              </table:table-columns>
              <table:table-row table:style-name="TableRow835">
                <table:table-cell table:style-name="TableCell836">
                  <text:p text:style-name="P837"/>
                </table:table-cell>
                <table:table-cell table:style-name="TableCell838">
                  <text:p text:style-name="P839">discountPrice</text:p>
                </table:table-cell>
                <table:table-cell table:style-name="TableCell840">
                  <text:p text:style-name="P841">:</text:p>
                </table:table-cell>
                <table:table-cell table:style-name="TableCell842">
                  <text:p text:style-name="P843">34.94</text:p>
                </table:table-cell>
              </table:table-row>
            </table:table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able:table table:style-name="Table851">
              <table:table-columns>
                <table:table-column table:style-name="TableColumn852"/>
                <table:table-column table:style-name="TableColumn853"/>
                <table:table-column table:style-name="TableColumn854"/>
                <table:table-column table:style-name="TableColumn855"/>
              </table:table-columns>
              <table:table-row table:style-name="TableRow856">
                <table:table-cell table:style-name="TableCell857">
                  <text:p text:style-name="P858"/>
                </table:table-cell>
                <table:table-cell table:style-name="TableCell859">
                  <text:p text:style-name="P860">addOnItemPrice</text:p>
                </table:table-cell>
                <table:table-cell table:style-name="TableCell861">
                  <text:p text:style-name="P862">:</text:p>
                </table:table-cell>
                <table:table-cell table:style-name="TableCell863">
                  <text:p text:style-name="P864">4.99</text:p>
                </table:table-cell>
              </table:table-row>
            </table:table>
            <text:p text:style-name="P865"/>
          </table:table-cell>
        </table:table-row>
        <table:table-row table:style-name="TableRow866"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able:table table:style-name="Table872">
              <table:table-columns>
                <table:table-column table:style-name="TableColumn873"/>
                <table:table-column table:style-name="TableColumn874"/>
                <table:table-column table:style-name="TableColumn875"/>
                <table:table-column table:style-name="TableColumn876"/>
              </table:table-columns>
              <table:table-row table:style-name="TableRow877">
                <table:table-cell table:style-name="TableCell878">
                  <text:p text:style-name="P879"/>
                </table:table-cell>
                <table:table-cell table:style-name="TableCell880">
                  <text:p text:style-name="P881">addOnItemDiscountPrice</text:p>
                </table:table-cell>
                <table:table-cell table:style-name="TableCell882">
                  <text:p text:style-name="P883">:</text:p>
                </table:table-cell>
                <table:table-cell table:style-name="TableCell884">
                  <text:p text:style-name="P885">4.99</text:p>
                </table:table-cell>
              </table:table-row>
            </table:table>
            <text:p text:style-name="P886"/>
          </table:table-cell>
        </table:table-row>
        <table:table-row table:style-name="TableRow887"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</table:table-row>
        <table:table-row table:style-name="TableRow901"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able:table table:style-name="Table907">
              <table:table-columns>
                <table:table-column table:style-name="TableColumn908"/>
                <table:table-column table:style-name="TableColumn909"/>
                <table:table-column table:style-name="TableColumn910"/>
                <table:table-column table:style-name="TableColumn911"/>
              </table:table-columns>
              <table:table-row table:style-name="TableRow912">
                <table:table-cell table:style-name="TableCell913">
                  <text:p text:style-name="P914"/>
                </table:table-cell>
                <table:table-cell table:style-name="TableCell915">
                  <text:p text:style-name="P916">2</text:p>
                </table:table-cell>
                <table:table-cell table:style-name="TableCell917">
                  <text:p text:style-name="P918"/>
                </table:table-cell>
                <table:table-cell table:style-name="TableCell919">
                  <text:p text:style-name="P920">{15}</text:p>
                </table:table-cell>
              </table:table-row>
            </table:table>
            <text:p text:style-name="P921"/>
          </table:table-cell>
        </table:table-row>
        <table:table-row table:style-name="TableRow922"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able:table table:style-name="Table928">
              <table:table-columns>
                <table:table-column table:style-name="TableColumn929"/>
                <table:table-column table:style-name="TableColumn930"/>
                <table:table-column table:style-name="TableColumn931"/>
                <table:table-column table:style-name="TableColumn932"/>
              </table:table-columns>
              <table:table-row table:style-name="TableRow933">
                <table:table-cell table:style-name="TableCell934">
                  <text:p text:style-name="P935"/>
                </table:table-cell>
                <table:table-cell table:style-name="TableCell936">
                  <text:p text:style-name="P937">guid</text:p>
                </table:table-cell>
                <table:table-cell table:style-name="TableCell938">
                  <text:p text:style-name="P939">:</text:p>
                </table:table-cell>
                <table:table-cell table:style-name="TableCell940">
                  <text:p text:style-name="P941">85a5e4a9-2efd-4616-8629-f7feb5de77d3</text:p>
                </table:table-cell>
              </table:table-row>
            </table:table>
            <text:p text:style-name="P942"/>
          </table:table-cell>
        </table:table-row>
        <table:table-row table:style-name="TableRow943"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able:table table:style-name="Table949">
              <table:table-columns>
                <table:table-column table:style-name="TableColumn950"/>
                <table:table-column table:style-name="TableColumn951"/>
                <table:table-column table:style-name="TableColumn952"/>
                <table:table-column table:style-name="TableColumn953"/>
              </table:table-columns>
              <table:table-row table:style-name="TableRow954">
                <table:table-cell table:style-name="TableCell955">
                  <text:p text:style-name="P956"/>
                </table:table-cell>
                <table:table-cell table:style-name="TableCell957">
                  <text:p text:style-name="P958">layout</text:p>
                </table:table-cell>
                <table:table-cell table:style-name="TableCell959">
                  <text:p text:style-name="P960">:</text:p>
                </table:table-cell>
                <table:table-cell table:style-name="TableCell961">
                  <text:p text:style-name="P962">Square</text:p>
                </table:table-cell>
              </table:table-row>
            </table:table>
            <text:p text:style-name="P963"/>
          </table:table-cell>
        </table:table-row>
        <table:table-row table:style-name="TableRow964"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able:table table:style-name="Table970">
              <table:table-columns>
                <table:table-column table:style-name="TableColumn971"/>
                <table:table-column table:style-name="TableColumn972"/>
                <table:table-column table:style-name="TableColumn973"/>
                <table:table-column table:style-name="TableColumn974"/>
              </table:table-columns>
              <table:table-row table:style-name="TableRow975">
                <table:table-cell table:style-name="TableCell976">
                  <text:p text:style-name="P977"/>
                </table:table-cell>
                <table:table-cell table:style-name="TableCell978">
                  <text:p text:style-name="P979">refId</text:p>
                </table:table-cell>
                <table:table-cell table:style-name="TableCell980">
                  <text:p text:style-name="P981">:</text:p>
                </table:table-cell>
                <table:table-cell table:style-name="TableCell982">
                  <text:p text:style-name="P983">121011_18_V3</text:p>
                </table:table-cell>
              </table:table-row>
            </table:table>
            <text:p text:style-name="P984"/>
          </table:table-cell>
        </table:table-row>
        <table:table-row table:style-name="TableRow985"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able:table table:style-name="Table991">
              <table:table-columns>
                <table:table-column table:style-name="TableColumn992"/>
                <table:table-column table:style-name="TableColumn993"/>
                <table:table-column table:style-name="TableColumn994"/>
                <table:table-column table:style-name="TableColumn995"/>
              </table:table-columns>
              <table:table-row table:style-name="TableRow996">
                <table:table-cell table:style-name="TableCell997">
                  <text:p text:style-name="P998"/>
                </table:table-cell>
                <table:table-cell table:style-name="TableCell999">
                  <text:p text:style-name="P1000">name</text:p>
                </table:table-cell>
                <table:table-cell table:style-name="TableCell1001">
                  <text:p text:style-name="P1002">:</text:p>
                </table:table-cell>
                <table:table-cell table:style-name="TableCell1003">
                  <text:p text:style-name="P1004">2cm Frame - Square Canvas Prints (16 x 16)</text:p>
                </table:table-cell>
              </table:table-row>
            </table:table>
            <text:p text:style-name="P1005"/>
          </table:table-cell>
        </table:table-row>
        <table:table-row table:style-name="TableRow1006"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able:table table:style-name="Table1012">
              <table:table-columns>
                <table:table-column table:style-name="TableColumn1013"/>
                <table:table-column table:style-name="TableColumn1014"/>
                <table:table-column table:style-name="TableColumn1015"/>
                <table:table-column table:style-name="TableColumn1016"/>
              </table:table-columns>
              <table:table-row table:style-name="TableRow1017">
                <table:table-cell table:style-name="TableCell1018">
                  <text:p text:style-name="P1019"/>
                </table:table-cell>
                <table:table-cell table:style-name="TableCell1020">
                  <text:p text:style-name="P1021">width</text:p>
                </table:table-cell>
                <table:table-cell table:style-name="TableCell1022">
                  <text:p text:style-name="P1023">:</text:p>
                </table:table-cell>
                <table:table-cell table:style-name="TableCell1024">
                  <text:p text:style-name="P1025">406</text:p>
                </table:table-cell>
              </table:table-row>
            </table:table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able:table table:style-name="Table1033">
              <table:table-columns>
                <table:table-column table:style-name="TableColumn1034"/>
                <table:table-column table:style-name="TableColumn1035"/>
                <table:table-column table:style-name="TableColumn1036"/>
                <table:table-column table:style-name="TableColumn1037"/>
              </table:table-columns>
              <table:table-row table:style-name="TableRow1038">
                <table:table-cell table:style-name="TableCell1039">
                  <text:p text:style-name="P1040"/>
                </table:table-cell>
                <table:table-cell table:style-name="TableCell1041">
                  <text:p text:style-name="P1042">height</text:p>
                </table:table-cell>
                <table:table-cell table:style-name="TableCell1043">
                  <text:p text:style-name="P1044">:</text:p>
                </table:table-cell>
                <table:table-cell table:style-name="TableCell1045">
                  <text:p text:style-name="P1046">406</text:p>
                </table:table-cell>
              </table:table-row>
            </table:table>
            <text:p text:style-name="P1047"/>
          </table:table-cell>
        </table:table-row>
        <table:table-row table:style-name="TableRow1048"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able:table table:style-name="Table1054">
              <table:table-columns>
                <table:table-column table:style-name="TableColumn1055"/>
                <table:table-column table:style-name="TableColumn1056"/>
                <table:table-column table:style-name="TableColumn1057"/>
                <table:table-column table:style-name="TableColumn1058"/>
              </table:table-columns>
              <table:table-row table:style-name="TableRow1059">
                <table:table-cell table:style-name="TableCell1060">
                  <text:p text:style-name="P1061"/>
                </table:table-cell>
                <table:table-cell table:style-name="TableCell1062">
                  <text:p text:style-name="P1063">sizeDescription</text:p>
                </table:table-cell>
                <table:table-cell table:style-name="TableCell1064">
                  <text:p text:style-name="P1065">:</text:p>
                </table:table-cell>
                <table:table-cell table:style-name="TableCell1066">
                  <text:p text:style-name="P1067">16\"x16\" (40x40 cm)</text:p>
                </table:table-cell>
              </table:table-row>
            </table:table>
            <text:p text:style-name="P1068"/>
          </table:table-cell>
        </table:table-row>
        <table:table-row table:style-name="TableRow1069"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able:table table:style-name="Table1075">
              <table:table-columns>
                <table:table-column table:style-name="TableColumn1076"/>
                <table:table-column table:style-name="TableColumn1077"/>
                <table:table-column table:style-name="TableColumn1078"/>
                <table:table-column table:style-name="TableColumn1079"/>
              </table:table-columns>
              <table:table-row table:style-name="TableRow1080">
                <table:table-cell table:style-name="TableCell1081">
                  <text:p text:style-name="P1082"/>
                </table:table-cell>
                <table:table-cell table:style-name="TableCell1083">
                  <text:p text:style-name="P1084">displayPriceSign</text:p>
                </table:table-cell>
                <table:table-cell table:style-name="TableCell1085">
                  <text:p text:style-name="P1086">:</text:p>
                </table:table-cell>
                <table:table-cell table:style-name="TableCell1087">
                  <text:p text:style-name="P1088">£</text:p>
                </table:table-cell>
              </table:table-row>
            </table:table>
            <text:p text:style-name="P1089"/>
          </table:table-cell>
        </table:table-row>
        <table:table-row table:style-name="TableRow1090"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able:table table:style-name="Table1096">
              <table:table-columns>
                <table:table-column table:style-name="TableColumn1097"/>
                <table:table-column table:style-name="TableColumn1098"/>
                <table:table-column table:style-name="TableColumn1099"/>
                <table:table-column table:style-name="TableColumn1100"/>
              </table:table-columns>
              <table:table-row table:style-name="TableRow1101">
                <table:table-cell table:style-name="TableCell1102">
                  <text:p text:style-name="P1103"/>
                </table:table-cell>
                <table:table-cell table:style-name="TableCell1104">
                  <text:p text:style-name="P1105">displayPriceValue</text:p>
                </table:table-cell>
                <table:table-cell table:style-name="TableCell1106">
                  <text:p text:style-name="P1107">:</text:p>
                </table:table-cell>
                <table:table-cell table:style-name="TableCell1108">
                  <text:p text:style-name="P1109">39.95</text:p>
                </table:table-cell>
              </table:table-row>
            </table:table>
            <text:p text:style-name="P1110"/>
          </table:table-cell>
        </table:table-row>
        <table:table-row table:style-name="TableRow1111"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able:table table:style-name="Table1117">
              <table:table-columns>
                <table:table-column table:style-name="TableColumn1118"/>
                <table:table-column table:style-name="TableColumn1119"/>
                <table:table-column table:style-name="TableColumn1120"/>
                <table:table-column table:style-name="TableColumn1121"/>
              </table:table-columns>
              <table:table-row table:style-name="TableRow1122">
                <table:table-cell table:style-name="TableCell1123">
                  <text:p text:style-name="P1124"/>
                </table:table-cell>
                <table:table-cell table:style-name="TableCell1125">
                  <text:p text:style-name="P1126">discountAmount</text:p>
                </table:table-cell>
                <table:table-cell table:style-name="TableCell1127">
                  <text:p text:style-name="P1128">:</text:p>
                </table:table-cell>
                <table:table-cell table:style-name="TableCell1129">
                  <text:p text:style-name="P1130">0.00</text:p>
                </table:table-cell>
              </table:table-row>
            </table:table>
            <text:p text:style-name="P1131"/>
          </table:table-cell>
        </table:table-row>
        <table:table-row table:style-name="TableRow1132"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able:table table:style-name="Table1138">
              <table:table-columns>
                <table:table-column table:style-name="TableColumn1139"/>
                <table:table-column table:style-name="TableColumn1140"/>
                <table:table-column table:style-name="TableColumn1141"/>
                <table:table-column table:style-name="TableColumn1142"/>
              </table:table-columns>
              <table:table-row table:style-name="TableRow1143">
                <table:table-cell table:style-name="TableCell1144">
                  <text:p text:style-name="P1145"/>
                </table:table-cell>
                <table:table-cell table:style-name="TableCell1146">
                  <text:p text:style-name="P1147">discountPrice</text:p>
                </table:table-cell>
                <table:table-cell table:style-name="TableCell1148">
                  <text:p text:style-name="P1149">:</text:p>
                </table:table-cell>
                <table:table-cell table:style-name="TableCell1150">
                  <text:p text:style-name="P1151">39.95</text:p>
                </table:table-cell>
              </table:table-row>
            </table:table>
            <text:p text:style-name="P1152"/>
          </table:table-cell>
        </table:table-row>
        <table:table-row table:style-name="TableRow1153"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able:table table:style-name="Table1159">
              <table:table-columns>
                <table:table-column table:style-name="TableColumn1160"/>
                <table:table-column table:style-name="TableColumn1161"/>
                <table:table-column table:style-name="TableColumn1162"/>
                <table:table-column table:style-name="TableColumn1163"/>
              </table:table-columns>
              <table:table-row table:style-name="TableRow1164">
                <table:table-cell table:style-name="TableCell1165">
                  <text:p text:style-name="P1166"/>
                </table:table-cell>
                <table:table-cell table:style-name="TableCell1167">
                  <text:p text:style-name="P1168">discountDesc</text:p>
                </table:table-cell>
                <table:table-cell table:style-name="TableCell1169">
                  <text:p text:style-name="P1170">:</text:p>
                </table:table-cell>
                <table:table-cell table:style-name="TableCell1171">
                  <text:p text:style-name="P1172">PreloadedModifiersAppIsZero</text:p>
                </table:table-cell>
              </table:table-row>
            </table:table>
            <text:p text:style-name="P1173"/>
          </table:table-cell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able:table table:style-name="Table1180">
              <table:table-columns>
                <table:table-column table:style-name="TableColumn1181"/>
                <table:table-column table:style-name="TableColumn1182"/>
                <table:table-column table:style-name="TableColumn1183"/>
                <table:table-column table:style-name="TableColumn1184"/>
              </table:table-columns>
              <table:table-row table:style-name="TableRow1185">
                <table:table-cell table:style-name="TableCell1186">
                  <text:p text:style-name="P1187"/>
                </table:table-cell>
                <table:table-cell table:style-name="TableCell1188">
                  <text:p text:style-name="P1189">frameThickness</text:p>
                </table:table-cell>
                <table:table-cell table:style-name="TableCell1190">
                  <text:p text:style-name="P1191">:</text:p>
                </table:table-cell>
                <table:table-cell table:style-name="TableCell1192">
                  <text:p text:style-name="P1193">18</text:p>
                </table:table-cell>
              </table:table-row>
            </table:table>
            <text:p text:style-name="P1194"/>
          </table:table-cell>
        </table:table-row>
        <table:table-row table:style-name="TableRow1195"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able:table table:style-name="Table1201">
              <table:table-columns>
                <table:table-column table:style-name="TableColumn1202"/>
                <table:table-column table:style-name="TableColumn1203"/>
                <table:table-column table:style-name="TableColumn1204"/>
                <table:table-column table:style-name="TableColumn1205"/>
              </table:table-columns>
              <table:table-row table:style-name="TableRow1206">
                <table:table-cell table:style-name="TableCell1207">
                  <text:p text:style-name="P1208"/>
                </table:table-cell>
                <table:table-cell table:style-name="TableCell1209">
                  <text:p text:style-name="P1210">PriceByPageRange</text:p>
                </table:table-cell>
                <table:table-cell table:style-name="TableCell1211">
                  <text:p text:style-name="P1212"/>
                </table:table-cell>
                <table:table-cell table:style-name="TableCell1213">
                  <text:p text:style-name="P1214">[0]</text:p>
                </table:table-cell>
              </table:table-row>
            </table:table>
            <text:p text:style-name="P1215"/>
          </table:table-cell>
        </table:table-row>
        <table:table-row table:style-name="TableRow1216"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>(empty array)</text:p>
          </table:table-cell>
        </table:table-row>
        <table:table-row table:style-name="TableRow1223"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able:table table:style-name="Table1229">
              <table:table-columns>
                <table:table-column table:style-name="TableColumn1230"/>
                <table:table-column table:style-name="TableColumn1231"/>
                <table:table-column table:style-name="TableColumn1232"/>
                <table:table-column table:style-name="TableColumn1233"/>
              </table:table-columns>
              <table:table-row table:style-name="TableRow1234">
                <table:table-cell table:style-name="TableCell1235">
                  <text:p text:style-name="P1236"/>
                </table:table-cell>
                <table:table-cell table:style-name="TableCell1237">
                  <text:p text:style-name="P1238">fotolia</text:p>
                </table:table-cell>
                <table:table-cell table:style-name="TableCell1239">
                  <text:p text:style-name="P1240"/>
                </table:table-cell>
                <table:table-cell table:style-name="TableCell1241">
                  <text:p text:style-name="P1242">{4}</text:p>
                </table:table-cell>
              </table:table-row>
            </table:table>
            <text:p text:style-name="P1243"/>
          </table:table-cell>
        </table:table-row>
        <table:table-row table:style-name="TableRow1244"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able:table table:style-name="Table1250">
              <table:table-columns>
                <table:table-column table:style-name="TableColumn1251"/>
                <table:table-column table:style-name="TableColumn1252"/>
                <table:table-column table:style-name="TableColumn1253"/>
                <table:table-column table:style-name="TableColumn1254"/>
              </table:table-columns>
              <table:table-row table:style-name="TableRow1255">
                <table:table-cell table:style-name="TableCell1256">
                  <text:p text:style-name="P1257"/>
                </table:table-cell>
                <table:table-cell table:style-name="TableCell1258">
                  <text:p text:style-name="P1259">displayPriceValue</text:p>
                </table:table-cell>
                <table:table-cell table:style-name="TableCell1260">
                  <text:p text:style-name="P1261">:</text:p>
                </table:table-cell>
                <table:table-cell table:style-name="TableCell1262">
                  <text:p text:style-name="P1263">44.94</text:p>
                </table:table-cell>
              </table:table-row>
            </table:table>
            <text:p text:style-name="P1264"/>
          </table:table-cell>
        </table:table-row>
        <table:table-row table:style-name="TableRow1265"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able:table table:style-name="Table1271">
              <table:table-columns>
                <table:table-column table:style-name="TableColumn1272"/>
                <table:table-column table:style-name="TableColumn1273"/>
                <table:table-column table:style-name="TableColumn1274"/>
                <table:table-column table:style-name="TableColumn1275"/>
              </table:table-columns>
              <table:table-row table:style-name="TableRow1276">
                <table:table-cell table:style-name="TableCell1277">
                  <text:p text:style-name="P1278"/>
                </table:table-cell>
                <table:table-cell table:style-name="TableCell1279">
                  <text:p text:style-name="P1280">discountPrice</text:p>
                </table:table-cell>
                <table:table-cell table:style-name="TableCell1281">
                  <text:p text:style-name="P1282">:</text:p>
                </table:table-cell>
                <table:table-cell table:style-name="TableCell1283">
                  <text:p text:style-name="P1284">44.94</text:p>
                </table:table-cell>
              </table:table-row>
            </table:table>
            <text:p text:style-name="P1285"/>
          </table:table-cell>
        </table:table-row>
        <table:table-row table:style-name="TableRow1286"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able:table table:style-name="Table1292">
              <table:table-columns>
                <table:table-column table:style-name="TableColumn1293"/>
                <table:table-column table:style-name="TableColumn1294"/>
                <table:table-column table:style-name="TableColumn1295"/>
                <table:table-column table:style-name="TableColumn1296"/>
              </table:table-columns>
              <table:table-row table:style-name="TableRow1297">
                <table:table-cell table:style-name="TableCell1298">
                  <text:p text:style-name="P1299"/>
                </table:table-cell>
                <table:table-cell table:style-name="TableCell1300">
                  <text:p text:style-name="P1301">addOnItemPrice</text:p>
                </table:table-cell>
                <table:table-cell table:style-name="TableCell1302">
                  <text:p text:style-name="P1303">:</text:p>
                </table:table-cell>
                <table:table-cell table:style-name="TableCell1304">
                  <text:p text:style-name="P1305">4.99</text:p>
                </table:table-cell>
              </table:table-row>
            </table:table>
            <text:p text:style-name="P1306"/>
          </table:table-cell>
        </table:table-row>
        <table:table-row table:style-name="TableRow1307"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able:table table:style-name="Table1313">
              <table:table-columns>
                <table:table-column table:style-name="TableColumn1314"/>
                <table:table-column table:style-name="TableColumn1315"/>
                <table:table-column table:style-name="TableColumn1316"/>
                <table:table-column table:style-name="TableColumn1317"/>
              </table:table-columns>
              <table:table-row table:style-name="TableRow1318">
                <table:table-cell table:style-name="TableCell1319">
                  <text:p text:style-name="P1320"/>
                </table:table-cell>
                <table:table-cell table:style-name="TableCell1321">
                  <text:p text:style-name="P1322">addOnItemDiscountPrice</text:p>
                </table:table-cell>
                <table:table-cell table:style-name="TableCell1323">
                  <text:p text:style-name="P1324">:</text:p>
                </table:table-cell>
                <table:table-cell table:style-name="TableCell1325">
                  <text:p text:style-name="P1326">4.99</text:p>
                </table:table-cell>
              </table:table-row>
            </table:table>
            <text:p text:style-name="P1327"/>
          </table:table-cell>
        </table:table-row>
        <table:table-row table:style-name="TableRow1328"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</table:table-row>
        <table:table-row table:style-name="TableRow1335"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able:table table:style-name="Table1348">
              <table:table-columns>
                <table:table-column table:style-name="TableColumn1349"/>
                <table:table-column table:style-name="TableColumn1350"/>
                <table:table-column table:style-name="TableColumn1351"/>
                <table:table-column table:style-name="TableColumn1352"/>
              </table:table-columns>
              <table:table-row table:style-name="TableRow1353">
                <table:table-cell table:style-name="TableCell1354">
                  <text:p text:style-name="P1355"/>
                </table:table-cell>
                <table:table-cell table:style-name="TableCell1356">
                  <text:p text:style-name="P1357">3</text:p>
                </table:table-cell>
                <table:table-cell table:style-name="TableCell1358">
                  <text:p text:style-name="P1359"/>
                </table:table-cell>
                <table:table-cell table:style-name="TableCell1360">
                  <text:p text:style-name="P1361">{15}</text:p>
                </table:table-cell>
              </table:table-row>
            </table:table>
            <text:p text:style-name="P1362"/>
          </table:table-cell>
        </table:table-row>
        <table:table-row table:style-name="TableRow1363"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able:table table:style-name="Table1369">
              <table:table-columns>
                <table:table-column table:style-name="TableColumn1370"/>
                <table:table-column table:style-name="TableColumn1371"/>
                <table:table-column table:style-name="TableColumn1372"/>
                <table:table-column table:style-name="TableColumn1373"/>
              </table:table-columns>
              <table:table-row table:style-name="TableRow1374">
                <table:table-cell table:style-name="TableCell1375">
                  <text:p text:style-name="P1376"/>
                </table:table-cell>
                <table:table-cell table:style-name="TableCell1377">
                  <text:p text:style-name="P1378">guid</text:p>
                </table:table-cell>
                <table:table-cell table:style-name="TableCell1379">
                  <text:p text:style-name="P1380">:</text:p>
                </table:table-cell>
                <table:table-cell table:style-name="TableCell1381">
                  <text:p text:style-name="P1382">8590b76d-724c-4047-914b-78b2266af26a</text:p>
                </table:table-cell>
              </table:table-row>
            </table:table>
            <text:p text:style-name="P1383"/>
          </table:table-cell>
        </table:table-row>
        <table:table-row table:style-name="TableRow1384"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able:table table:style-name="Table1390">
              <table:table-columns>
                <table:table-column table:style-name="TableColumn1391"/>
                <table:table-column table:style-name="TableColumn1392"/>
                <table:table-column table:style-name="TableColumn1393"/>
                <table:table-column table:style-name="TableColumn1394"/>
              </table:table-columns>
              <table:table-row table:style-name="TableRow1395">
                <table:table-cell table:style-name="TableCell1396">
                  <text:p text:style-name="P1397"/>
                </table:table-cell>
                <table:table-cell table:style-name="TableCell1398">
                  <text:p text:style-name="P1399">layout</text:p>
                </table:table-cell>
                <table:table-cell table:style-name="TableCell1400">
                  <text:p text:style-name="P1401">:</text:p>
                </table:table-cell>
                <table:table-cell table:style-name="TableCell1402">
                  <text:p text:style-name="P1403">Square</text:p>
                </table:table-cell>
              </table:table-row>
            </table:table>
            <text:p text:style-name="P1404"/>
          </table:table-cell>
        </table:table-row>
        <table:table-row table:style-name="TableRow1405"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able:table table:style-name="Table1411">
              <table:table-columns>
                <table:table-column table:style-name="TableColumn1412"/>
                <table:table-column table:style-name="TableColumn1413"/>
                <table:table-column table:style-name="TableColumn1414"/>
                <table:table-column table:style-name="TableColumn1415"/>
              </table:table-columns>
              <table:table-row table:style-name="TableRow1416">
                <table:table-cell table:style-name="TableCell1417">
                  <text:p text:style-name="P1418"/>
                </table:table-cell>
                <table:table-cell table:style-name="TableCell1419">
                  <text:p text:style-name="P1420">refId</text:p>
                </table:table-cell>
                <table:table-cell table:style-name="TableCell1421">
                  <text:p text:style-name="P1422">:</text:p>
                </table:table-cell>
                <table:table-cell table:style-name="TableCell1423">
                  <text:p text:style-name="P1424">150915_18_V3</text:p>
                </table:table-cell>
              </table:table-row>
            </table:table>
            <text:p text:style-name="P1425"/>
          </table:table-cell>
        </table:table-row>
        <table:table-row table:style-name="TableRow1426"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able:table table:style-name="Table1432">
              <table:table-columns>
                <table:table-column table:style-name="TableColumn1433"/>
                <table:table-column table:style-name="TableColumn1434"/>
                <table:table-column table:style-name="TableColumn1435"/>
                <table:table-column table:style-name="TableColumn1436"/>
              </table:table-columns>
              <table:table-row table:style-name="TableRow1437">
                <table:table-cell table:style-name="TableCell1438">
                  <text:p text:style-name="P1439"/>
                </table:table-cell>
                <table:table-cell table:style-name="TableCell1440">
                  <text:p text:style-name="P1441">name</text:p>
                </table:table-cell>
                <table:table-cell table:style-name="TableCell1442">
                  <text:p text:style-name="P1443">:</text:p>
                </table:table-cell>
                <table:table-cell table:style-name="TableCell1444">
                  <text:p text:style-name="P1445">2cm Frame - Square Canvas Prints (20x20)</text:p>
                </table:table-cell>
              </table:table-row>
            </table:table>
            <text:p text:style-name="P1446"/>
          </table:table-cell>
        </table:table-row>
        <table:table-row table:style-name="TableRow1447"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able:table table:style-name="Table1453">
              <table:table-columns>
                <table:table-column table:style-name="TableColumn1454"/>
                <table:table-column table:style-name="TableColumn1455"/>
                <table:table-column table:style-name="TableColumn1456"/>
                <table:table-column table:style-name="TableColumn1457"/>
              </table:table-columns>
              <table:table-row table:style-name="TableRow1458">
                <table:table-cell table:style-name="TableCell1459">
                  <text:p text:style-name="P1460"/>
                </table:table-cell>
                <table:table-cell table:style-name="TableCell1461">
                  <text:p text:style-name="P1462">width</text:p>
                </table:table-cell>
                <table:table-cell table:style-name="TableCell1463">
                  <text:p text:style-name="P1464">:</text:p>
                </table:table-cell>
                <table:table-cell table:style-name="TableCell1465">
                  <text:p text:style-name="P1466">508</text:p>
                </table:table-cell>
              </table:table-row>
            </table:table>
            <text:p text:style-name="P1467"/>
          </table:table-cell>
        </table:table-row>
        <table:table-row table:style-name="TableRow1468"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able:table table:style-name="Table1474">
              <table:table-columns>
                <table:table-column table:style-name="TableColumn1475"/>
                <table:table-column table:style-name="TableColumn1476"/>
                <table:table-column table:style-name="TableColumn1477"/>
                <table:table-column table:style-name="TableColumn1478"/>
              </table:table-columns>
              <table:table-row table:style-name="TableRow1479">
                <table:table-cell table:style-name="TableCell1480">
                  <text:p text:style-name="P1481"/>
                </table:table-cell>
                <table:table-cell table:style-name="TableCell1482">
                  <text:p text:style-name="P1483">height</text:p>
                </table:table-cell>
                <table:table-cell table:style-name="TableCell1484">
                  <text:p text:style-name="P1485">:</text:p>
                </table:table-cell>
                <table:table-cell table:style-name="TableCell1486">
                  <text:p text:style-name="P1487">508</text:p>
                </table:table-cell>
              </table:table-row>
            </table:table>
            <text:p text:style-name="P1488"/>
          </table:table-cell>
        </table:table-row>
        <table:table-row table:style-name="TableRow1489"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able:table table:style-name="Table1495">
              <table:table-columns>
                <table:table-column table:style-name="TableColumn1496"/>
                <table:table-column table:style-name="TableColumn1497"/>
                <table:table-column table:style-name="TableColumn1498"/>
                <table:table-column table:style-name="TableColumn1499"/>
              </table:table-columns>
              <table:table-row table:style-name="TableRow1500">
                <table:table-cell table:style-name="TableCell1501">
                  <text:p text:style-name="P1502"/>
                </table:table-cell>
                <table:table-cell table:style-name="TableCell1503">
                  <text:p text:style-name="P1504">sizeDescription</text:p>
                </table:table-cell>
                <table:table-cell table:style-name="TableCell1505">
                  <text:p text:style-name="P1506">:</text:p>
                </table:table-cell>
                <table:table-cell table:style-name="TableCell1507">
                  <text:p text:style-name="P1508">20 x 20 (50x50cm)</text:p>
                </table:table-cell>
              </table:table-row>
            </table:table>
            <text:p text:style-name="P1509"/>
          </table:table-cell>
        </table:table-row>
        <table:table-row table:style-name="TableRow1510"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able:table table:style-name="Table1516">
              <table:table-columns>
                <table:table-column table:style-name="TableColumn1517"/>
                <table:table-column table:style-name="TableColumn1518"/>
                <table:table-column table:style-name="TableColumn1519"/>
                <table:table-column table:style-name="TableColumn1520"/>
              </table:table-columns>
              <table:table-row table:style-name="TableRow1521">
                <table:table-cell table:style-name="TableCell1522">
                  <text:p text:style-name="P1523"/>
                </table:table-cell>
                <table:table-cell table:style-name="TableCell1524">
                  <text:p text:style-name="P1525">displayPriceSign</text:p>
                </table:table-cell>
                <table:table-cell table:style-name="TableCell1526">
                  <text:p text:style-name="P1527">:</text:p>
                </table:table-cell>
                <table:table-cell table:style-name="TableCell1528">
                  <text:p text:style-name="P1529">£</text:p>
                </table:table-cell>
              </table:table-row>
            </table:table>
            <text:p text:style-name="P1530"/>
          </table:table-cell>
        </table:table-row>
        <table:table-row table:style-name="TableRow1531"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able:table table:style-name="Table1537">
              <table:table-columns>
                <table:table-column table:style-name="TableColumn1538"/>
                <table:table-column table:style-name="TableColumn1539"/>
                <table:table-column table:style-name="TableColumn1540"/>
                <table:table-column table:style-name="TableColumn1541"/>
              </table:table-columns>
              <table:table-row table:style-name="TableRow1542">
                <table:table-cell table:style-name="TableCell1543">
                  <text:p text:style-name="P1544"/>
                </table:table-cell>
                <table:table-cell table:style-name="TableCell1545">
                  <text:p text:style-name="P1546">displayPriceValue</text:p>
                </table:table-cell>
                <table:table-cell table:style-name="TableCell1547">
                  <text:p text:style-name="P1548">:</text:p>
                </table:table-cell>
                <table:table-cell table:style-name="TableCell1549">
                  <text:p text:style-name="P1550">49.95</text:p>
                </table:table-cell>
              </table:table-row>
            </table:table>
            <text:p text:style-name="P1551"/>
          </table:table-cell>
        </table:table-row>
        <table:table-row table:style-name="TableRow1552"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able:table table:style-name="Table1558">
              <table:table-columns>
                <table:table-column table:style-name="TableColumn1559"/>
                <table:table-column table:style-name="TableColumn1560"/>
                <table:table-column table:style-name="TableColumn1561"/>
                <table:table-column table:style-name="TableColumn1562"/>
              </table:table-columns>
              <table:table-row table:style-name="TableRow1563">
                <table:table-cell table:style-name="TableCell1564">
                  <text:p text:style-name="P1565"/>
                </table:table-cell>
                <table:table-cell table:style-name="TableCell1566">
                  <text:p text:style-name="P1567">discountAmount</text:p>
                </table:table-cell>
                <table:table-cell table:style-name="TableCell1568">
                  <text:p text:style-name="P1569">:</text:p>
                </table:table-cell>
                <table:table-cell table:style-name="TableCell1570">
                  <text:p text:style-name="P1571">0.00</text:p>
                </table:table-cell>
              </table:table-row>
            </table:table>
            <text:p text:style-name="P1572"/>
          </table:table-cell>
        </table:table-row>
        <table:table-row table:style-name="TableRow1573"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able:table table:style-name="Table1579">
              <table:table-columns>
                <table:table-column table:style-name="TableColumn1580"/>
                <table:table-column table:style-name="TableColumn1581"/>
                <table:table-column table:style-name="TableColumn1582"/>
                <table:table-column table:style-name="TableColumn1583"/>
              </table:table-columns>
              <table:table-row table:style-name="TableRow1584">
                <table:table-cell table:style-name="TableCell1585">
                  <text:p text:style-name="P1586"/>
                </table:table-cell>
                <table:table-cell table:style-name="TableCell1587">
                  <text:p text:style-name="P1588">discountPrice</text:p>
                </table:table-cell>
                <table:table-cell table:style-name="TableCell1589">
                  <text:p text:style-name="P1590">:</text:p>
                </table:table-cell>
                <table:table-cell table:style-name="TableCell1591">
                  <text:p text:style-name="P1592">49.95</text:p>
                </table:table-cell>
              </table:table-row>
            </table:table>
            <text:p text:style-name="P1593"/>
          </table:table-cell>
        </table:table-row>
        <table:table-row table:style-name="TableRow1594"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able:table table:style-name="Table1600">
              <table:table-columns>
                <table:table-column table:style-name="TableColumn1601"/>
                <table:table-column table:style-name="TableColumn1602"/>
                <table:table-column table:style-name="TableColumn1603"/>
                <table:table-column table:style-name="TableColumn1604"/>
              </table:table-columns>
              <table:table-row table:style-name="TableRow1605">
                <table:table-cell table:style-name="TableCell1606">
                  <text:p text:style-name="P1607"/>
                </table:table-cell>
                <table:table-cell table:style-name="TableCell1608">
                  <text:p text:style-name="P1609">discountDesc</text:p>
                </table:table-cell>
                <table:table-cell table:style-name="TableCell1610">
                  <text:p text:style-name="P1611">:</text:p>
                </table:table-cell>
                <table:table-cell table:style-name="TableCell1612">
                  <text:p text:style-name="P1613">PreloadedModifiersAppIsZero</text:p>
                </table:table-cell>
              </table:table-row>
            </table:table>
            <text:p text:style-name="P1614"/>
          </table:table-cell>
        </table:table-row>
        <table:table-row table:style-name="TableRow1615"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  <table:table-cell table:style-name="TableCell1620">
            <table:table table:style-name="Table1621">
              <table:table-columns>
                <table:table-column table:style-name="TableColumn1622"/>
                <table:table-column table:style-name="TableColumn1623"/>
                <table:table-column table:style-name="TableColumn1624"/>
                <table:table-column table:style-name="TableColumn1625"/>
              </table:table-columns>
              <table:table-row table:style-name="TableRow1626">
                <table:table-cell table:style-name="TableCell1627">
                  <text:p text:style-name="P1628"/>
                </table:table-cell>
                <table:table-cell table:style-name="TableCell1629">
                  <text:p text:style-name="P1630">frameThickness</text:p>
                </table:table-cell>
                <table:table-cell table:style-name="TableCell1631">
                  <text:p text:style-name="P1632">:</text:p>
                </table:table-cell>
                <table:table-cell table:style-name="TableCell1633">
                  <text:p text:style-name="P1634">18</text:p>
                </table:table-cell>
              </table:table-row>
            </table:table>
            <text:p text:style-name="P1635"/>
          </table:table-cell>
        </table:table-row>
        <table:table-row table:style-name="TableRow1636"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>
            <table:table table:style-name="Table1642">
              <table:table-columns>
                <table:table-column table:style-name="TableColumn1643"/>
                <table:table-column table:style-name="TableColumn1644"/>
                <table:table-column table:style-name="TableColumn1645"/>
                <table:table-column table:style-name="TableColumn1646"/>
              </table:table-columns>
              <table:table-row table:style-name="TableRow1647">
                <table:table-cell table:style-name="TableCell1648">
                  <text:p text:style-name="P1649"/>
                </table:table-cell>
                <table:table-cell table:style-name="TableCell1650">
                  <text:p text:style-name="P1651">PriceByPageRange</text:p>
                </table:table-cell>
                <table:table-cell table:style-name="TableCell1652">
                  <text:p text:style-name="P1653"/>
                </table:table-cell>
                <table:table-cell table:style-name="TableCell1654">
                  <text:p text:style-name="P1655">[0]</text:p>
                </table:table-cell>
              </table:table-row>
            </table:table>
            <text:p text:style-name="P1656"/>
          </table:table-cell>
        </table:table-row>
        <table:table-row table:style-name="TableRow1657"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>(empty array)</text:p>
          </table:table-cell>
        </table:table-row>
        <table:table-row table:style-name="TableRow1664"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able:table table:style-name="Table1670">
              <table:table-columns>
                <table:table-column table:style-name="TableColumn1671"/>
                <table:table-column table:style-name="TableColumn1672"/>
                <table:table-column table:style-name="TableColumn1673"/>
                <table:table-column table:style-name="TableColumn1674"/>
              </table:table-columns>
              <table:table-row table:style-name="TableRow1675">
                <table:table-cell table:style-name="TableCell1676">
                  <text:p text:style-name="P1677"/>
                </table:table-cell>
                <table:table-cell table:style-name="TableCell1678">
                  <text:p text:style-name="P1679">fotolia</text:p>
                </table:table-cell>
                <table:table-cell table:style-name="TableCell1680">
                  <text:p text:style-name="P1681"/>
                </table:table-cell>
                <table:table-cell table:style-name="TableCell1682">
                  <text:p text:style-name="P1683">{4}</text:p>
                </table:table-cell>
              </table:table-row>
            </table:table>
            <text:p text:style-name="P1684"/>
          </table:table-cell>
        </table:table-row>
        <table:table-row table:style-name="TableRow1685"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able:table table:style-name="Table1691">
              <table:table-columns>
                <table:table-column table:style-name="TableColumn1692"/>
                <table:table-column table:style-name="TableColumn1693"/>
                <table:table-column table:style-name="TableColumn1694"/>
                <table:table-column table:style-name="TableColumn1695"/>
              </table:table-columns>
              <table:table-row table:style-name="TableRow1696">
                <table:table-cell table:style-name="TableCell1697">
                  <text:p text:style-name="P1698"/>
                </table:table-cell>
                <table:table-cell table:style-name="TableCell1699">
                  <text:p text:style-name="P1700">displayPriceValue</text:p>
                </table:table-cell>
                <table:table-cell table:style-name="TableCell1701">
                  <text:p text:style-name="P1702">:</text:p>
                </table:table-cell>
                <table:table-cell table:style-name="TableCell1703">
                  <text:p text:style-name="P1704">54.94</text:p>
                </table:table-cell>
              </table:table-row>
            </table:table>
            <text:p text:style-name="P1705"/>
          </table:table-cell>
        </table:table-row>
        <table:table-row table:style-name="TableRow1706"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able:table table:style-name="Table1712">
              <table:table-columns>
                <table:table-column table:style-name="TableColumn1713"/>
                <table:table-column table:style-name="TableColumn1714"/>
                <table:table-column table:style-name="TableColumn1715"/>
                <table:table-column table:style-name="TableColumn1716"/>
              </table:table-columns>
              <table:table-row table:style-name="TableRow1717">
                <table:table-cell table:style-name="TableCell1718">
                  <text:p text:style-name="P1719"/>
                </table:table-cell>
                <table:table-cell table:style-name="TableCell1720">
                  <text:p text:style-name="P1721">discountPrice</text:p>
                </table:table-cell>
                <table:table-cell table:style-name="TableCell1722">
                  <text:p text:style-name="P1723">:</text:p>
                </table:table-cell>
                <table:table-cell table:style-name="TableCell1724">
                  <text:p text:style-name="P1725">54.94</text:p>
                </table:table-cell>
              </table:table-row>
            </table:table>
            <text:p text:style-name="P1726"/>
          </table:table-cell>
        </table:table-row>
        <table:table-row table:style-name="TableRow1727"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able:table table:style-name="Table1733">
              <table:table-columns>
                <table:table-column table:style-name="TableColumn1734"/>
                <table:table-column table:style-name="TableColumn1735"/>
                <table:table-column table:style-name="TableColumn1736"/>
                <table:table-column table:style-name="TableColumn1737"/>
              </table:table-columns>
              <table:table-row table:style-name="TableRow1738">
                <table:table-cell table:style-name="TableCell1739">
                  <text:p text:style-name="P1740"/>
                </table:table-cell>
                <table:table-cell table:style-name="TableCell1741">
                  <text:p text:style-name="P1742">addOnItemPrice</text:p>
                </table:table-cell>
                <table:table-cell table:style-name="TableCell1743">
                  <text:p text:style-name="P1744">:</text:p>
                </table:table-cell>
                <table:table-cell table:style-name="TableCell1745">
                  <text:p text:style-name="P1746">4.99</text:p>
                </table:table-cell>
              </table:table-row>
            </table:table>
            <text:p text:style-name="P1747"/>
          </table:table-cell>
        </table:table-row>
        <table:table-row table:style-name="TableRow1748"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able:table table:style-name="Table1754">
              <table:table-columns>
                <table:table-column table:style-name="TableColumn1755"/>
                <table:table-column table:style-name="TableColumn1756"/>
                <table:table-column table:style-name="TableColumn1757"/>
                <table:table-column table:style-name="TableColumn1758"/>
              </table:table-columns>
              <table:table-row table:style-name="TableRow1759">
                <table:table-cell table:style-name="TableCell1760">
                  <text:p text:style-name="P1761"/>
                </table:table-cell>
                <table:table-cell table:style-name="TableCell1762">
                  <text:p text:style-name="P1763">addOnItemDiscountPrice</text:p>
                </table:table-cell>
                <table:table-cell table:style-name="TableCell1764">
                  <text:p text:style-name="P1765">:</text:p>
                </table:table-cell>
                <table:table-cell table:style-name="TableCell1766">
                  <text:p text:style-name="P1767">4.99</text:p>
                </table:table-cell>
              </table:table-row>
            </table:table>
            <text:p text:style-name="P1768"/>
          </table:table-cell>
        </table:table-row>
        <table:table-row table:style-name="TableRow1769"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</table:table-row>
        <table:table-row table:style-name="TableRow1776">
          <table:table-cell table:style-name="TableCell1777">
            <text:p text:style-name="P1778"/>
          </table:table-cell>
          <table:table-cell table:style-name="TableCell1779">
            <text:p text:style-name="P1780"/>
          </table:table-cell>
          <table:table-cell table:style-name="TableCell1781">
            <text:p text:style-name="P1782"/>
          </table:table-cell>
        </table:table-row>
        <table:table-row table:style-name="TableRow1783">
          <table:table-cell table:style-name="TableCell1784">
            <text:p text:style-name="P1785"/>
          </table:table-cell>
          <table:table-cell table:style-name="TableCell1786">
            <text:p text:style-name="P1787"/>
          </table:table-cell>
          <table:table-cell table:style-name="TableCell1788">
            <table:table table:style-name="Table1789">
              <table:table-columns>
                <table:table-column table:style-name="TableColumn1790"/>
                <table:table-column table:style-name="TableColumn1791"/>
                <table:table-column table:style-name="TableColumn1792"/>
                <table:table-column table:style-name="TableColumn1793"/>
              </table:table-columns>
              <table:table-row table:style-name="TableRow1794">
                <table:table-cell table:style-name="TableCell1795">
                  <text:p text:style-name="P1796"/>
                </table:table-cell>
                <table:table-cell table:style-name="TableCell1797">
                  <text:p text:style-name="P1798">4</text:p>
                </table:table-cell>
                <table:table-cell table:style-name="TableCell1799">
                  <text:p text:style-name="P1800"/>
                </table:table-cell>
                <table:table-cell table:style-name="TableCell1801">
                  <text:p text:style-name="P1802">{15}</text:p>
                </table:table-cell>
              </table:table-row>
            </table:table>
            <text:p text:style-name="P1803"/>
          </table:table-cell>
        </table:table-row>
        <table:table-row table:style-name="TableRow1804"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  <table:table-cell table:style-name="TableCell1809">
            <table:table table:style-name="Table1810">
              <table:table-columns>
                <table:table-column table:style-name="TableColumn1811"/>
                <table:table-column table:style-name="TableColumn1812"/>
                <table:table-column table:style-name="TableColumn1813"/>
                <table:table-column table:style-name="TableColumn1814"/>
              </table:table-columns>
              <table:table-row table:style-name="TableRow1815">
                <table:table-cell table:style-name="TableCell1816">
                  <text:p text:style-name="P1817"/>
                </table:table-cell>
                <table:table-cell table:style-name="TableCell1818">
                  <text:p text:style-name="P1819">guid</text:p>
                </table:table-cell>
                <table:table-cell table:style-name="TableCell1820">
                  <text:p text:style-name="P1821">:</text:p>
                </table:table-cell>
                <table:table-cell table:style-name="TableCell1822">
                  <text:p text:style-name="P1823">1e7abdb5-5267-488e-9a33-f6c26c7aed68</text:p>
                </table:table-cell>
              </table:table-row>
            </table:table>
            <text:p text:style-name="P1824"/>
          </table:table-cell>
        </table:table-row>
        <table:table-row table:style-name="TableRow1825">
          <table:table-cell table:style-name="TableCell1826">
            <text:p text:style-name="P1827"/>
          </table:table-cell>
          <table:table-cell table:style-name="TableCell1828">
            <text:p text:style-name="P1829"/>
          </table:table-cell>
          <table:table-cell table:style-name="TableCell1830">
            <table:table table:style-name="Table1831">
              <table:table-columns>
                <table:table-column table:style-name="TableColumn1832"/>
                <table:table-column table:style-name="TableColumn1833"/>
                <table:table-column table:style-name="TableColumn1834"/>
                <table:table-column table:style-name="TableColumn1835"/>
              </table:table-columns>
              <table:table-row table:style-name="TableRow1836">
                <table:table-cell table:style-name="TableCell1837">
                  <text:p text:style-name="P1838"/>
                </table:table-cell>
                <table:table-cell table:style-name="TableCell1839">
                  <text:p text:style-name="P1840">layout</text:p>
                </table:table-cell>
                <table:table-cell table:style-name="TableCell1841">
                  <text:p text:style-name="P1842">:</text:p>
                </table:table-cell>
                <table:table-cell table:style-name="TableCell1843">
                  <text:p text:style-name="P1844">Square</text:p>
                </table:table-cell>
              </table:table-row>
            </table:table>
            <text:p text:style-name="P1845"/>
          </table:table-cell>
        </table:table-row>
        <table:table-row table:style-name="TableRow1846"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able:table table:style-name="Table1852">
              <table:table-columns>
                <table:table-column table:style-name="TableColumn1853"/>
                <table:table-column table:style-name="TableColumn1854"/>
                <table:table-column table:style-name="TableColumn1855"/>
                <table:table-column table:style-name="TableColumn1856"/>
              </table:table-columns>
              <table:table-row table:style-name="TableRow1857">
                <table:table-cell table:style-name="TableCell1858">
                  <text:p text:style-name="P1859"/>
                </table:table-cell>
                <table:table-cell table:style-name="TableCell1860">
                  <text:p text:style-name="P1861">refId</text:p>
                </table:table-cell>
                <table:table-cell table:style-name="TableCell1862">
                  <text:p text:style-name="P1863">:</text:p>
                </table:table-cell>
                <table:table-cell table:style-name="TableCell1864">
                  <text:p text:style-name="P1865">CANVAS_24x24_18_V3</text:p>
                </table:table-cell>
              </table:table-row>
            </table:table>
            <text:p text:style-name="P1866"/>
          </table:table-cell>
        </table:table-row>
        <table:table-row table:style-name="TableRow1867"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able:table table:style-name="Table1873">
              <table:table-columns>
                <table:table-column table:style-name="TableColumn1874"/>
                <table:table-column table:style-name="TableColumn1875"/>
                <table:table-column table:style-name="TableColumn1876"/>
                <table:table-column table:style-name="TableColumn1877"/>
              </table:table-columns>
              <table:table-row table:style-name="TableRow1878">
                <table:table-cell table:style-name="TableCell1879">
                  <text:p text:style-name="P1880"/>
                </table:table-cell>
                <table:table-cell table:style-name="TableCell1881">
                  <text:p text:style-name="P1882">name</text:p>
                </table:table-cell>
                <table:table-cell table:style-name="TableCell1883">
                  <text:p text:style-name="P1884">:</text:p>
                </table:table-cell>
                <table:table-cell table:style-name="TableCell1885">
                  <text:p text:style-name="P1886">2cm Frame - Square 24x24in/61x61cm Canvas Print</text:p>
                </table:table-cell>
              </table:table-row>
            </table:table>
            <text:p text:style-name="P1887"/>
          </table:table-cell>
        </table:table-row>
        <table:table-row table:style-name="TableRow1888"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able:table table:style-name="Table1894">
              <table:table-columns>
                <table:table-column table:style-name="TableColumn1895"/>
                <table:table-column table:style-name="TableColumn1896"/>
                <table:table-column table:style-name="TableColumn1897"/>
                <table:table-column table:style-name="TableColumn1898"/>
              </table:table-columns>
              <table:table-row table:style-name="TableRow1899">
                <table:table-cell table:style-name="TableCell1900">
                  <text:p text:style-name="P1901"/>
                </table:table-cell>
                <table:table-cell table:style-name="TableCell1902">
                  <text:p text:style-name="P1903">width</text:p>
                </table:table-cell>
                <table:table-cell table:style-name="TableCell1904">
                  <text:p text:style-name="P1905">:</text:p>
                </table:table-cell>
                <table:table-cell table:style-name="TableCell1906">
                  <text:p text:style-name="P1907">600</text:p>
                </table:table-cell>
              </table:table-row>
            </table:table>
            <text:p text:style-name="P1908"/>
          </table:table-cell>
        </table:table-row>
        <table:table-row table:style-name="TableRow1909"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able:table table:style-name="Table1915">
              <table:table-columns>
                <table:table-column table:style-name="TableColumn1916"/>
                <table:table-column table:style-name="TableColumn1917"/>
                <table:table-column table:style-name="TableColumn1918"/>
                <table:table-column table:style-name="TableColumn1919"/>
              </table:table-columns>
              <table:table-row table:style-name="TableRow1920">
                <table:table-cell table:style-name="TableCell1921">
                  <text:p text:style-name="P1922"/>
                </table:table-cell>
                <table:table-cell table:style-name="TableCell1923">
                  <text:p text:style-name="P1924">height</text:p>
                </table:table-cell>
                <table:table-cell table:style-name="TableCell1925">
                  <text:p text:style-name="P1926">:</text:p>
                </table:table-cell>
                <table:table-cell table:style-name="TableCell1927">
                  <text:p text:style-name="P1928">600</text:p>
                </table:table-cell>
              </table:table-row>
            </table:table>
            <text:p text:style-name="P1929"/>
          </table:table-cell>
        </table:table-row>
        <table:table-row table:style-name="TableRow1930"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able:table table:style-name="Table1936">
              <table:table-columns>
                <table:table-column table:style-name="TableColumn1937"/>
                <table:table-column table:style-name="TableColumn1938"/>
                <table:table-column table:style-name="TableColumn1939"/>
                <table:table-column table:style-name="TableColumn1940"/>
              </table:table-columns>
              <table:table-row table:style-name="TableRow1941">
                <table:table-cell table:style-name="TableCell1942">
                  <text:p text:style-name="P1943"/>
                </table:table-cell>
                <table:table-cell table:style-name="TableCell1944">
                  <text:p text:style-name="P1945">sizeDescription</text:p>
                </table:table-cell>
                <table:table-cell table:style-name="TableCell1946">
                  <text:p text:style-name="P1947">:</text:p>
                </table:table-cell>
                <table:table-cell table:style-name="TableCell1948">
                  <text:p text:style-name="P1949">24\"x24\" (61x61 cm)</text:p>
                </table:table-cell>
              </table:table-row>
            </table:table>
            <text:p text:style-name="P1950"/>
          </table:table-cell>
        </table:table-row>
        <table:table-row table:style-name="TableRow1951"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able:table table:style-name="Table1957">
              <table:table-columns>
                <table:table-column table:style-name="TableColumn1958"/>
                <table:table-column table:style-name="TableColumn1959"/>
                <table:table-column table:style-name="TableColumn1960"/>
                <table:table-column table:style-name="TableColumn1961"/>
              </table:table-columns>
              <table:table-row table:style-name="TableRow1962">
                <table:table-cell table:style-name="TableCell1963">
                  <text:p text:style-name="P1964"/>
                </table:table-cell>
                <table:table-cell table:style-name="TableCell1965">
                  <text:p text:style-name="P1966">displayPriceSign</text:p>
                </table:table-cell>
                <table:table-cell table:style-name="TableCell1967">
                  <text:p text:style-name="P1968">:</text:p>
                </table:table-cell>
                <table:table-cell table:style-name="TableCell1969">
                  <text:p text:style-name="P1970">£</text:p>
                </table:table-cell>
              </table:table-row>
            </table:table>
            <text:p text:style-name="P1971"/>
          </table:table-cell>
        </table:table-row>
        <table:table-row table:style-name="TableRow1972"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able:table table:style-name="Table1978">
              <table:table-columns>
                <table:table-column table:style-name="TableColumn1979"/>
                <table:table-column table:style-name="TableColumn1980"/>
                <table:table-column table:style-name="TableColumn1981"/>
                <table:table-column table:style-name="TableColumn1982"/>
              </table:table-columns>
              <table:table-row table:style-name="TableRow1983">
                <table:table-cell table:style-name="TableCell1984">
                  <text:p text:style-name="P1985"/>
                </table:table-cell>
                <table:table-cell table:style-name="TableCell1986">
                  <text:p text:style-name="P1987">displayPriceValue</text:p>
                </table:table-cell>
                <table:table-cell table:style-name="TableCell1988">
                  <text:p text:style-name="P1989">:</text:p>
                </table:table-cell>
                <table:table-cell table:style-name="TableCell1990">
                  <text:p text:style-name="P1991">79.95</text:p>
                </table:table-cell>
              </table:table-row>
            </table:table>
            <text:p text:style-name="P1992"/>
          </table:table-cell>
        </table:table-row>
        <table:table-row table:style-name="TableRow1993"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  <table:table-cell table:style-name="TableCell1998">
            <table:table table:style-name="Table1999">
              <table:table-columns>
                <table:table-column table:style-name="TableColumn2000"/>
                <table:table-column table:style-name="TableColumn2001"/>
                <table:table-column table:style-name="TableColumn2002"/>
                <table:table-column table:style-name="TableColumn2003"/>
              </table:table-columns>
              <table:table-row table:style-name="TableRow2004">
                <table:table-cell table:style-name="TableCell2005">
                  <text:p text:style-name="P2006"/>
                </table:table-cell>
                <table:table-cell table:style-name="TableCell2007">
                  <text:p text:style-name="P2008">discountAmount</text:p>
                </table:table-cell>
                <table:table-cell table:style-name="TableCell2009">
                  <text:p text:style-name="P2010">:</text:p>
                </table:table-cell>
                <table:table-cell table:style-name="TableCell2011">
                  <text:p text:style-name="P2012">0.00</text:p>
                </table:table-cell>
              </table:table-row>
            </table:table>
            <text:p text:style-name="P2013"/>
          </table:table-cell>
        </table:table-row>
        <table:table-row table:style-name="TableRow2014"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able:table table:style-name="Table2020">
              <table:table-columns>
                <table:table-column table:style-name="TableColumn2021"/>
                <table:table-column table:style-name="TableColumn2022"/>
                <table:table-column table:style-name="TableColumn2023"/>
                <table:table-column table:style-name="TableColumn2024"/>
              </table:table-columns>
              <table:table-row table:style-name="TableRow2025">
                <table:table-cell table:style-name="TableCell2026">
                  <text:p text:style-name="P2027"/>
                </table:table-cell>
                <table:table-cell table:style-name="TableCell2028">
                  <text:p text:style-name="P2029">discountPrice</text:p>
                </table:table-cell>
                <table:table-cell table:style-name="TableCell2030">
                  <text:p text:style-name="P2031">:</text:p>
                </table:table-cell>
                <table:table-cell table:style-name="TableCell2032">
                  <text:p text:style-name="P2033">79.95</text:p>
                </table:table-cell>
              </table:table-row>
            </table:table>
            <text:p text:style-name="P2034"/>
          </table:table-cell>
        </table:table-row>
        <table:table-row table:style-name="TableRow2035"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able:table table:style-name="Table2041">
              <table:table-columns>
                <table:table-column table:style-name="TableColumn2042"/>
                <table:table-column table:style-name="TableColumn2043"/>
                <table:table-column table:style-name="TableColumn2044"/>
                <table:table-column table:style-name="TableColumn2045"/>
              </table:table-columns>
              <table:table-row table:style-name="TableRow2046">
                <table:table-cell table:style-name="TableCell2047">
                  <text:p text:style-name="P2048"/>
                </table:table-cell>
                <table:table-cell table:style-name="TableCell2049">
                  <text:p text:style-name="P2050">discountDesc</text:p>
                </table:table-cell>
                <table:table-cell table:style-name="TableCell2051">
                  <text:p text:style-name="P2052">:</text:p>
                </table:table-cell>
                <table:table-cell table:style-name="TableCell2053">
                  <text:p text:style-name="P2054">PreloadedModifiersAppIsZero</text:p>
                </table:table-cell>
              </table:table-row>
            </table:table>
            <text:p text:style-name="P2055"/>
          </table:table-cell>
        </table:table-row>
        <table:table-row table:style-name="TableRow2056"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able:table table:style-name="Table2062">
              <table:table-columns>
                <table:table-column table:style-name="TableColumn2063"/>
                <table:table-column table:style-name="TableColumn2064"/>
                <table:table-column table:style-name="TableColumn2065"/>
                <table:table-column table:style-name="TableColumn2066"/>
              </table:table-columns>
              <table:table-row table:style-name="TableRow2067">
                <table:table-cell table:style-name="TableCell2068">
                  <text:p text:style-name="P2069"/>
                </table:table-cell>
                <table:table-cell table:style-name="TableCell2070">
                  <text:p text:style-name="P2071">frameThickness</text:p>
                </table:table-cell>
                <table:table-cell table:style-name="TableCell2072">
                  <text:p text:style-name="P2073">:</text:p>
                </table:table-cell>
                <table:table-cell table:style-name="TableCell2074">
                  <text:p text:style-name="P2075">18</text:p>
                </table:table-cell>
              </table:table-row>
            </table:table>
            <text:p text:style-name="P2076"/>
          </table:table-cell>
        </table:table-row>
        <table:table-row table:style-name="TableRow2077">
          <table:table-cell table:style-name="TableCell2078">
            <text:p text:style-name="P2079"/>
          </table:table-cell>
          <table:table-cell table:style-name="TableCell2080">
            <text:p text:style-name="P2081"/>
          </table:table-cell>
          <table:table-cell table:style-name="TableCell2082">
            <table:table table:style-name="Table2083">
              <table:table-columns>
                <table:table-column table:style-name="TableColumn2084"/>
                <table:table-column table:style-name="TableColumn2085"/>
                <table:table-column table:style-name="TableColumn2086"/>
                <table:table-column table:style-name="TableColumn2087"/>
              </table:table-columns>
              <table:table-row table:style-name="TableRow2088">
                <table:table-cell table:style-name="TableCell2089">
                  <text:p text:style-name="P2090"/>
                </table:table-cell>
                <table:table-cell table:style-name="TableCell2091">
                  <text:p text:style-name="P2092">PriceByPageRange</text:p>
                </table:table-cell>
                <table:table-cell table:style-name="TableCell2093">
                  <text:p text:style-name="P2094"/>
                </table:table-cell>
                <table:table-cell table:style-name="TableCell2095">
                  <text:p text:style-name="P2096">[0]</text:p>
                </table:table-cell>
              </table:table-row>
            </table:table>
            <text:p text:style-name="P2097"/>
          </table:table-cell>
        </table:table-row>
        <table:table-row table:style-name="TableRow2098"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>(empty array)</text:p>
          </table:table-cell>
        </table:table-row>
        <table:table-row table:style-name="TableRow2105">
          <table:table-cell table:style-name="TableCell2106">
            <text:p text:style-name="P2107"/>
          </table:table-cell>
          <table:table-cell table:style-name="TableCell2108">
            <text:p text:style-name="P2109"/>
          </table:table-cell>
          <table:table-cell table:style-name="TableCell2110">
            <table:table table:style-name="Table2111">
              <table:table-columns>
                <table:table-column table:style-name="TableColumn2112"/>
                <table:table-column table:style-name="TableColumn2113"/>
                <table:table-column table:style-name="TableColumn2114"/>
                <table:table-column table:style-name="TableColumn2115"/>
              </table:table-columns>
              <table:table-row table:style-name="TableRow2116">
                <table:table-cell table:style-name="TableCell2117">
                  <text:p text:style-name="P2118"/>
                </table:table-cell>
                <table:table-cell table:style-name="TableCell2119">
                  <text:p text:style-name="P2120">fotolia</text:p>
                </table:table-cell>
                <table:table-cell table:style-name="TableCell2121">
                  <text:p text:style-name="P2122"/>
                </table:table-cell>
                <table:table-cell table:style-name="TableCell2123">
                  <text:p text:style-name="P2124">{4}</text:p>
                </table:table-cell>
              </table:table-row>
            </table:table>
            <text:p text:style-name="P2125"/>
          </table:table-cell>
        </table:table-row>
        <table:table-row table:style-name="TableRow2126"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able:table table:style-name="Table2132">
              <table:table-columns>
                <table:table-column table:style-name="TableColumn2133"/>
                <table:table-column table:style-name="TableColumn2134"/>
                <table:table-column table:style-name="TableColumn2135"/>
                <table:table-column table:style-name="TableColumn2136"/>
              </table:table-columns>
              <table:table-row table:style-name="TableRow2137">
                <table:table-cell table:style-name="TableCell2138">
                  <text:p text:style-name="P2139"/>
                </table:table-cell>
                <table:table-cell table:style-name="TableCell2140">
                  <text:p text:style-name="P2141">displayPriceValue</text:p>
                </table:table-cell>
                <table:table-cell table:style-name="TableCell2142">
                  <text:p text:style-name="P2143">:</text:p>
                </table:table-cell>
                <table:table-cell table:style-name="TableCell2144">
                  <text:p text:style-name="P2145">84.94</text:p>
                </table:table-cell>
              </table:table-row>
            </table:table>
            <text:p text:style-name="P2146"/>
          </table:table-cell>
        </table:table-row>
        <table:table-row table:style-name="TableRow2147"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  <table:table-cell table:style-name="TableCell2152">
            <table:table table:style-name="Table2153">
              <table:table-columns>
                <table:table-column table:style-name="TableColumn2154"/>
                <table:table-column table:style-name="TableColumn2155"/>
                <table:table-column table:style-name="TableColumn2156"/>
                <table:table-column table:style-name="TableColumn2157"/>
              </table:table-columns>
              <table:table-row table:style-name="TableRow2158">
                <table:table-cell table:style-name="TableCell2159">
                  <text:p text:style-name="P2160"/>
                </table:table-cell>
                <table:table-cell table:style-name="TableCell2161">
                  <text:p text:style-name="P2162">discountPrice</text:p>
                </table:table-cell>
                <table:table-cell table:style-name="TableCell2163">
                  <text:p text:style-name="P2164">:</text:p>
                </table:table-cell>
                <table:table-cell table:style-name="TableCell2165">
                  <text:p text:style-name="P2166">84.94</text:p>
                </table:table-cell>
              </table:table-row>
            </table:table>
            <text:p text:style-name="P2167"/>
          </table:table-cell>
        </table:table-row>
        <table:table-row table:style-name="TableRow2168"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able:table table:style-name="Table2174">
              <table:table-columns>
                <table:table-column table:style-name="TableColumn2175"/>
                <table:table-column table:style-name="TableColumn2176"/>
                <table:table-column table:style-name="TableColumn2177"/>
                <table:table-column table:style-name="TableColumn2178"/>
              </table:table-columns>
              <table:table-row table:style-name="TableRow2179">
                <table:table-cell table:style-name="TableCell2180">
                  <text:p text:style-name="P2181"/>
                </table:table-cell>
                <table:table-cell table:style-name="TableCell2182">
                  <text:p text:style-name="P2183">addOnItemPrice</text:p>
                </table:table-cell>
                <table:table-cell table:style-name="TableCell2184">
                  <text:p text:style-name="P2185">:</text:p>
                </table:table-cell>
                <table:table-cell table:style-name="TableCell2186">
                  <text:p text:style-name="P2187">4.99</text:p>
                </table:table-cell>
              </table:table-row>
            </table:table>
            <text:p text:style-name="P2188"/>
          </table:table-cell>
        </table:table-row>
        <table:table-row table:style-name="TableRow2189"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able:table table:style-name="Table2195">
              <table:table-columns>
                <table:table-column table:style-name="TableColumn2196"/>
                <table:table-column table:style-name="TableColumn2197"/>
                <table:table-column table:style-name="TableColumn2198"/>
                <table:table-column table:style-name="TableColumn2199"/>
              </table:table-columns>
              <table:table-row table:style-name="TableRow2200">
                <table:table-cell table:style-name="TableCell2201">
                  <text:p text:style-name="P2202"/>
                </table:table-cell>
                <table:table-cell table:style-name="TableCell2203">
                  <text:p text:style-name="P2204">addOnItemDiscountPrice</text:p>
                </table:table-cell>
                <table:table-cell table:style-name="TableCell2205">
                  <text:p text:style-name="P2206">:</text:p>
                </table:table-cell>
                <table:table-cell table:style-name="TableCell2207">
                  <text:p text:style-name="P2208">4.99</text:p>
                </table:table-cell>
              </table:table-row>
            </table:table>
            <text:p text:style-name="P220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yeon Kim</meta:initial-creator>
    <dc:creator>Soyeon Kim</dc:creator>
    <meta:creation-date>2015-10-21T09:18:00Z</meta:creation-date>
    <dc:date>2015-10-21T09:18:00Z</dc:date>
    <meta:template xlink:href="Normal.dotm" xlink:type="simple"/>
    <meta:editing-cycles>1</meta:editing-cycles>
    <meta:editing-duration>PT0S</meta:editing-duration>
    <meta:document-statistic meta:page-count="3" meta:paragraph-count="6" meta:word-count="479" meta:character-count="3209" meta:row-count="22" meta:non-whitespace-character-count="2736"/>
  </office:meta>
</office:document-meta>
</file>